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021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021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021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021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1021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16" style:family="table">
      <style:table-properties style:width="6.6799in" table:align="center" style:may-break-between-rows="false" style:writing-mode="lr-tb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 style:writing-mode="lr-tb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4639in"/>
    </style:style>
    <style:style style:name="t27.B" style:family="table-column">
      <style:table-column-properties style:column-width="0.6313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382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382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1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1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Text_20_body">
      <style:paragraph-properties fo:margin-top="0in" fo:margin-bottom="0in"/>
      <style:text-properties style:font-name="Arial" fo:font-size="6pt" style:font-size-asian="6pt" style:font-name-complex="Arial" style:font-size-complex="6pt"/>
    </style:style>
    <style:style style:name="P25" style:family="paragraph" style:parent-style-name="Text_20_body">
      <style:paragraph-properties fo:margin-top="0in" fo:margin-bottom="0in" fo:text-align="center" style:justify-single-word="false"/>
      <style:text-properties style:font-name="Arial" fo:font-size="6pt" style:font-size-asian="6pt" style:font-size-complex="6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0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text-properties style:font-name="Ari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9" style:family="paragraph" style:parent-style-name="Standard">
      <style:text-properties style:font-name="Arial" fo:font-size="6pt" style:font-size-asian="6pt" style:font-size-complex="6pt"/>
    </style:style>
    <style:style style:name="P4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41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2" style:family="paragraph" style:parent-style-name="Standard">
      <style:text-properties style:font-name="Arial" fo:font-size="10pt" style:font-size-asian="10pt" style:font-name-complex="Ari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45" style:family="paragraph" style:parent-style-name="Standard"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51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52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3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4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5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6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58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3937in" fo:margin-right="0in" fo:text-indent="0in" style:auto-text-indent="false"/>
      <style:text-properties style:font-name="Arial"/>
    </style:style>
    <style:style style:name="P6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6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70" style:family="paragraph" style:parent-style-name="Standard">
      <style:paragraph-properties fo:margin-left="0.0472in" fo:margin-right="0.0756in" fo:text-align="center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1" style:family="paragraph" style:parent-style-name="Heading_20_2">
      <style:text-properties style:font-name="Arial" fo:font-size="10pt" style:font-size-asian="10pt" style:font-size-complex="10pt"/>
    </style:style>
    <style:style style:name="P72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73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6pt" fo:language="ru" fo:country="RU" fo:font-weight="bold" style:font-size-asian="6pt" style:font-weight-asian="bold" style:font-name-complex="Arial" style:font-size-complex="6pt"/>
    </style:style>
    <style:style style:name="P74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font-style-asian="italic" style:font-name-complex="Arial" style:font-style-complex="italic"/>
    </style:style>
    <style:style style:name="T10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1" style:family="text">
      <style:text-properties fo:language="en" fo:country="US" style:text-underline-style="solid" style:text-underline-width="auto" style:text-underline-color="font-color"/>
    </style:style>
    <style:style style:name="T12" style:family="text">
      <style:text-properties fo:language="en" fo:country="US" style:text-underline-style="solid" style:text-underline-width="auto" style:text-underline-color="font-color" style:font-name-complex="Ari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8" style:family="text">
      <style:text-properties fo:language="en" fo:country="US" style:text-underline-style="solid" style:text-underline-width="auto" style:text-underline-color="font-color" style:font-name-complex="Symbol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T20" style:family="text">
      <style:text-properties fo:language="en" fo:country="US" style:font-name-complex="Symbol"/>
    </style:style>
    <style:style style:name="T21" style:family="text">
      <style:text-properties fo:language="en" fo:country="US" style:font-name-complex="Symbol1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color="#ffffff" style:font-name="Arial" fo:font-size="6pt" style:font-name-asian="Arial" style:font-size-asian="6pt" style:font-name-complex="Arial" style:font-size-complex="6pt"/>
    </style:style>
    <style:style style:name="T25" style:family="text">
      <style:text-properties fo:color="#ffffff" style:text-underline-style="solid" style:text-underline-width="auto" style:text-underline-color="font-color"/>
    </style:style>
    <style:style style:name="T26" style:family="text">
      <style:text-properties fo:color="#ffffff" style:text-underline-style="solid" style:text-underline-width="auto" style:text-underline-color="font-color" fo:font-weight="bold" style:font-weight-asian="bold" style:font-name-complex="Arial"/>
    </style:style>
    <style:style style:name="T27" style:family="text">
      <style:text-properties style:text-position="super 58%"/>
    </style:style>
    <style:style style:name="T28" style:family="text">
      <style:text-properties style:text-position="super 58%" style:text-underline-style="none"/>
    </style:style>
    <style:style style:name="T29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0" style:family="text">
      <style:text-properties style:text-position="super 58%" style:text-underline-style="solid" style:text-underline-width="auto" style:text-underline-color="font-color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name-complex="Symbol" style:font-style-complex="italic"/>
    </style:style>
    <style:style style:name="T33" style:family="text">
      <style:text-properties fo:font-style="italic" style:font-name-asian="Times New Roman" style:font-style-asian="italic" style:font-name-complex="Times New Roman" style:font-style-complex="italic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8" style:family="text">
      <style:text-properties style:text-position="sub 58%" fo:language="en" fo:country="US" style:font-name-asian="Times New Roman" style:font-name-complex="Times New Roman"/>
    </style:style>
    <style:style style:name="T39" style:family="text">
      <style:text-properties style:text-position="sub 58%" fo:language="en" fo:country="US" style:font-name-complex="Tahoma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42" style:family="text">
      <style:text-properties style:text-position="sub 58%" fo:language="ru" fo:country="RU" fo:font-style="normal" style:font-style-asian="normal" style:font-style-complex="normal"/>
    </style:style>
    <style:style style:name="T43" style:family="text">
      <style:text-properties fo:language="ru" fo:country="RU"/>
    </style:style>
    <style:style style:name="T44" style:family="text">
      <style:text-properties fo:language="ru" fo:country="RU" fo:background-color="transparent"/>
    </style:style>
    <style:style style:name="T45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fo:language="ru" fo:country="RU" style:font-name-complex="Times New Roman"/>
    </style:style>
    <style:style style:name="T47" style:family="text">
      <style:text-properties fo:language="ru" fo:country="RU" fo:font-weight="normal" style:font-weight-asian="normal" style:font-weight-complex="normal"/>
    </style:style>
    <style:style style:name="T48" style:family="text">
      <style:text-properties fo:language="ru" fo:country="RU" fo:font-style="italic" style:font-style-asian="italic" style:font-style-complex="italic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text-position="0% 100%"/>
    </style:style>
    <style:style style:name="T51" style:family="text">
      <style:text-properties style:text-position="0% 100%" style:font-name-asian="Times New Roman" style:font-name-complex="Times New Roman"/>
    </style:style>
    <style:style style:name="T52" style:family="text">
      <style:text-properties style:text-position="0% 100%" style:text-underline-style="none"/>
    </style:style>
    <style:style style:name="T53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54" style:family="text">
      <style:text-properties style:text-position="0% 100%" fo:language="en" fo:country="US"/>
    </style:style>
    <style:style style:name="T55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6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5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9" style:family="text">
      <style:text-properties style:text-position="0% 100%" fo:language="en" fo:country="US" style:font-name-complex="Symbol"/>
    </style:style>
    <style:style style:name="T60" style:family="text">
      <style:text-properties style:text-position="0% 100%" fo:font-style="italic" style:font-style-asian="italic" style:font-name-complex="Symbol" style:font-style-complex="italic"/>
    </style:style>
    <style:style style:name="T61" style:family="text">
      <style:text-properties style:font-name-complex="Tahoma"/>
    </style:style>
    <style:style style:name="T62" style:family="text">
      <style:text-properties style:use-window-font-color="true"/>
    </style:style>
    <style:style style:name="T6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66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67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6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2" style:family="text">
      <style:text-properties style:use-window-font-color="true" style:text-position="super 58%"/>
    </style:style>
    <style:style style:name="T73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4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5" style:family="text">
      <style:text-properties style:use-window-font-color="true" style:text-position="super 58%" fo:language="en" fo:country="US"/>
    </style:style>
    <style:style style:name="T76" style:family="text">
      <style:text-properties style:use-window-font-color="true" style:text-position="super 58%" style:text-underline-style="solid" style:text-underline-width="auto" style:text-underline-color="font-color"/>
    </style:style>
    <style:style style:name="T77" style:family="text">
      <style:text-properties style:use-window-font-color="true" style:text-position="0% 100%"/>
    </style:style>
    <style:style style:name="T78" style:family="text">
      <style:text-properties style:use-window-font-color="true" style:text-position="0% 100%" fo:language="ru" fo:country="RU" style:font-name-complex="Times New Roman"/>
    </style:style>
    <style:style style:name="T79" style:family="text">
      <style:text-properties style:use-window-font-color="true" style:text-position="0% 100%" fo:language="en" fo:country="US"/>
    </style:style>
    <style:style style:name="T80" style:family="text">
      <style:text-properties style:use-window-font-color="true" style:text-position="0% 100%" fo:language="en" fo:country="US" style:font-name-asian="Symbol" style:font-name-complex="Symbol"/>
    </style:style>
    <style:style style:name="T81" style:family="text">
      <style:text-properties style:use-window-font-color="true" style:text-position="0% 100%" fo:language="en" fo:country="US" style:font-name-complex="Times New Roman"/>
    </style:style>
    <style:style style:name="T82" style:family="text">
      <style:text-properties style:use-window-font-color="true" style:text-position="0% 100%" fo:language="en" fo:country="US" style:font-name-complex="Symbol"/>
    </style:style>
    <style:style style:name="T83" style:family="text">
      <style:text-properties style:use-window-font-color="true" style:text-position="0% 100%" style:font-name-complex="Times New Roman"/>
    </style:style>
    <style:style style:name="T84" style:family="text">
      <style:text-properties style:use-window-font-color="true" style:text-underline-style="solid" style:text-underline-width="auto" style:text-underline-color="font-color"/>
    </style:style>
    <style:style style:name="T85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86" style:family="text">
      <style:text-properties style:use-window-font-color="true" fo:language="en" fo:country="US" style:font-name-complex="Symbol"/>
    </style:style>
    <style:style style:name="T87" style:family="text">
      <style:text-properties style:font-name-asian="Times New Roman"/>
    </style:style>
    <style:style style:name="T88" style:family="text">
      <style:text-properties style:font-name-asian="Times New Roman" style:font-name-complex="Times New Roman"/>
    </style:style>
    <style:style style:name="T89" style:family="text">
      <style:text-properties style:font-name-complex="Symbol"/>
    </style:style>
    <style:style style:name="T90" style:family="text">
      <style:text-properties style:font-name-complex="Arial"/>
    </style:style>
    <style:style style:name="T91" style:family="text">
      <style:text-properties fo:background-color="transparent"/>
    </style:style>
    <style:style style:name="T92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93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94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95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96" style:family="text">
      <style:text-properties fo:font-size="10pt" fo:language="en" fo:country="US" style:font-size-asian="10pt" style:font-name-complex="Arial"/>
    </style:style>
    <style:style style:name="T97" style:family="text">
      <style:text-properties fo:font-size="10pt" fo:language="en" fo:country="US" style:font-size-asian="10pt" style:font-name-complex="Arial" style:font-size-complex="10pt"/>
    </style:style>
    <style:style style:name="T98" style:family="text">
      <style:text-properties fo:font-size="10pt" style:font-size-asian="10pt" style:font-name-complex="Arial"/>
    </style:style>
    <style:style style:name="T99" style:family="text">
      <style:text-properties fo:font-size="10pt" style:font-size-asian="10pt" style:font-name-complex="Arial" style:font-size-complex="10pt"/>
    </style:style>
    <style:style style:name="T100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T101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102" style:family="text">
      <style:text-properties fo:font-size="10pt" fo:language="ru" fo:country="RU" style:font-size-asian="10pt" style:font-name-complex="Arial"/>
    </style:style>
    <style:style style:name="T103" style:family="text">
      <style:text-properties fo:font-size="10pt" style:text-underline-style="none" fo:font-weight="normal" style:font-size-asian="10pt" style:font-weight-asian="normal" style:font-name-complex="Arial" style:font-size-complex="5pt" style:font-weight-complex="normal"/>
    </style:style>
    <style:style style:name="T104" style:family="text">
      <style:text-properties fo:color="#000000" fo:language="en" fo:country="US" fo:font-weight="normal" style:font-weight-asian="normal" style:font-weight-complex="normal"/>
    </style:style>
    <style:style style:name="T105" style:family="text">
      <style:text-properties fo:color="#000000" fo:language="ru" fo:country="RU" fo:font-weight="normal" style:font-weight-asian="normal" style:font-weight-complex="normal"/>
    </style:style>
    <style:style style:name="T106" style:family="text">
      <style:text-properties fo:color="#000000" fo:font-weight="normal" style:font-weight-asian="normal" style:font-weight-complex="normal"/>
    </style:style>
    <style:style style:name="T107" style:family="text">
      <style:text-properties style:font-name-complex="Times New Roman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font-size="5pt" style:text-underline-style="none" fo:font-weight="bold" style:font-size-asian="5pt" style:font-weight-asian="bold" style:font-name-complex="Arial" style:font-size-complex="5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30">ПРОТОКОЛ ПРОВЕРКИ</text:p>
      <text:p text:style-name="P36"/>
      <text:p text:style-name="P40"><text:span text:style-name="T98">Тип: </text:span><text:span text:style-name="T100">Дозиметр-ради</text:span><text:span text:style-name="T94">ометр МКС-AT1117М</text:span><text:span text:style-name="T109"><text:tab/></text:span><text:span text:style-name="T103">Дата проверки:</text:span><text:span text:style-name="T101"> </text:span><text:span text:style-name="T95">$date </text:span><text:span text:style-name="T101">г.</text:span></text:p>
      <text:p text:style-name="P38"/>
      <text:p text:style-name="P35"><text:span text:style-name="T98">з/н: </text:span><text:span text:style-name="T94">$serial</text:span></text:p>
      <text:p text:style-name="P39"/>
      <table:table table:name="tml0" table:style-name="tml0">
        <table:table-column table:style-name="tml0.A"/>
        <table:table-row>
          <table:table-cell table:style-name="tml0.A1" office:value-type="string">
            <text:p text:style-name="P59">Диапазон измерения мощности амбиентной дозы рентгеновского и γ <text:span text:style-name="T5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41">БОИ: 1.0 мкЗв/ч – 10.0 мЗв/ч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41">БОИ: 1.0 мкЗв/ч – <text:span text:style-name="T5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41">БОИ<text:span text:style-name="T5">-2</text:span>: 1.0 мкЗв/ч – <text:span text:style-name="T5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41">БОИ<text:span text:style-name="T5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41">БОИ<text:span text:style-name="T5">-4</text:span>: <text:span text:style-name="T5">0</text:span>.<text:span text:style-name="T5">3</text:span> мкЗв/ч – <text:span text:style-name="T5">0</text:span>.<text:span text:style-name="T5">1</text:span> 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41">Б<text:span text:style-name="T43">ДКГ</text:span><text:span text:style-name="T5">-01</text:span>: <text:span text:style-name="T5">0</text:span>.<text:span text:style-name="T5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41">Б<text:span text:style-name="T43">ДКГ-03</text:span>: <text:span text:style-name="T5">30</text:span>.0 <text:span text:style-name="T43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41">Б<text:span text:style-name="T43">ДКГ-0</text:span><text:span text:style-name="T5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41">Б<text:span text:style-name="T43">ДКГ-0</text:span><text:span text:style-name="T5">5</text:span>: <text:span text:style-name="T5">30</text:span>.0 <text:span text:style-name="T43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41">Б<text:span text:style-name="T43">ДКГ-</text:span><text:span text:style-name="T5">11</text:span>: 1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41">Б<text:span text:style-name="T43">ДКГ</text:span><text:span text:style-name="T5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41">Б<text:span text:style-name="T43">ДКГ-</text:span><text:span text:style-name="T5">24</text:span>: 2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41">Б<text:span text:style-name="T43">ДКГ-</text:span><text:span text:style-name="T5">32</text:span>: 2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53">Б<text:span text:style-name="T43">ДКР-01</text:span>: 0.0<text:span text:style-name="T5">5</text:span> мкЗв/ч – <text:span text:style-name="T5">100</text:span> <text:span text:style-name="T43">мкЗв</text:span><text:span text:style-name="T5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41">БДПС-02: <text:span text:style-name="T87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9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53">БДПА-01: <text:span text:style-name="T20">α</text:span> 0.1 – 10<text:span text:style-name="T27">5</text:span> мин<text:span text:style-name="T27">-1</text:span><text:span text:style-name="T20">⋅</text:span>см<text:span text:style-name="T27">-2</text:span><text:span text:style-name="T50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56"><text:span text:style-name="T62">БДПА-02: </text:span><text:span text:style-name="T85">α</text:span><text:span text:style-name="T84"> 0.05 <text:s/>– 5</text:span><text:span text:style-name="T85">⋅</text:span><text:span text:style-name="T84">10</text:span><text:span text:style-name="T76">4</text:span><text:span text:style-name="T3"> </text:span><text:span text:style-name="T84">мин</text:span><text:span text:style-name="T76">-1</text:span><text:span text:style-name="T85">⋅</text:span><text:span text:style-name="T84">см</text:span><text:span text:style-name="T76">-2</text:span><text:span text:style-name="T84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54">БДПА-0<text:span text:style-name="T5">3</text:span>: <text:span text:style-name="T18">α</text:span><text:span text:style-name="T3"> 0.05 <text:s/>– </text:span><text:span text:style-name="T11">2</text:span><text:span text:style-name="T18">⋅</text:span><text:span text:style-name="T3">10</text:span><text:span text:style-name="T30">4</text:span><text:span text:style-name="T3"> мин</text:span><text:span text:style-name="T30">-1</text:span><text:span text:style-name="T18">⋅</text:span><text:span text:style-name="T3">см</text:span><text:span text:style-name="T30">-2</text:span><text:span text:style-name="T3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41">БДПС-02: <text:span text:style-name="T21">α</text:span> 2.4 – 10<text:span text:style-name="T27">6</text:span> мин<text:span text:style-name="T27">-1</text:span><text:span text:style-name="T21">⋅</text:span>см<text:span text:style-name="T27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9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53">БДПБ-01: <text:span text:style-name="T20">β</text:span> 1 –5<text:span text:style-name="T20">⋅</text:span>10<text:span text:style-name="T27">5</text:span> мин<text:span text:style-name="T27">-1</text:span><text:span text:style-name="T20">⋅</text:span>см<text:span text:style-name="T27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55"><text:span text:style-name="T62">БДПБ-02: </text:span><text:span text:style-name="T86">β </text:span><text:span text:style-name="T77">0.5 <text:s/>– 1.5</text:span><text:span text:style-name="T82">⋅</text:span><text:span text:style-name="T77">10</text:span><text:span text:style-name="T72">5</text:span><text:span text:style-name="T50"> </text:span><text:span text:style-name="T77">мин</text:span><text:span text:style-name="T72">-1</text:span><text:span text:style-name="T82">⋅</text:span><text:span text:style-name="T77">см</text:span><text:span text:style-name="T72">-2</text:span><text:span text:style-name="T77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53">БДПБ-0<text:span text:style-name="T5">3</text:span>: <text:span text:style-name="T20">β </text:span><text:span text:style-name="T50">0.5 <text:s/>– </text:span><text:span text:style-name="T54">0</text:span><text:span text:style-name="T50">.5</text:span><text:span text:style-name="T59">⋅</text:span><text:span text:style-name="T50">10</text:span><text:span text:style-name="T27">5</text:span><text:span text:style-name="T50"> мин</text:span><text:span text:style-name="T27">-1</text:span><text:span text:style-name="T59">⋅</text:span><text:span text:style-name="T50">см</text:span><text:span text:style-name="T27">-2</text:span><text:span text:style-name="T50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41">БДПС-02: <text:span text:style-name="T21">β</text:span> 6.0 – 10<text:span text:style-name="T27">6</text:span> мин<text:span text:style-name="T27">-1</text:span><text:span text:style-name="T21">⋅</text:span>см<text:span text:style-name="T28">-2</text:span><text:span text:style-name="T52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9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53">Б<text:span text:style-name="T43">ДКН-01</text:span>: 0.1 – 10<text:span text:style-name="T27">4</text:span> с<text:span text:style-name="T27">-1</text:span>⋅см<text:span text:style-name="T27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53">Б<text:span text:style-name="T43">ДКН-05</text:span>: 0.1 – 2<text:span text:style-name="T59">⋅</text:span>10<text:span text:style-name="T27">3</text:span> с<text:span text:style-name="T27">-1</text:span>⋅см<text:span text:style-name="T27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9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53">БДКН-03: 0.1 мкЗв/ч – 1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59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53">Б<text:span text:style-name="T43">ДКГ-</text:span><text:span text:style-name="T5">30</text:span>: 0.0<text:span text:style-name="T5">2</text:span> мкГр/ч – <text:span text:style-name="T5">1</text:span> мГр/ч;</text:p>
          </table:table-cell>
        </table:table-row>
      </table:table>
      <text:p text:style-name="P39"><text:span text:style-name="T26">03: ± </text:span><text:span text:style-name="T26">20</text:span><text:span text:style-name="T26"> %</text:span><text:span text:style-name="T26">БД</text:span></text:p>
      <text:p text:style-name="P35"><text:span text:style-name="T99">Относительная погр</text:span><text:span text:style-name="T97">e</text:span><text:span text:style-name="T99">шность измерения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41">БОИ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41">БОИ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41">БОИ<text:span text:style-name="T5">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41">БОИ<text:span text:style-name="T5">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41">БОИ<text:span text:style-name="T5">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41">Б<text:span text:style-name="T43">ДКГ</text:span><text:span text:style-name="T5">-01</text:span>: ± <text:span text:style-name="T5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41">Б<text:span text:style-name="T43">ДКГ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41">Б<text:span text:style-name="T43">ДКГ-0</text:span><text:span text:style-name="T5">4</text:span>: ± <text:span text:style-name="T5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41">Б<text:span text:style-name="T43">ДКГ-0</text:span><text:span text:style-name="T5">5</text:span>: ± <text:span text:style-name="T5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41">Б<text:span text:style-name="T43">ДКГ-</text:span><text:span text:style-name="T5">11</text:span>: ± <text:span text:style-name="T5">20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41">Б<text:span text:style-name="T43">ДКГ</text:span><text:span text:style-name="T5">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41">Б<text:span text:style-name="T43">ДКГ-</text:span><text:span text:style-name="T5">24</text:span>: ± <text:span text:style-name="T5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53">Б<text:span text:style-name="T43">ДКГ-</text:span><text:span text:style-name="T5">30</text:span>: ± <text:span text:style-name="T5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41">Б<text:span text:style-name="T43">ДКГ-</text:span><text:span text:style-name="T5">32</text:span>: ± <text:span text:style-name="T5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53">Б<text:span text:style-name="T43">ДКН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53">БДКН-03: ± 20 %;</text:p>
          </table:table-cell>
        </table:table-row>
      </table:table>
      <table:table table:name="tp27" table:style-name="tp27">
        <table:table-column table:style-name="tp27.A"/>
        <text:soft-page-break/>
        <table:table-row>
          <table:table-cell table:style-name="tp27.A1" office:value-type="string">
            <text:p text:style-name="P53">БДКН-05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53">БДПА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54">БДПА-02: <text:span text:style-name="T3">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54">БДПА-0<text:span text:style-name="T5">3</text:span>: <text:span text:style-name="T3">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53">БДПБ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53">БДПБ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53">БДПБ-0<text:span text:style-name="T5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53">Б<text:span text:style-name="T43">ДКР-01</text:span>: ± <text:span text:style-name="T5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1" text:outline-level="2"><text:span text:style-name="T46">БДПС</text:span><text:span text:style-name="T107">-02: </text:span><text:span text:style-name="T13">α </text:span><text:span text:style-name="T14">2,4 – 30 </text:span><text:span text:style-name="T45">мин</text:span><text:span text:style-name="T29">-1</text:span><text:span text:style-name="T13">⋅ </text:span><text:span text:style-name="T45">см</text:span><text:span text:style-name="T29">- 2 <text:s/></text:span><text:span text:style-name="T55">–</text:span><text:span text:style-name="T29"> <text:s/></text:span><text:span text:style-name="T56">± 30 %</text:span></text:h>
            <text:p text:style-name="P58"><text:span text:style-name="T57">α </text:span><text:span text:style-name="T55">30 <text:s/>– <text:s text:c="2"/>10</text:span><text:span text:style-name="T29">6</text:span><text:span text:style-name="T55"> </text:span><text:span text:style-name="T53">мин</text:span><text:span text:style-name="T29">-1</text:span><text:span text:style-name="T57">⋅ </text:span><text:span text:style-name="T53">см</text:span><text:span text:style-name="T29">- 2 <text:s/></text:span><text:span text:style-name="T55">–</text:span><text:span text:style-name="T29"> <text:s/></text:span><text:span text:style-name="T56">± 20 %</text:span></text:p>
            <text:list xml:id="list1330555472790420962" text:style-name="WW8Num2">
              <text:list-item>
                <text:p text:style-name="P74"><text:span text:style-name="T15">β</text:span><text:span text:style-name="T16"> </text:span><text:span text:style-name="T14">6 – 10</text:span><text:span text:style-name="T29">6</text:span><text:span text:style-name="T14"> </text:span><text:span text:style-name="T45">мин</text:span><text:span text:style-name="T29">-1</text:span><text:span text:style-name="T13">⋅</text:span><text:span text:style-name="T14"> </text:span><text:span text:style-name="T45">см</text:span><text:span text:style-name="T29">- 2 <text:s text:c="2"/></text:span><text:span text:style-name="T55">–</text:span><text:span text:style-name="T29"> <text:s/></text:span><text:span text:style-name="T56">± 20 %</text:span></text:p>
              </text:list-item>
            </text:list>
            <text:h text:style-name="P72" text:outline-level="2"><text:span text:style-name="T80">γ </text:span><text:span text:style-name="T81">0.10 </text:span><text:span text:style-name="T82">μ</text:span><text:span text:style-name="T78">Зв</text:span><text:span text:style-name="T81">/</text:span><text:span text:style-name="T78">ч</text:span><text:span text:style-name="T81"> – 30 </text:span><text:span text:style-name="T78">м</text:span><text:span text:style-name="T81">Sv/h</text:span><text:span text:style-name="T75"> <text:s/></text:span><text:span text:style-name="T79">–</text:span><text:span text:style-name="T75"> <text:s/></text:span><text:span text:style-name="T83">± 20 %</text:span></text:h>
          </table:table-cell>
        </table:table-row>
      </table:table>
      <text:p text:style-name="P24"/>
      <text:p text:style-name="P42">Условия эксплуатации:</text:p>
      <text:p text:style-name="P60"><text:span text:style-name="T96">- <text:s/></text:span><text:span text:style-name="T98">Температура окружающего воздуха<text:tab/><text:tab/><text:tab/>+</text:span><text:span text:style-name="T96">$temp</text:span><text:span text:style-name="T98"> °</text:span><text:span text:style-name="T96">C</text:span></text:p>
      <text:p text:style-name="P60"><text:span text:style-name="T96">- <text:s/></text:span><text:span text:style-name="T98">Атмосферное давление<text:tab/><text:tab/><text:tab/><text:tab/>98,5 </text:span><text:span text:style-name="T96">kPa</text:span></text:p>
      <text:p text:style-name="P60"><text:span text:style-name="T96">- <text:s/></text:span><text:span text:style-name="T98">Относительная влажность воздуха<text:tab/><text:tab/><text:tab/></text:span><text:span text:style-name="T96">$vlag</text:span><text:span text:style-name="T98"> %</text:span></text:p>
      <text:p text:style-name="P60"><text:span text:style-name="T96">- <text:s/></text:span><text:span text:style-name="T98">Радиационный фон<text:tab/><text:tab/><text:tab/><text:tab/><text:tab/></text:span><text:span text:style-name="T96">$bground</text:span><text:span text:style-name="T98"> </text:span><text:span text:style-name="T102">н</text:span><text:span text:style-name="T98">Зв/ч</text:span></text:p>
      <text:p text:style-name="P4"><text:span text:style-name="Знак_20_примечания"><text:span text:style-name="T24">1</text:span></text:span></text:p>
      <text:p text:style-name="P43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61">- <text:span text:style-name="T19">$facility_110</text:span><text:span text:style-name="T108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61">- <text:span text:style-name="T19">$facility_1</text:span><text:span text:style-name="T47">3</text:span><text:span text:style-name="T19">0</text:span><text:span text:style-name="T108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61">- <text:span text:style-name="T104">$facility_1</text:span><text:span text:style-name="T105">4</text:span><text:span text:style-name="T104">0</text:span><text:span text:style-name="T106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61">- <text:span text:style-name="T19">$facility_alpha</text:span><text:span text:style-name="T108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61"><text:span text:style-name="T43">- </text:span><text:span text:style-name="T19">$facility_beta</text:span><text:span text:style-name="T47">;</text:span><text:span text:style-name="T25"> </text:span></text:p>
          </table:table-cell>
        </table:table-row>
      </table:table>
      <text:p text:style-name="P37"/>
      <text:p text:style-name="P44">Данные проверки</text:p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5"><text:span text:style-name="T92">БОИ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8">Мощность амбиентной эквивалент-ной дозы в <text:span text:style-name="T43">контроль-ной</text:span> точке <text:span text:style-name="T31">Ḣ</text:span><text:span text:style-name="T36">oi</text:span></text:p>
          </table:table-cell>
          <table:table-cell table:style-name="t16.B2" table:number-rows-spanned="3" office:value-type="string">
            <text:p text:style-name="P26">Номер источ-ника</text:p>
          </table:table-cell>
          <table:table-cell table:style-name="t1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6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6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4">Фон, нЗв/ч</text:p>
          </table:table-cell>
          <table:table-cell table:style-name="t1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3"><text:span text:style-name="T31">H</text:span><text:span text:style-name="T34">1</text:span></text:p>
          </table:table-cell>
          <table:table-cell table:style-name="t16.D3" office:value-type="string">
            <text:p text:style-name="P34"><text:span text:style-name="T6">H</text:span><text:span text:style-name="T34">2</text:span></text:p>
          </table:table-cell>
          <table:table-cell table:style-name="t16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26"><text:span text:style-name="T5">20</text:span> <text:span text:style-name="T43">мкЗв</text:span>/ч</text:p>
          </table:table-cell>
          <table:table-cell table:style-name="t16.B5" office:value-type="string">
            <text:p text:style-name="P27">$16-30</text:p>
          </table:table-cell>
          <table:table-cell table:style-name="t16.B5" office:value-type="string">
            <text:p text:style-name="P27">$16-40</text:p>
          </table:table-cell>
          <table:table-cell table:style-name="t16.B5" office:value-type="string">
            <text:p text:style-name="P27">$16-50</text:p>
          </table:table-cell>
          <table:table-cell table:style-name="t16.B5" office:value-type="string">
            <text:p text:style-name="P27">$16-60</text:p>
          </table:table-cell>
          <table:table-cell table:style-name="t16.B5" office:value-type="string">
            <text:p text:style-name="P27">$16-70</text:p>
          </table:table-cell>
          <table:table-cell table:style-name="t16.B5" office:value-type="string">
            <text:p text:style-name="P27">$16-80</text:p>
          </table:table-cell>
          <table:table-cell table:style-name="t16.B5" office:value-type="string">
            <text:p text:style-name="P27">$16-00</text:p>
          </table:table-cell>
          <table:table-cell table:style-name="t16.B5" office:value-type="string">
            <text:p text:style-name="P27">$16-10</text:p>
          </table:table-cell>
          <table:table-cell table:style-name="t16.B5" office:value-type="string">
            <text:p text:style-name="P27">$16-20</text:p>
          </table:table-cell>
          <table:table-cell table:style-name="t16.K5" table:number-rows-spanned="4" office:value-type="string">
            <text:p text:style-name="P26">±<text:span text:style-name="T5">20</text:span></text:p>
          </table:table-cell>
        </table:table-row>
        <table:table-row table:style-name="t16.5">
          <table:table-cell table:style-name="t16.A5" office:value-type="string">
            <text:p text:style-name="P26">7<text:span text:style-name="T5">0</text:span> <text:span text:style-name="T43">мкЗв</text:span>/ч</text:p>
          </table:table-cell>
          <table:table-cell table:style-name="t16.B5" office:value-type="string">
            <text:p text:style-name="P27">$16-31</text:p>
          </table:table-cell>
          <table:table-cell table:style-name="t16.B5" office:value-type="string">
            <text:p text:style-name="P27">$16-41</text:p>
          </table:table-cell>
          <table:table-cell table:style-name="t16.B5" office:value-type="string">
            <text:p text:style-name="P27">$16-51</text:p>
          </table:table-cell>
          <table:table-cell table:style-name="t16.B5" office:value-type="string">
            <text:p text:style-name="P27">$16-61</text:p>
          </table:table-cell>
          <table:table-cell table:style-name="t16.B5" office:value-type="string">
            <text:p text:style-name="P27">$16-71</text:p>
          </table:table-cell>
          <table:table-cell table:style-name="t16.B5" office:value-type="string">
            <text:p text:style-name="P27">$16-81</text:p>
          </table:table-cell>
          <table:table-cell table:style-name="t16.B5" office:value-type="string">
            <text:p text:style-name="P27">$16-01</text:p>
          </table:table-cell>
          <table:table-cell table:style-name="t16.B5" office:value-type="string">
            <text:p text:style-name="P27">$16-11</text:p>
          </table:table-cell>
          <table:table-cell table:style-name="t16.B5" office:value-type="string">
            <text:p text:style-name="P27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26"><text:span text:style-name="T5">0,</text:span>7 <text:span text:style-name="T43">м</text:span>Зв/ч</text:p>
          </table:table-cell>
          <table:table-cell table:style-name="t16.B5" office:value-type="string">
            <text:p text:style-name="P27">$16-32</text:p>
          </table:table-cell>
          <table:table-cell table:style-name="t16.B5" office:value-type="string">
            <text:p text:style-name="P27">$16-42</text:p>
          </table:table-cell>
          <table:table-cell table:style-name="t16.B5" office:value-type="string">
            <text:p text:style-name="P27">$16-52</text:p>
          </table:table-cell>
          <table:table-cell table:style-name="t16.B5" office:value-type="string">
            <text:p text:style-name="P27">$16-62</text:p>
          </table:table-cell>
          <table:table-cell table:style-name="t16.B5" office:value-type="string">
            <text:p text:style-name="P27">$16-72</text:p>
          </table:table-cell>
          <table:table-cell table:style-name="t16.B5" office:value-type="string">
            <text:p text:style-name="P27">$16-82</text:p>
          </table:table-cell>
          <table:table-cell table:style-name="t16.B5" office:value-type="string">
            <text:p text:style-name="P27">$16-02</text:p>
          </table:table-cell>
          <table:table-cell table:style-name="t16.B5" office:value-type="string">
            <text:p text:style-name="P27">$16-12</text:p>
          </table:table-cell>
          <table:table-cell table:style-name="t16.B5" office:value-type="string">
            <text:p text:style-name="P27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26">7 <text:span text:style-name="T43">м</text:span>Зв/ч</text:p>
          </table:table-cell>
          <table:table-cell table:style-name="t16.B8" office:value-type="string">
            <text:p text:style-name="P27">$16-33</text:p>
          </table:table-cell>
          <table:table-cell table:style-name="t16.B8" office:value-type="string">
            <text:p text:style-name="P27">$16-43</text:p>
          </table:table-cell>
          <table:table-cell table:style-name="t16.B8" office:value-type="string">
            <text:p text:style-name="P27">$16-53</text:p>
          </table:table-cell>
          <table:table-cell table:style-name="t16.B8" office:value-type="string">
            <text:p text:style-name="P27">$16-63</text:p>
          </table:table-cell>
          <table:table-cell table:style-name="t16.B8" office:value-type="string">
            <text:p text:style-name="P27">$16-73</text:p>
          </table:table-cell>
          <table:table-cell table:style-name="t16.B8" office:value-type="string">
            <text:p text:style-name="P27">$16-83</text:p>
          </table:table-cell>
          <table:table-cell table:style-name="t16.B8" office:value-type="string">
            <text:p text:style-name="P27">$16-03</text:p>
          </table:table-cell>
          <table:table-cell table:style-name="t16.B8" office:value-type="string">
            <text:p text:style-name="P27">$16-13</text:p>
          </table:table-cell>
          <table:table-cell table:style-name="t16.B8" office:value-type="string">
            <text:p text:style-name="P27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5"><text:span text:style-name="T92">БОИ-2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17.B2" table:number-rows-spanned="3" office:value-type="string">
            <text:p text:style-name="P26">Номер источ-ника</text:p>
          </table:table-cell>
          <table:table-cell table:style-name="t1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7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7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4">Фон, нЗв/ч</text:p>
          </table:table-cell>
          <table:table-cell table:style-name="t1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3"><text:span text:style-name="T31">H</text:span><text:span text:style-name="T34">1</text:span></text:p>
          </table:table-cell>
          <table:table-cell table:style-name="t17.D3" office:value-type="string">
            <text:p text:style-name="P34"><text:span text:style-name="T6">H</text:span><text:span text:style-name="T34">2</text:span></text:p>
          </table:table-cell>
          <table:table-cell table:style-name="t17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26"><text:span text:style-name="T5">20</text:span> <text:span text:style-name="T43">мкЗв</text:span>/ч</text:p>
          </table:table-cell>
          <table:table-cell table:style-name="t17.B5" office:value-type="string">
            <text:p text:style-name="P27">$17-30</text:p>
          </table:table-cell>
          <table:table-cell table:style-name="t17.B5" office:value-type="string">
            <text:p text:style-name="P27">$17-40</text:p>
          </table:table-cell>
          <table:table-cell table:style-name="t17.B5" office:value-type="string">
            <text:p text:style-name="P27">$17-50</text:p>
          </table:table-cell>
          <table:table-cell table:style-name="t17.B5" office:value-type="string">
            <text:p text:style-name="P27">$17-60</text:p>
          </table:table-cell>
          <table:table-cell table:style-name="t17.B5" office:value-type="string">
            <text:p text:style-name="P27">$17-70</text:p>
          </table:table-cell>
          <table:table-cell table:style-name="t17.B5" office:value-type="string">
            <text:p text:style-name="P27">$17-80</text:p>
          </table:table-cell>
          <table:table-cell table:style-name="t17.B5" office:value-type="string">
            <text:p text:style-name="P27">$17-00</text:p>
          </table:table-cell>
          <table:table-cell table:style-name="t17.B5" office:value-type="string">
            <text:p text:style-name="P27">$17-10</text:p>
          </table:table-cell>
          <table:table-cell table:style-name="t17.B5" office:value-type="string">
            <text:p text:style-name="P27">$17-20</text:p>
          </table:table-cell>
          <table:table-cell table:style-name="t17.K5" table:number-rows-spanned="4" office:value-type="string">
            <text:p text:style-name="P26">±<text:span text:style-name="T5">20</text:span></text:p>
          </table:table-cell>
        </table:table-row>
        <table:table-row table:style-name="t17.5">
          <table:table-cell table:style-name="t17.A5" office:value-type="string">
            <text:p text:style-name="P26">7<text:span text:style-name="T5">0</text:span> <text:span text:style-name="T43">мкЗв</text:span>/ч</text:p>
          </table:table-cell>
          <table:table-cell table:style-name="t17.B5" office:value-type="string">
            <text:p text:style-name="P27">$17-31</text:p>
          </table:table-cell>
          <table:table-cell table:style-name="t17.B5" office:value-type="string">
            <text:p text:style-name="P27">$17-41</text:p>
          </table:table-cell>
          <table:table-cell table:style-name="t17.B5" office:value-type="string">
            <text:p text:style-name="P27">$17-51</text:p>
          </table:table-cell>
          <table:table-cell table:style-name="t17.B5" office:value-type="string">
            <text:p text:style-name="P27">$17-61</text:p>
          </table:table-cell>
          <table:table-cell table:style-name="t17.B5" office:value-type="string">
            <text:p text:style-name="P27">$17-71</text:p>
          </table:table-cell>
          <table:table-cell table:style-name="t17.B5" office:value-type="string">
            <text:p text:style-name="P27">$17-81</text:p>
          </table:table-cell>
          <table:table-cell table:style-name="t17.B5" office:value-type="string">
            <text:p text:style-name="P27">$17-01</text:p>
          </table:table-cell>
          <table:table-cell table:style-name="t17.B5" office:value-type="string">
            <text:p text:style-name="P27">$17-11</text:p>
          </table:table-cell>
          <table:table-cell table:style-name="t17.B5" office:value-type="string">
            <text:p text:style-name="P27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26"><text:span text:style-name="T5">0,</text:span>7 <text:span text:style-name="T43">м</text:span>Зв/ч</text:p>
          </table:table-cell>
          <table:table-cell table:style-name="t17.B5" office:value-type="string">
            <text:p text:style-name="P27">$17-32</text:p>
          </table:table-cell>
          <table:table-cell table:style-name="t17.B5" office:value-type="string">
            <text:p text:style-name="P27">$17-42</text:p>
          </table:table-cell>
          <table:table-cell table:style-name="t17.B5" office:value-type="string">
            <text:p text:style-name="P27">$17-52</text:p>
          </table:table-cell>
          <table:table-cell table:style-name="t17.B5" office:value-type="string">
            <text:p text:style-name="P27">$17-62</text:p>
          </table:table-cell>
          <table:table-cell table:style-name="t17.B5" office:value-type="string">
            <text:p text:style-name="P27">$17-72</text:p>
          </table:table-cell>
          <table:table-cell table:style-name="t17.B5" office:value-type="string">
            <text:p text:style-name="P27">$17-82</text:p>
          </table:table-cell>
          <table:table-cell table:style-name="t17.B5" office:value-type="string">
            <text:p text:style-name="P27">$17-02</text:p>
          </table:table-cell>
          <table:table-cell table:style-name="t17.B5" office:value-type="string">
            <text:p text:style-name="P27">$17-12</text:p>
          </table:table-cell>
          <table:table-cell table:style-name="t17.B5" office:value-type="string">
            <text:p text:style-name="P27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26">7 <text:span text:style-name="T43">м</text:span>Зв/ч</text:p>
          </table:table-cell>
          <table:table-cell table:style-name="t17.B8" office:value-type="string">
            <text:p text:style-name="P27">$17-33</text:p>
          </table:table-cell>
          <table:table-cell table:style-name="t17.B8" office:value-type="string">
            <text:p text:style-name="P27">$17-43</text:p>
          </table:table-cell>
          <table:table-cell table:style-name="t17.B8" office:value-type="string">
            <text:p text:style-name="P27">$17-53</text:p>
          </table:table-cell>
          <table:table-cell table:style-name="t17.B8" office:value-type="string">
            <text:p text:style-name="P27">$17-63</text:p>
          </table:table-cell>
          <table:table-cell table:style-name="t17.B8" office:value-type="string">
            <text:p text:style-name="P27">$17-73</text:p>
          </table:table-cell>
          <table:table-cell table:style-name="t17.B8" office:value-type="string">
            <text:p text:style-name="P27">$17-83</text:p>
          </table:table-cell>
          <table:table-cell table:style-name="t17.B8" office:value-type="string">
            <text:p text:style-name="P27">$17-03</text:p>
          </table:table-cell>
          <table:table-cell table:style-name="t17.B8" office:value-type="string">
            <text:p text:style-name="P27">$17-13</text:p>
          </table:table-cell>
          <table:table-cell table:style-name="t17.B8" office:value-type="string">
            <text:p text:style-name="P27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5"><text:span text:style-name="T92">БОИ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28">Мощность амбиентной эквивалент-ной дозы в <text:span text:style-name="T43">контроль-ной</text:span> точке, <text:span text:style-name="T31">Ḣ</text:span><text:span text:style-name="T36">oi</text:span></text:p>
          </table:table-cell>
          <table:table-cell table:style-name="t23.B2" table:number-rows-spanned="3" office:value-type="string">
            <text:p text:style-name="P26">Номер источ-ника</text:p>
          </table:table-cell>
          <table:table-cell table:style-name="t2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3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3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34">Фон, нЗв/ч</text:p>
          </table:table-cell>
          <table:table-cell table:style-name="t2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33"><text:span text:style-name="T31">H</text:span><text:span text:style-name="T34">1</text:span></text:p>
          </table:table-cell>
          <table:table-cell table:style-name="t23.D3" office:value-type="string">
            <text:p text:style-name="P34"><text:span text:style-name="T6">H</text:span><text:span text:style-name="T34">2</text:span></text:p>
          </table:table-cell>
          <table:table-cell table:style-name="t23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26"><text:span text:style-name="T5">20</text:span> <text:span text:style-name="T43">мкЗв</text:span>/ч</text:p>
          </table:table-cell>
          <table:table-cell table:style-name="t23.B5" office:value-type="string">
            <text:p text:style-name="P27">$23-30</text:p>
          </table:table-cell>
          <table:table-cell table:style-name="t23.B5" office:value-type="string">
            <text:p text:style-name="P27">$23-40</text:p>
          </table:table-cell>
          <table:table-cell table:style-name="t23.B5" office:value-type="string">
            <text:p text:style-name="P27">$23-50</text:p>
          </table:table-cell>
          <table:table-cell table:style-name="t23.B5" office:value-type="string">
            <text:p text:style-name="P27">$23-60</text:p>
          </table:table-cell>
          <table:table-cell table:style-name="t23.B5" office:value-type="string">
            <text:p text:style-name="P27">$23-70</text:p>
          </table:table-cell>
          <table:table-cell table:style-name="t23.B5" office:value-type="string">
            <text:p text:style-name="P27">$23-80</text:p>
          </table:table-cell>
          <table:table-cell table:style-name="t23.B5" office:value-type="string">
            <text:p text:style-name="P27">$23-00</text:p>
          </table:table-cell>
          <table:table-cell table:style-name="t23.B5" office:value-type="string">
            <text:p text:style-name="P27">$23-10</text:p>
          </table:table-cell>
          <table:table-cell table:style-name="t23.B5" office:value-type="string">
            <text:p text:style-name="P27">$23-20</text:p>
          </table:table-cell>
          <table:table-cell table:style-name="t23.K5" table:number-rows-spanned="5" office:value-type="string">
            <text:p text:style-name="P26">±<text:span text:style-name="T5">20</text:span></text:p>
          </table:table-cell>
        </table:table-row>
        <table:table-row table:style-name="t23.5">
          <table:table-cell table:style-name="t23.A5" office:value-type="string">
            <text:p text:style-name="P26">7<text:span text:style-name="T5">0</text:span> <text:span text:style-name="T43">мкЗв</text:span>/ч</text:p>
          </table:table-cell>
          <table:table-cell table:style-name="t23.B5" office:value-type="string">
            <text:p text:style-name="P27">$23-31</text:p>
          </table:table-cell>
          <table:table-cell table:style-name="t23.B5" office:value-type="string">
            <text:p text:style-name="P27">$23-41</text:p>
          </table:table-cell>
          <table:table-cell table:style-name="t23.B5" office:value-type="string">
            <text:p text:style-name="P27">$23-51</text:p>
          </table:table-cell>
          <table:table-cell table:style-name="t23.B5" office:value-type="string">
            <text:p text:style-name="P27">$23-61</text:p>
          </table:table-cell>
          <table:table-cell table:style-name="t23.B5" office:value-type="string">
            <text:p text:style-name="P27">$23-71</text:p>
          </table:table-cell>
          <table:table-cell table:style-name="t23.B5" office:value-type="string">
            <text:p text:style-name="P27">$23-81</text:p>
          </table:table-cell>
          <table:table-cell table:style-name="t23.B5" office:value-type="string">
            <text:p text:style-name="P27">$23-01</text:p>
          </table:table-cell>
          <table:table-cell table:style-name="t23.B5" office:value-type="string">
            <text:p text:style-name="P27">$23-11</text:p>
          </table:table-cell>
          <table:table-cell table:style-name="t23.B5" office:value-type="string">
            <text:p text:style-name="P27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<text:span text:style-name="T5">0,</text:span>7 <text:span text:style-name="T43">м</text:span>Зв/ч</text:p>
          </table:table-cell>
          <table:table-cell table:style-name="t23.B5" office:value-type="string">
            <text:p text:style-name="P27">$23-32</text:p>
          </table:table-cell>
          <table:table-cell table:style-name="t23.B5" office:value-type="string">
            <text:p text:style-name="P27">$23-42</text:p>
          </table:table-cell>
          <table:table-cell table:style-name="t23.B5" office:value-type="string">
            <text:p text:style-name="P27">$23-52</text:p>
          </table:table-cell>
          <table:table-cell table:style-name="t23.B5" office:value-type="string">
            <text:p text:style-name="P27">$23-62</text:p>
          </table:table-cell>
          <table:table-cell table:style-name="t23.B5" office:value-type="string">
            <text:p text:style-name="P27">$23-72</text:p>
          </table:table-cell>
          <table:table-cell table:style-name="t23.B5" office:value-type="string">
            <text:p text:style-name="P27">$23-82</text:p>
          </table:table-cell>
          <table:table-cell table:style-name="t23.B5" office:value-type="string">
            <text:p text:style-name="P27">$23-02</text:p>
          </table:table-cell>
          <table:table-cell table:style-name="t23.B5" office:value-type="string">
            <text:p text:style-name="P27">$23-12</text:p>
          </table:table-cell>
          <table:table-cell table:style-name="t23.B5" office:value-type="string">
            <text:p text:style-name="P27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7 <text:span text:style-name="T43">м</text:span>Зв/ч</text:p>
          </table:table-cell>
          <table:table-cell table:style-name="t23.B5" office:value-type="string">
            <text:p text:style-name="P27">$23-33</text:p>
          </table:table-cell>
          <table:table-cell table:style-name="t23.B5" office:value-type="string">
            <text:p text:style-name="P27">$23-43</text:p>
          </table:table-cell>
          <table:table-cell table:style-name="t23.B5" office:value-type="string">
            <text:p text:style-name="P27">$23-53</text:p>
          </table:table-cell>
          <table:table-cell table:style-name="t23.B5" office:value-type="string">
            <text:p text:style-name="P27">$23-63</text:p>
          </table:table-cell>
          <table:table-cell table:style-name="t23.B5" office:value-type="string">
            <text:p text:style-name="P27">$23-73</text:p>
          </table:table-cell>
          <table:table-cell table:style-name="t23.B5" office:value-type="string">
            <text:p text:style-name="P27">$23-83</text:p>
          </table:table-cell>
          <table:table-cell table:style-name="t23.B5" office:value-type="string">
            <text:p text:style-name="P27">$23-03</text:p>
          </table:table-cell>
          <table:table-cell table:style-name="t23.B5" office:value-type="string">
            <text:p text:style-name="P27">$23-13</text:p>
          </table:table-cell>
          <table:table-cell table:style-name="t23.B5" office:value-type="string">
            <text:p text:style-name="P27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26"><text:span text:style-name="T5">70</text:span> <text:span text:style-name="T43">м</text:span>Зв/ч</text:p>
          </table:table-cell>
          <table:table-cell table:style-name="t23.B9" office:value-type="string">
            <text:p text:style-name="P27">$23-34</text:p>
          </table:table-cell>
          <table:table-cell table:style-name="t23.B9" office:value-type="string">
            <text:p text:style-name="P27">$23-44</text:p>
          </table:table-cell>
          <table:table-cell table:style-name="t23.B9" office:value-type="string">
            <text:p text:style-name="P27">$23-54</text:p>
          </table:table-cell>
          <table:table-cell table:style-name="t23.B9" office:value-type="string">
            <text:p text:style-name="P27">$23-64</text:p>
          </table:table-cell>
          <table:table-cell table:style-name="t23.B9" office:value-type="string">
            <text:p text:style-name="P27">$23-74</text:p>
          </table:table-cell>
          <table:table-cell table:style-name="t23.B9" office:value-type="string">
            <text:p text:style-name="P27">$23-84</text:p>
          </table:table-cell>
          <table:table-cell table:style-name="t23.B9" office:value-type="string">
            <text:p text:style-name="P27">$23-04</text:p>
          </table:table-cell>
          <table:table-cell table:style-name="t23.B9" office:value-type="string">
            <text:p text:style-name="P27">$23-14</text:p>
          </table:table-cell>
          <table:table-cell table:style-name="t23.B9" office:value-type="string">
            <text:p text:style-name="P27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5"><text:span text:style-name="T92">БОИ-2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4.B2" table:number-rows-spanned="3" office:value-type="string">
            <text:p text:style-name="P26">Номер источ-ника</text:p>
          </table:table-cell>
          <table:table-cell table:style-name="t2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4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4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34">Фон, нЗв/ч</text:p>
          </table:table-cell>
          <table:table-cell table:style-name="t2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33"><text:span text:style-name="T31">H</text:span><text:span text:style-name="T34">1</text:span></text:p>
          </table:table-cell>
          <table:table-cell table:style-name="t24.D3" office:value-type="string">
            <text:p text:style-name="P34"><text:span text:style-name="T6">H</text:span><text:span text:style-name="T34">2</text:span></text:p>
          </table:table-cell>
          <table:table-cell table:style-name="t24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26"><text:span text:style-name="T5">20</text:span> <text:span text:style-name="T43">мкЗв</text:span>/ч</text:p>
          </table:table-cell>
          <table:table-cell table:style-name="t24.B5" office:value-type="string">
            <text:p text:style-name="P27">$24-30</text:p>
          </table:table-cell>
          <table:table-cell table:style-name="t24.B5" office:value-type="string">
            <text:p text:style-name="P27">$24-40</text:p>
          </table:table-cell>
          <table:table-cell table:style-name="t24.B5" office:value-type="string">
            <text:p text:style-name="P27">$24-50</text:p>
          </table:table-cell>
          <table:table-cell table:style-name="t24.B5" office:value-type="string">
            <text:p text:style-name="P27">$24-60</text:p>
          </table:table-cell>
          <table:table-cell table:style-name="t24.B5" office:value-type="string">
            <text:p text:style-name="P27">$24-70</text:p>
          </table:table-cell>
          <table:table-cell table:style-name="t24.B5" office:value-type="string">
            <text:p text:style-name="P27">$24-80</text:p>
          </table:table-cell>
          <table:table-cell table:style-name="t24.B5" office:value-type="string">
            <text:p text:style-name="P27">$24-00</text:p>
          </table:table-cell>
          <table:table-cell table:style-name="t24.B5" office:value-type="string">
            <text:p text:style-name="P27">$24-10</text:p>
          </table:table-cell>
          <table:table-cell table:style-name="t24.B5" office:value-type="string">
            <text:p text:style-name="P27">$24-20</text:p>
          </table:table-cell>
          <table:table-cell table:style-name="t24.K5" table:number-rows-spanned="5" office:value-type="string">
            <text:p text:style-name="P26">±<text:span text:style-name="T5">20</text:span></text:p>
          </table:table-cell>
        </table:table-row>
        <table:table-row table:style-name="t24.5">
          <table:table-cell table:style-name="t24.A5" office:value-type="string">
            <text:p text:style-name="P26">7<text:span text:style-name="T5">0</text:span> <text:span text:style-name="T43">мкЗв</text:span>/ч</text:p>
          </table:table-cell>
          <table:table-cell table:style-name="t24.B5" office:value-type="string">
            <text:p text:style-name="P27">$24-31</text:p>
          </table:table-cell>
          <table:table-cell table:style-name="t24.B5" office:value-type="string">
            <text:p text:style-name="P27">$24-41</text:p>
          </table:table-cell>
          <table:table-cell table:style-name="t24.B5" office:value-type="string">
            <text:p text:style-name="P27">$24-51</text:p>
          </table:table-cell>
          <table:table-cell table:style-name="t24.B5" office:value-type="string">
            <text:p text:style-name="P27">$24-61</text:p>
          </table:table-cell>
          <table:table-cell table:style-name="t24.B5" office:value-type="string">
            <text:p text:style-name="P27">$24-71</text:p>
          </table:table-cell>
          <table:table-cell table:style-name="t24.B5" office:value-type="string">
            <text:p text:style-name="P27">$24-81</text:p>
          </table:table-cell>
          <table:table-cell table:style-name="t24.B5" office:value-type="string">
            <text:p text:style-name="P27">$24-01</text:p>
          </table:table-cell>
          <table:table-cell table:style-name="t24.B5" office:value-type="string">
            <text:p text:style-name="P27">$24-11</text:p>
          </table:table-cell>
          <table:table-cell table:style-name="t24.B5" office:value-type="string">
            <text:p text:style-name="P27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<text:span text:style-name="T5">0,</text:span>7 <text:span text:style-name="T43">м</text:span>Зв/ч</text:p>
          </table:table-cell>
          <table:table-cell table:style-name="t24.B5" office:value-type="string">
            <text:p text:style-name="P27">$24-32</text:p>
          </table:table-cell>
          <table:table-cell table:style-name="t24.B5" office:value-type="string">
            <text:p text:style-name="P27">$24-42</text:p>
          </table:table-cell>
          <table:table-cell table:style-name="t24.B5" office:value-type="string">
            <text:p text:style-name="P27">$24-52</text:p>
          </table:table-cell>
          <table:table-cell table:style-name="t24.B5" office:value-type="string">
            <text:p text:style-name="P27">$24-62</text:p>
          </table:table-cell>
          <table:table-cell table:style-name="t24.B5" office:value-type="string">
            <text:p text:style-name="P27">$24-72</text:p>
          </table:table-cell>
          <table:table-cell table:style-name="t24.B5" office:value-type="string">
            <text:p text:style-name="P27">$24-82</text:p>
          </table:table-cell>
          <table:table-cell table:style-name="t24.B5" office:value-type="string">
            <text:p text:style-name="P27">$24-02</text:p>
          </table:table-cell>
          <table:table-cell table:style-name="t24.B5" office:value-type="string">
            <text:p text:style-name="P27">$24-12</text:p>
          </table:table-cell>
          <table:table-cell table:style-name="t24.B5" office:value-type="string">
            <text:p text:style-name="P27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7 <text:span text:style-name="T43">м</text:span>Зв/ч</text:p>
          </table:table-cell>
          <table:table-cell table:style-name="t24.B5" office:value-type="string">
            <text:p text:style-name="P27">$24-33</text:p>
          </table:table-cell>
          <table:table-cell table:style-name="t24.B5" office:value-type="string">
            <text:p text:style-name="P27">$24-43</text:p>
          </table:table-cell>
          <table:table-cell table:style-name="t24.B5" office:value-type="string">
            <text:p text:style-name="P27">$24-53</text:p>
          </table:table-cell>
          <table:table-cell table:style-name="t24.B5" office:value-type="string">
            <text:p text:style-name="P27">$24-63</text:p>
          </table:table-cell>
          <table:table-cell table:style-name="t24.B5" office:value-type="string">
            <text:p text:style-name="P27">$24-73</text:p>
          </table:table-cell>
          <table:table-cell table:style-name="t24.B5" office:value-type="string">
            <text:p text:style-name="P27">$24-83</text:p>
          </table:table-cell>
          <table:table-cell table:style-name="t24.B5" office:value-type="string">
            <text:p text:style-name="P27">$24-03</text:p>
          </table:table-cell>
          <table:table-cell table:style-name="t24.B5" office:value-type="string">
            <text:p text:style-name="P27">$24-13</text:p>
          </table:table-cell>
          <table:table-cell table:style-name="t24.B5" office:value-type="string">
            <text:p text:style-name="P27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26"><text:span text:style-name="T5">70</text:span> <text:span text:style-name="T43">м</text:span>Зв/ч</text:p>
          </table:table-cell>
          <table:table-cell table:style-name="t24.B9" office:value-type="string">
            <text:p text:style-name="P27">$24-34</text:p>
          </table:table-cell>
          <table:table-cell table:style-name="t24.B9" office:value-type="string">
            <text:p text:style-name="P27">$24-44</text:p>
          </table:table-cell>
          <table:table-cell table:style-name="t24.B9" office:value-type="string">
            <text:p text:style-name="P27">$24-54</text:p>
          </table:table-cell>
          <table:table-cell table:style-name="t24.B9" office:value-type="string">
            <text:p text:style-name="P27">$24-64</text:p>
          </table:table-cell>
          <table:table-cell table:style-name="t24.B9" office:value-type="string">
            <text:p text:style-name="P27">$24-74</text:p>
          </table:table-cell>
          <table:table-cell table:style-name="t24.B9" office:value-type="string">
            <text:p text:style-name="P27">$24-84</text:p>
          </table:table-cell>
          <table:table-cell table:style-name="t24.B9" office:value-type="string">
            <text:p text:style-name="P27">$24-04</text:p>
          </table:table-cell>
          <table:table-cell table:style-name="t24.B9" office:value-type="string">
            <text:p text:style-name="P27">$24-14</text:p>
          </table:table-cell>
          <table:table-cell table:style-name="t24.B9" office:value-type="string">
            <text:p text:style-name="P27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5"><text:span text:style-name="T92">БОИ-4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18.B2" table:number-rows-spanned="3" office:value-type="string">
            <text:p text:style-name="P26">Номер источ-ника</text:p>
          </table:table-cell>
          <table:table-cell table:style-name="t1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8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8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8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4">Фон, нЗв/ч</text:p>
          </table:table-cell>
          <table:table-cell table:style-name="t1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3"><text:span text:style-name="T31">H</text:span><text:span text:style-name="T34">1</text:span></text:p>
          </table:table-cell>
          <table:table-cell table:style-name="t18.D3" office:value-type="string">
            <text:p text:style-name="P34"><text:span text:style-name="T6">H</text:span><text:span text:style-name="T34">2</text:span></text:p>
          </table:table-cell>
          <table:table-cell table:style-name="t18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26">7<text:span text:style-name="T5">0</text:span> <text:span text:style-name="T43">мкЗв</text:span>/ч</text:p>
          </table:table-cell>
          <table:table-cell table:style-name="t18.B5" office:value-type="string">
            <text:p text:style-name="P27">$18-30</text:p>
          </table:table-cell>
          <table:table-cell table:style-name="t18.B5" office:value-type="string">
            <text:p text:style-name="P27">$18-40</text:p>
          </table:table-cell>
          <table:table-cell table:style-name="t18.B5" office:value-type="string">
            <text:p text:style-name="P27">$18-50</text:p>
          </table:table-cell>
          <table:table-cell table:style-name="t18.B5" office:value-type="string">
            <text:p text:style-name="P27">$18-60</text:p>
          </table:table-cell>
          <table:table-cell table:style-name="t18.B5" office:value-type="string">
            <text:p text:style-name="P27">$18-70</text:p>
          </table:table-cell>
          <table:table-cell table:style-name="t18.B5" office:value-type="string">
            <text:p text:style-name="P27">$18-80</text:p>
          </table:table-cell>
          <table:table-cell table:style-name="t18.B5" office:value-type="string">
            <text:p text:style-name="P27">$18-00</text:p>
          </table:table-cell>
          <table:table-cell table:style-name="t18.B5" office:value-type="string">
            <text:p text:style-name="P27">$18-10</text:p>
          </table:table-cell>
          <table:table-cell table:style-name="t18.B5" office:value-type="string">
            <text:p text:style-name="P27">$18-20</text:p>
          </table:table-cell>
          <table:table-cell table:style-name="t18.K5" table:number-rows-spanned="4" office:value-type="string">
            <text:p text:style-name="P26">±<text:span text:style-name="T5">20</text:span></text:p>
          </table:table-cell>
        </table:table-row>
        <table:table-row table:style-name="t18.5">
          <table:table-cell table:style-name="t18.A5" office:value-type="string">
            <text:p text:style-name="P26"><text:span text:style-name="T5">0,</text:span>7 <text:span text:style-name="T43">м</text:span>Зв/ч</text:p>
          </table:table-cell>
          <table:table-cell table:style-name="t18.B5" office:value-type="string">
            <text:p text:style-name="P27">$18-31</text:p>
          </table:table-cell>
          <table:table-cell table:style-name="t18.B5" office:value-type="string">
            <text:p text:style-name="P27">$18-41</text:p>
          </table:table-cell>
          <table:table-cell table:style-name="t18.B5" office:value-type="string">
            <text:p text:style-name="P27">$18-51</text:p>
          </table:table-cell>
          <table:table-cell table:style-name="t18.B5" office:value-type="string">
            <text:p text:style-name="P27">$18-61</text:p>
          </table:table-cell>
          <table:table-cell table:style-name="t18.B5" office:value-type="string">
            <text:p text:style-name="P27">$18-71</text:p>
          </table:table-cell>
          <table:table-cell table:style-name="t18.B5" office:value-type="string">
            <text:p text:style-name="P27">$18-81</text:p>
          </table:table-cell>
          <table:table-cell table:style-name="t18.B5" office:value-type="string">
            <text:p text:style-name="P27">$18-01</text:p>
          </table:table-cell>
          <table:table-cell table:style-name="t18.B5" office:value-type="string">
            <text:p text:style-name="P27">$18-11</text:p>
          </table:table-cell>
          <table:table-cell table:style-name="t18.B5" office:value-type="string">
            <text:p text:style-name="P27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26">7 <text:span text:style-name="T43">м</text:span>Зв/ч</text:p>
          </table:table-cell>
          <table:table-cell table:style-name="t18.B5" office:value-type="string">
            <text:p text:style-name="P27">$18-32</text:p>
          </table:table-cell>
          <table:table-cell table:style-name="t18.B5" office:value-type="string">
            <text:p text:style-name="P27">$18-42</text:p>
          </table:table-cell>
          <table:table-cell table:style-name="t18.B5" office:value-type="string">
            <text:p text:style-name="P27">$18-52</text:p>
          </table:table-cell>
          <table:table-cell table:style-name="t18.B5" office:value-type="string">
            <text:p text:style-name="P27">$18-62</text:p>
          </table:table-cell>
          <table:table-cell table:style-name="t18.B5" office:value-type="string">
            <text:p text:style-name="P27">$18-72</text:p>
          </table:table-cell>
          <table:table-cell table:style-name="t18.B5" office:value-type="string">
            <text:p text:style-name="P27">$18-82</text:p>
          </table:table-cell>
          <table:table-cell table:style-name="t18.B5" office:value-type="string">
            <text:p text:style-name="P27">$18-02</text:p>
          </table:table-cell>
          <table:table-cell table:style-name="t18.B5" office:value-type="string">
            <text:p text:style-name="P27">$18-12</text:p>
          </table:table-cell>
          <table:table-cell table:style-name="t18.B5" office:value-type="string">
            <text:p text:style-name="P27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26"><text:span text:style-name="T5">70</text:span> <text:span text:style-name="T43">м</text:span>Зв/ч</text:p>
          </table:table-cell>
          <table:table-cell table:style-name="t18.B8" office:value-type="string">
            <text:p text:style-name="P27">$18-33</text:p>
          </table:table-cell>
          <table:table-cell table:style-name="t18.B8" office:value-type="string">
            <text:p text:style-name="P27">$18-43</text:p>
          </table:table-cell>
          <table:table-cell table:style-name="t18.B8" office:value-type="string">
            <text:p text:style-name="P27">$18-53</text:p>
          </table:table-cell>
          <table:table-cell table:style-name="t18.B8" office:value-type="string">
            <text:p text:style-name="P27">$18-63</text:p>
          </table:table-cell>
          <table:table-cell table:style-name="t18.B8" office:value-type="string">
            <text:p text:style-name="P27">$18-73</text:p>
          </table:table-cell>
          <table:table-cell table:style-name="t18.B8" office:value-type="string">
            <text:p text:style-name="P27">$18-83</text:p>
          </table:table-cell>
          <table:table-cell table:style-name="t18.B8" office:value-type="string">
            <text:p text:style-name="P27">$18-03</text:p>
          </table:table-cell>
          <table:table-cell table:style-name="t18.B8" office:value-type="string">
            <text:p text:style-name="P27">$18-13</text:p>
          </table:table-cell>
          <table:table-cell table:style-name="t18.B8" office:value-type="string">
            <text:p text:style-name="P27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6"><text:span text:style-name="T12">БДК</text:span><text:span text:style-name="T4">Г</text:span><text:span text:style-name="T12">-0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4">Фон, нЗв/ч</text:p>
          </table:table-cell>
          <table:table-cell table:style-name="t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31">H</text:span><text:span text:style-name="T34">1</text:span></text:p>
          </table:table-cell>
          <table:table-cell table:style-name="t1.D3" office:value-type="string">
            <text:p text:style-name="P34"><text:span text:style-name="T6">H</text:span><text:span text:style-name="T34">2</text:span></text:p>
          </table:table-cell>
          <table:table-cell table:style-name="t1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6">0,7 мкЗв/ч</text:p>
          </table:table-cell>
          <table:table-cell table:style-name="t1.B5" office:value-type="string">
            <text:p text:style-name="P27">$1-30</text:p>
          </table:table-cell>
          <table:table-cell table:style-name="t1.B5" office:value-type="string">
            <text:p text:style-name="P27">$1-40</text:p>
          </table:table-cell>
          <table:table-cell table:style-name="t1.B5" office:value-type="string">
            <text:p text:style-name="P27">$1-50</text:p>
          </table:table-cell>
          <table:table-cell table:style-name="t1.B5" office:value-type="string">
            <text:p text:style-name="P27">$1-60</text:p>
          </table:table-cell>
          <table:table-cell table:style-name="t1.B5" office:value-type="string">
            <text:p text:style-name="P27">$1-70</text:p>
          </table:table-cell>
          <table:table-cell table:style-name="t1.B5" office:value-type="string">
            <text:p text:style-name="P27">$1-80</text:p>
          </table:table-cell>
          <table:table-cell table:style-name="t1.B5" office:value-type="string">
            <text:p text:style-name="P27">$1-00</text:p>
          </table:table-cell>
          <table:table-cell table:style-name="t1.B5" office:value-type="string">
            <text:p text:style-name="P27">$1-10</text:p>
          </table:table-cell>
          <table:table-cell table:style-name="t1.B5" office:value-type="string">
            <text:p text:style-name="P27">$1-20</text:p>
          </table:table-cell>
          <table:table-cell table:style-name="t1.K5" table:number-rows-spanned="8" office:value-type="string">
            <text:p text:style-name="P26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26">7 мкЗв/ч</text:p>
          </table:table-cell>
          <table:table-cell table:style-name="t1.B5" office:value-type="string">
            <text:p text:style-name="P27">$1-31</text:p>
          </table:table-cell>
          <table:table-cell table:style-name="t1.B5" office:value-type="string">
            <text:p text:style-name="P27">$1-41</text:p>
          </table:table-cell>
          <table:table-cell table:style-name="t1.B5" office:value-type="string">
            <text:p text:style-name="P27">$1-51</text:p>
          </table:table-cell>
          <table:table-cell table:style-name="t1.B5" office:value-type="string">
            <text:p text:style-name="P27">$1-61</text:p>
          </table:table-cell>
          <table:table-cell table:style-name="t1.B5" office:value-type="string">
            <text:p text:style-name="P27">$1-71</text:p>
          </table:table-cell>
          <table:table-cell table:style-name="t1.B5" office:value-type="string">
            <text:p text:style-name="P27">$1-81</text:p>
          </table:table-cell>
          <table:table-cell table:style-name="t1.B5" office:value-type="string">
            <text:p text:style-name="P27">$1-01</text:p>
          </table:table-cell>
          <table:table-cell table:style-name="t1.B5" office:value-type="string">
            <text:p text:style-name="P27">$1-11</text:p>
          </table:table-cell>
          <table:table-cell table:style-name="t1.B5" office:value-type="string">
            <text:p text:style-name="P27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кЗв/ч</text:p>
          </table:table-cell>
          <table:table-cell table:style-name="t1.B5" office:value-type="string">
            <text:p text:style-name="P27">$1-32</text:p>
          </table:table-cell>
          <table:table-cell table:style-name="t1.B5" office:value-type="string">
            <text:p text:style-name="P27">$1-42</text:p>
          </table:table-cell>
          <table:table-cell table:style-name="t1.B5" office:value-type="string">
            <text:p text:style-name="P27">$1-52</text:p>
          </table:table-cell>
          <table:table-cell table:style-name="t1.B5" office:value-type="string">
            <text:p text:style-name="P27">$1-62</text:p>
          </table:table-cell>
          <table:table-cell table:style-name="t1.B5" office:value-type="string">
            <text:p text:style-name="P27">$1-72</text:p>
          </table:table-cell>
          <table:table-cell table:style-name="t1.B5" office:value-type="string">
            <text:p text:style-name="P27">$1-82</text:p>
          </table:table-cell>
          <table:table-cell table:style-name="t1.B5" office:value-type="string">
            <text:p text:style-name="P27">$1-02</text:p>
          </table:table-cell>
          <table:table-cell table:style-name="t1.B5" office:value-type="string">
            <text:p text:style-name="P27">$1-12</text:p>
          </table:table-cell>
          <table:table-cell table:style-name="t1.B5" office:value-type="string">
            <text:p text:style-name="P27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26">0.7 мЗв/ч</text:p>
          </table:table-cell>
          <table:table-cell table:style-name="t1.B5" office:value-type="string">
            <text:p text:style-name="P27">$1-33</text:p>
          </table:table-cell>
          <table:table-cell table:style-name="t1.B5" office:value-type="string">
            <text:p text:style-name="P27">$1-43</text:p>
          </table:table-cell>
          <table:table-cell table:style-name="t1.B5" office:value-type="string">
            <text:p text:style-name="P27">$1-53</text:p>
          </table:table-cell>
          <table:table-cell table:style-name="t1.B5" office:value-type="string">
            <text:p text:style-name="P27">$1-63</text:p>
          </table:table-cell>
          <table:table-cell table:style-name="t1.B5" office:value-type="string">
            <text:p text:style-name="P27">$1-73</text:p>
          </table:table-cell>
          <table:table-cell table:style-name="t1.B5" office:value-type="string">
            <text:p text:style-name="P27">$1-83</text:p>
          </table:table-cell>
          <table:table-cell table:style-name="t1.B5" office:value-type="string">
            <text:p text:style-name="P27">$1-03</text:p>
          </table:table-cell>
          <table:table-cell table:style-name="t1.B5" office:value-type="string">
            <text:p text:style-name="P27">$1-13</text:p>
          </table:table-cell>
          <table:table-cell table:style-name="t1.B5" office:value-type="string">
            <text:p text:style-name="P27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26">7,0 мЗв/ч</text:p>
          </table:table-cell>
          <table:table-cell table:style-name="t1.B5" office:value-type="string">
            <text:p text:style-name="P27">$1-34</text:p>
          </table:table-cell>
          <table:table-cell table:style-name="t1.B5" office:value-type="string">
            <text:p text:style-name="P27">$1-44</text:p>
          </table:table-cell>
          <table:table-cell table:style-name="t1.B5" office:value-type="string">
            <text:p text:style-name="P27">$1-54</text:p>
          </table:table-cell>
          <table:table-cell table:style-name="t1.B5" office:value-type="string">
            <text:p text:style-name="P27">$1-64</text:p>
          </table:table-cell>
          <table:table-cell table:style-name="t1.B5" office:value-type="string">
            <text:p text:style-name="P27">$1-74</text:p>
          </table:table-cell>
          <table:table-cell table:style-name="t1.B5" office:value-type="string">
            <text:p text:style-name="P27">$1-84</text:p>
          </table:table-cell>
          <table:table-cell table:style-name="t1.B5" office:value-type="string">
            <text:p text:style-name="P27">$1-04</text:p>
          </table:table-cell>
          <table:table-cell table:style-name="t1.B5" office:value-type="string">
            <text:p text:style-name="P27">$1-14</text:p>
          </table:table-cell>
          <table:table-cell table:style-name="t1.B5" office:value-type="string">
            <text:p text:style-name="P27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Зв/ч</text:p>
          </table:table-cell>
          <table:table-cell table:style-name="t1.B5" office:value-type="string">
            <text:p text:style-name="P27">$1-35</text:p>
          </table:table-cell>
          <table:table-cell table:style-name="t1.B5" office:value-type="string">
            <text:p text:style-name="P27">$1-45</text:p>
          </table:table-cell>
          <table:table-cell table:style-name="t1.B5" office:value-type="string">
            <text:p text:style-name="P27">$1-55</text:p>
          </table:table-cell>
          <table:table-cell table:style-name="t1.B5" office:value-type="string">
            <text:p text:style-name="P27">$1-65</text:p>
          </table:table-cell>
          <table:table-cell table:style-name="t1.B5" office:value-type="string">
            <text:p text:style-name="P27">$1-75</text:p>
          </table:table-cell>
          <table:table-cell table:style-name="t1.B5" office:value-type="string">
            <text:p text:style-name="P27">$1-85</text:p>
          </table:table-cell>
          <table:table-cell table:style-name="t1.B5" office:value-type="string">
            <text:p text:style-name="P27">$1-05</text:p>
          </table:table-cell>
          <table:table-cell table:style-name="t1.B5" office:value-type="string">
            <text:p text:style-name="P27">$1-15</text:p>
          </table:table-cell>
          <table:table-cell table:style-name="t1.B5" office:value-type="string">
            <text:p text:style-name="P27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26"><text:span text:style-name="T43">0,7</text:span> Зв/ч</text:p>
          </table:table-cell>
          <table:table-cell table:style-name="t1.B5" office:value-type="string">
            <text:p text:style-name="P27">$1-36</text:p>
          </table:table-cell>
          <table:table-cell table:style-name="t1.B5" office:value-type="string">
            <text:p text:style-name="P27">$1-46</text:p>
          </table:table-cell>
          <table:table-cell table:style-name="t1.B5" office:value-type="string">
            <text:p text:style-name="P27">$1-56</text:p>
          </table:table-cell>
          <table:table-cell table:style-name="t1.B5" office:value-type="string">
            <text:p text:style-name="P27">$1-66</text:p>
          </table:table-cell>
          <table:table-cell table:style-name="t1.B5" office:value-type="string">
            <text:p text:style-name="P27">$1-76</text:p>
          </table:table-cell>
          <table:table-cell table:style-name="t1.B5" office:value-type="string">
            <text:p text:style-name="P27">$1-86</text:p>
          </table:table-cell>
          <table:table-cell table:style-name="t1.B5" office:value-type="string">
            <text:p text:style-name="P27">$1-06</text:p>
          </table:table-cell>
          <table:table-cell table:style-name="t1.B5" office:value-type="string">
            <text:p text:style-name="P27">$1-16</text:p>
          </table:table-cell>
          <table:table-cell table:style-name="t1.B5" office:value-type="string">
            <text:p text:style-name="P27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26">7 Зв/ч</text:p>
          </table:table-cell>
          <table:table-cell table:style-name="t1.B12" office:value-type="string">
            <text:p text:style-name="P27">$1-37</text:p>
          </table:table-cell>
          <table:table-cell table:style-name="t1.B12" office:value-type="string">
            <text:p text:style-name="P27">$1-47</text:p>
          </table:table-cell>
          <table:table-cell table:style-name="t1.B12" office:value-type="string">
            <text:p text:style-name="P27">$1-57</text:p>
          </table:table-cell>
          <table:table-cell table:style-name="t1.B12" office:value-type="string">
            <text:p text:style-name="P27">$1-67</text:p>
          </table:table-cell>
          <table:table-cell table:style-name="t1.B12" office:value-type="string">
            <text:p text:style-name="P27">$1-77</text:p>
          </table:table-cell>
          <table:table-cell table:style-name="t1.B12" office:value-type="string">
            <text:p text:style-name="P27">$1-87</text:p>
          </table:table-cell>
          <table:table-cell table:style-name="t1.B12" office:value-type="string">
            <text:p text:style-name="P27">$1-07</text:p>
          </table:table-cell>
          <table:table-cell table:style-name="t1.B12" office:value-type="string">
            <text:p text:style-name="P27">$1-17</text:p>
          </table:table-cell>
          <table:table-cell table:style-name="t1.B12" office:value-type="string">
            <text:p text:style-name="P27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6"><text:span text:style-name="T12">БДКГ-03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.B2" table:number-rows-spanned="3" office:value-type="string">
            <text:p text:style-name="P26">Номер источ-ника</text:p>
          </table:table-cell>
          <table:table-cell table:style-name="t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Фон, нЗв/ч</text:p>
          </table:table-cell>
          <table:table-cell table:style-name="t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31">H</text:span><text:span text:style-name="T34">1</text:span></text:p>
          </table:table-cell>
          <table:table-cell table:style-name="t2.D3" office:value-type="string">
            <text:p text:style-name="P34"><text:span text:style-name="T6">H</text:span><text:span text:style-name="T34">2</text:span></text:p>
          </table:table-cell>
          <table:table-cell table:style-name="t2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26"><text:span text:style-name="T5">0,07</text:span> мкЗв/ч</text:p>
          </table:table-cell>
          <table:table-cell table:style-name="t2.B5" office:value-type="string">
            <text:p text:style-name="P27">$2-30</text:p>
          </table:table-cell>
          <table:table-cell table:style-name="t2.B5" office:value-type="string">
            <text:p text:style-name="P27">$2-40</text:p>
          </table:table-cell>
          <table:table-cell table:style-name="t2.B5" office:value-type="string">
            <text:p text:style-name="P27">$2-50</text:p>
          </table:table-cell>
          <table:table-cell table:style-name="t2.B5" office:value-type="string">
            <text:p text:style-name="P27">$2-60</text:p>
          </table:table-cell>
          <table:table-cell table:style-name="t2.B5" office:value-type="string">
            <text:p text:style-name="P27">$2-70</text:p>
          </table:table-cell>
          <table:table-cell table:style-name="t2.B5" office:value-type="string">
            <text:p text:style-name="P27">$2-80</text:p>
          </table:table-cell>
          <table:table-cell table:style-name="t2.B5" office:value-type="string">
            <text:p text:style-name="P27">$2-00</text:p>
          </table:table-cell>
          <table:table-cell table:style-name="t2.B5" office:value-type="string">
            <text:p text:style-name="P27">$2-10</text:p>
          </table:table-cell>
          <table:table-cell table:style-name="t2.B5" office:value-type="string">
            <text:p text:style-name="P27">$2-20</text:p>
          </table:table-cell>
          <table:table-cell table:style-name="t2.K5" table:number-rows-spanned="5" office:value-type="string">
            <text:p text:style-name="P26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26">0,7 мкЗв/ч</text:p>
          </table:table-cell>
          <table:table-cell table:style-name="t2.B5" office:value-type="string">
            <text:p text:style-name="P27">$2-31</text:p>
          </table:table-cell>
          <table:table-cell table:style-name="t2.B5" office:value-type="string">
            <text:p text:style-name="P27">$2-41</text:p>
          </table:table-cell>
          <table:table-cell table:style-name="t2.B5" office:value-type="string">
            <text:p text:style-name="P27">$2-51</text:p>
          </table:table-cell>
          <table:table-cell table:style-name="t2.B5" office:value-type="string">
            <text:p text:style-name="P27">$2-61</text:p>
          </table:table-cell>
          <table:table-cell table:style-name="t2.B5" office:value-type="string">
            <text:p text:style-name="P27">$2-71</text:p>
          </table:table-cell>
          <table:table-cell table:style-name="t2.B5" office:value-type="string">
            <text:p text:style-name="P27">$2-81</text:p>
          </table:table-cell>
          <table:table-cell table:style-name="t2.B5" office:value-type="string">
            <text:p text:style-name="P27">$2-01</text:p>
          </table:table-cell>
          <table:table-cell table:style-name="t2.B5" office:value-type="string">
            <text:p text:style-name="P27">$2-11</text:p>
          </table:table-cell>
          <table:table-cell table:style-name="t2.B5" office:value-type="string">
            <text:p text:style-name="P27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26">7 мкЗв/ч</text:p>
          </table:table-cell>
          <table:table-cell table:style-name="t2.B5" office:value-type="string">
            <text:p text:style-name="P27">$2-32</text:p>
          </table:table-cell>
          <table:table-cell table:style-name="t2.B5" office:value-type="string">
            <text:p text:style-name="P27">$2-42</text:p>
          </table:table-cell>
          <table:table-cell table:style-name="t2.B5" office:value-type="string">
            <text:p text:style-name="P27">$2-52</text:p>
          </table:table-cell>
          <table:table-cell table:style-name="t2.B5" office:value-type="string">
            <text:p text:style-name="P27">$2-62</text:p>
          </table:table-cell>
          <table:table-cell table:style-name="t2.B5" office:value-type="string">
            <text:p text:style-name="P27">$2-72</text:p>
          </table:table-cell>
          <table:table-cell table:style-name="t2.B5" office:value-type="string">
            <text:p text:style-name="P27">$2-82</text:p>
          </table:table-cell>
          <table:table-cell table:style-name="t2.B5" office:value-type="string">
            <text:p text:style-name="P27">$2-02</text:p>
          </table:table-cell>
          <table:table-cell table:style-name="t2.B5" office:value-type="string">
            <text:p text:style-name="P27">$2-12</text:p>
          </table:table-cell>
          <table:table-cell table:style-name="t2.B5" office:value-type="string">
            <text:p text:style-name="P27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26">70 мкЗв/ч</text:p>
          </table:table-cell>
          <table:table-cell table:style-name="t2.B5" office:value-type="string">
            <text:p text:style-name="P27">$2-33</text:p>
          </table:table-cell>
          <table:table-cell table:style-name="t2.B5" office:value-type="string">
            <text:p text:style-name="P27">$2-43</text:p>
          </table:table-cell>
          <table:table-cell table:style-name="t2.B5" office:value-type="string">
            <text:p text:style-name="P27">$2-53</text:p>
          </table:table-cell>
          <table:table-cell table:style-name="t2.B5" office:value-type="string">
            <text:p text:style-name="P27">$2-63</text:p>
          </table:table-cell>
          <table:table-cell table:style-name="t2.B5" office:value-type="string">
            <text:p text:style-name="P27">$2-73</text:p>
          </table:table-cell>
          <table:table-cell table:style-name="t2.B5" office:value-type="string">
            <text:p text:style-name="P27">$2-83</text:p>
          </table:table-cell>
          <table:table-cell table:style-name="t2.B5" office:value-type="string">
            <text:p text:style-name="P27">$2-03</text:p>
          </table:table-cell>
          <table:table-cell table:style-name="t2.B5" office:value-type="string">
            <text:p text:style-name="P27">$2-13</text:p>
          </table:table-cell>
          <table:table-cell table:style-name="t2.B5" office:value-type="string">
            <text:p text:style-name="P27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26"><text:span text:style-name="T43">240</text:span> <text:span text:style-name="T43">мкЗв</text:span>/ч</text:p>
          </table:table-cell>
          <table:table-cell table:style-name="t2.B9" office:value-type="string">
            <text:p text:style-name="P27">$2-34</text:p>
          </table:table-cell>
          <table:table-cell table:style-name="t2.B9" office:value-type="string">
            <text:p text:style-name="P27">$2-44</text:p>
          </table:table-cell>
          <table:table-cell table:style-name="t2.B9" office:value-type="string">
            <text:p text:style-name="P27">$2-54</text:p>
          </table:table-cell>
          <table:table-cell table:style-name="t2.B9" office:value-type="string">
            <text:p text:style-name="P27">$2-64</text:p>
          </table:table-cell>
          <table:table-cell table:style-name="t2.B9" office:value-type="string">
            <text:p text:style-name="P27">$2-74</text:p>
          </table:table-cell>
          <table:table-cell table:style-name="t2.B9" office:value-type="string">
            <text:p text:style-name="P27">$2-84</text:p>
          </table:table-cell>
          <table:table-cell table:style-name="t2.B9" office:value-type="string">
            <text:p text:style-name="P27">$2-04</text:p>
          </table:table-cell>
          <table:table-cell table:style-name="t2.B9" office:value-type="string">
            <text:p text:style-name="P27">$2-14</text:p>
          </table:table-cell>
          <table:table-cell table:style-name="t2.B9" office:value-type="string">
            <text:p text:style-name="P27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6"><text:span text:style-name="T12">БДКГ-04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3.B2" table:number-rows-spanned="3" office:value-type="string">
            <text:p text:style-name="P26">Номер источ-ника</text:p>
          </table:table-cell>
          <table:table-cell table:style-name="t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3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3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Фон, нЗв/ч</text:p>
          </table:table-cell>
          <table:table-cell table:style-name="t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31">H</text:span><text:span text:style-name="T34">1</text:span></text:p>
          </table:table-cell>
          <table:table-cell table:style-name="t3.D3" office:value-type="string">
            <text:p text:style-name="P34"><text:span text:style-name="T6">H</text:span><text:span text:style-name="T34">2</text:span></text:p>
          </table:table-cell>
          <table:table-cell table:style-name="t3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26"><text:span text:style-name="T5">0,07</text:span> мкЗв/ч</text:p>
          </table:table-cell>
          <table:table-cell table:style-name="t3.B5" office:value-type="string">
            <text:p text:style-name="P27">$3-30</text:p>
          </table:table-cell>
          <table:table-cell table:style-name="t3.B5" office:value-type="string">
            <text:p text:style-name="P27">$3-40</text:p>
          </table:table-cell>
          <table:table-cell table:style-name="t3.B5" office:value-type="string">
            <text:p text:style-name="P27">$3-50</text:p>
          </table:table-cell>
          <table:table-cell table:style-name="t3.B5" office:value-type="string">
            <text:p text:style-name="P27">$3-60</text:p>
          </table:table-cell>
          <table:table-cell table:style-name="t3.B5" office:value-type="string">
            <text:p text:style-name="P27">$3-70</text:p>
          </table:table-cell>
          <table:table-cell table:style-name="t3.B5" office:value-type="string">
            <text:p text:style-name="P27">$3-80</text:p>
          </table:table-cell>
          <table:table-cell table:style-name="t3.B5" office:value-type="string">
            <text:p text:style-name="P27">$3-00</text:p>
          </table:table-cell>
          <table:table-cell table:style-name="t3.B5" office:value-type="string">
            <text:p text:style-name="P27">$3-10</text:p>
          </table:table-cell>
          <table:table-cell table:style-name="t3.B5" office:value-type="string">
            <text:p text:style-name="P27">$3-20</text:p>
          </table:table-cell>
          <table:table-cell table:style-name="t3.K5" table:number-rows-spanned="9" office:value-type="string">
            <text:p text:style-name="P26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26">0,7 мкЗв/ч</text:p>
          </table:table-cell>
          <table:table-cell table:style-name="t3.B5" office:value-type="string">
            <text:p text:style-name="P27">$3-31</text:p>
          </table:table-cell>
          <table:table-cell table:style-name="t3.B5" office:value-type="string">
            <text:p text:style-name="P27">$3-41</text:p>
          </table:table-cell>
          <table:table-cell table:style-name="t3.B5" office:value-type="string">
            <text:p text:style-name="P27">$3-51</text:p>
          </table:table-cell>
          <table:table-cell table:style-name="t3.B5" office:value-type="string">
            <text:p text:style-name="P27">$3-61</text:p>
          </table:table-cell>
          <table:table-cell table:style-name="t3.B5" office:value-type="string">
            <text:p text:style-name="P27">$3-71</text:p>
          </table:table-cell>
          <table:table-cell table:style-name="t3.B5" office:value-type="string">
            <text:p text:style-name="P27">$3-81</text:p>
          </table:table-cell>
          <table:table-cell table:style-name="t3.B5" office:value-type="string">
            <text:p text:style-name="P27">$3-01</text:p>
          </table:table-cell>
          <table:table-cell table:style-name="t3.B5" office:value-type="string">
            <text:p text:style-name="P27">$3-11</text:p>
          </table:table-cell>
          <table:table-cell table:style-name="t3.B5" office:value-type="string">
            <text:p text:style-name="P27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26">7 мкЗв/ч</text:p>
          </table:table-cell>
          <table:table-cell table:style-name="t3.B5" office:value-type="string">
            <text:p text:style-name="P27">$3-32</text:p>
          </table:table-cell>
          <table:table-cell table:style-name="t3.B5" office:value-type="string">
            <text:p text:style-name="P27">$3-42</text:p>
          </table:table-cell>
          <table:table-cell table:style-name="t3.B5" office:value-type="string">
            <text:p text:style-name="P27">$3-52</text:p>
          </table:table-cell>
          <table:table-cell table:style-name="t3.B5" office:value-type="string">
            <text:p text:style-name="P27">$3-62</text:p>
          </table:table-cell>
          <table:table-cell table:style-name="t3.B5" office:value-type="string">
            <text:p text:style-name="P27">$3-72</text:p>
          </table:table-cell>
          <table:table-cell table:style-name="t3.B5" office:value-type="string">
            <text:p text:style-name="P27">$3-82</text:p>
          </table:table-cell>
          <table:table-cell table:style-name="t3.B5" office:value-type="string">
            <text:p text:style-name="P27">$3-02</text:p>
          </table:table-cell>
          <table:table-cell table:style-name="t3.B5" office:value-type="string">
            <text:p text:style-name="P27">$3-12</text:p>
          </table:table-cell>
          <table:table-cell table:style-name="t3.B5" office:value-type="string">
            <text:p text:style-name="P27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кЗв/ч</text:p>
          </table:table-cell>
          <table:table-cell table:style-name="t3.B5" office:value-type="string">
            <text:p text:style-name="P27">$3-33</text:p>
          </table:table-cell>
          <table:table-cell table:style-name="t3.B5" office:value-type="string">
            <text:p text:style-name="P27">$3-43</text:p>
          </table:table-cell>
          <table:table-cell table:style-name="t3.B5" office:value-type="string">
            <text:p text:style-name="P27">$3-53</text:p>
          </table:table-cell>
          <table:table-cell table:style-name="t3.B5" office:value-type="string">
            <text:p text:style-name="P27">$3-63</text:p>
          </table:table-cell>
          <table:table-cell table:style-name="t3.B5" office:value-type="string">
            <text:p text:style-name="P27">$3-73</text:p>
          </table:table-cell>
          <table:table-cell table:style-name="t3.B5" office:value-type="string">
            <text:p text:style-name="P27">$3-83</text:p>
          </table:table-cell>
          <table:table-cell table:style-name="t3.B5" office:value-type="string">
            <text:p text:style-name="P27">$3-03</text:p>
          </table:table-cell>
          <table:table-cell table:style-name="t3.B5" office:value-type="string">
            <text:p text:style-name="P27">$3-13</text:p>
          </table:table-cell>
          <table:table-cell table:style-name="t3.B5" office:value-type="string">
            <text:p text:style-name="P27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26">0.7 мЗв/ч</text:p>
          </table:table-cell>
          <table:table-cell table:style-name="t3.B5" office:value-type="string">
            <text:p text:style-name="P27">$3-34</text:p>
          </table:table-cell>
          <table:table-cell table:style-name="t3.B5" office:value-type="string">
            <text:p text:style-name="P27">$3-44</text:p>
          </table:table-cell>
          <table:table-cell table:style-name="t3.B5" office:value-type="string">
            <text:p text:style-name="P27">$3-54</text:p>
          </table:table-cell>
          <table:table-cell table:style-name="t3.B5" office:value-type="string">
            <text:p text:style-name="P27">$3-64</text:p>
          </table:table-cell>
          <table:table-cell table:style-name="t3.B5" office:value-type="string">
            <text:p text:style-name="P27">$3-74</text:p>
          </table:table-cell>
          <table:table-cell table:style-name="t3.B5" office:value-type="string">
            <text:p text:style-name="P27">$3-84</text:p>
          </table:table-cell>
          <table:table-cell table:style-name="t3.B5" office:value-type="string">
            <text:p text:style-name="P27">$3-04</text:p>
          </table:table-cell>
          <table:table-cell table:style-name="t3.B5" office:value-type="string">
            <text:p text:style-name="P27">$3-14</text:p>
          </table:table-cell>
          <table:table-cell table:style-name="t3.B5" office:value-type="string">
            <text:p text:style-name="P27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26">7,0 мЗв/ч</text:p>
          </table:table-cell>
          <table:table-cell table:style-name="t3.B5" office:value-type="string">
            <text:p text:style-name="P27">$3-35</text:p>
          </table:table-cell>
          <table:table-cell table:style-name="t3.B5" office:value-type="string">
            <text:p text:style-name="P27">$3-45</text:p>
          </table:table-cell>
          <table:table-cell table:style-name="t3.B5" office:value-type="string">
            <text:p text:style-name="P27">$3-55</text:p>
          </table:table-cell>
          <table:table-cell table:style-name="t3.B5" office:value-type="string">
            <text:p text:style-name="P27">$3-65</text:p>
          </table:table-cell>
          <table:table-cell table:style-name="t3.B5" office:value-type="string">
            <text:p text:style-name="P27">$3-75</text:p>
          </table:table-cell>
          <table:table-cell table:style-name="t3.B5" office:value-type="string">
            <text:p text:style-name="P27">$3-85</text:p>
          </table:table-cell>
          <table:table-cell table:style-name="t3.B5" office:value-type="string">
            <text:p text:style-name="P27">$3-05</text:p>
          </table:table-cell>
          <table:table-cell table:style-name="t3.B5" office:value-type="string">
            <text:p text:style-name="P27">$3-15</text:p>
          </table:table-cell>
          <table:table-cell table:style-name="t3.B5" office:value-type="string">
            <text:p text:style-name="P27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Зв/ч</text:p>
          </table:table-cell>
          <table:table-cell table:style-name="t3.B5" office:value-type="string">
            <text:p text:style-name="P27">$3-36</text:p>
          </table:table-cell>
          <table:table-cell table:style-name="t3.B5" office:value-type="string">
            <text:p text:style-name="P27">$3-46</text:p>
          </table:table-cell>
          <table:table-cell table:style-name="t3.B5" office:value-type="string">
            <text:p text:style-name="P27">$3-56</text:p>
          </table:table-cell>
          <table:table-cell table:style-name="t3.B5" office:value-type="string">
            <text:p text:style-name="P27">$3-66</text:p>
          </table:table-cell>
          <table:table-cell table:style-name="t3.B5" office:value-type="string">
            <text:p text:style-name="P27">$3-76</text:p>
          </table:table-cell>
          <table:table-cell table:style-name="t3.B5" office:value-type="string">
            <text:p text:style-name="P27">$3-86</text:p>
          </table:table-cell>
          <table:table-cell table:style-name="t3.B5" office:value-type="string">
            <text:p text:style-name="P27">$3-06</text:p>
          </table:table-cell>
          <table:table-cell table:style-name="t3.B5" office:value-type="string">
            <text:p text:style-name="P27">$3-16</text:p>
          </table:table-cell>
          <table:table-cell table:style-name="t3.B5" office:value-type="string">
            <text:p text:style-name="P27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26"><text:span text:style-name="T43">0,7</text:span> Зв/ч</text:p>
          </table:table-cell>
          <table:table-cell table:style-name="t3.B5" office:value-type="string">
            <text:p text:style-name="P27">$3-37</text:p>
          </table:table-cell>
          <table:table-cell table:style-name="t3.B5" office:value-type="string">
            <text:p text:style-name="P27">$3-47</text:p>
          </table:table-cell>
          <table:table-cell table:style-name="t3.B5" office:value-type="string">
            <text:p text:style-name="P27">$3-57</text:p>
          </table:table-cell>
          <table:table-cell table:style-name="t3.B5" office:value-type="string">
            <text:p text:style-name="P27">$3-67</text:p>
          </table:table-cell>
          <table:table-cell table:style-name="t3.B5" office:value-type="string">
            <text:p text:style-name="P27">$3-77</text:p>
          </table:table-cell>
          <table:table-cell table:style-name="t3.B5" office:value-type="string">
            <text:p text:style-name="P27">$3-87</text:p>
          </table:table-cell>
          <table:table-cell table:style-name="t3.B5" office:value-type="string">
            <text:p text:style-name="P27">$3-07</text:p>
          </table:table-cell>
          <table:table-cell table:style-name="t3.B5" office:value-type="string">
            <text:p text:style-name="P27">$3-17</text:p>
          </table:table-cell>
          <table:table-cell table:style-name="t3.B5" office:value-type="string">
            <text:p text:style-name="P27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26">7 Зв/ч</text:p>
          </table:table-cell>
          <table:table-cell table:style-name="t3.B13" office:value-type="string">
            <text:p text:style-name="P27">$3-38</text:p>
          </table:table-cell>
          <table:table-cell table:style-name="t3.B13" office:value-type="string">
            <text:p text:style-name="P27">$3-48</text:p>
          </table:table-cell>
          <table:table-cell table:style-name="t3.B13" office:value-type="string">
            <text:p text:style-name="P27">$3-58</text:p>
          </table:table-cell>
          <table:table-cell table:style-name="t3.B13" office:value-type="string">
            <text:p text:style-name="P27">$3-68</text:p>
          </table:table-cell>
          <table:table-cell table:style-name="t3.B13" office:value-type="string">
            <text:p text:style-name="P27">$3-78</text:p>
          </table:table-cell>
          <table:table-cell table:style-name="t3.B13" office:value-type="string">
            <text:p text:style-name="P27">$3-88</text:p>
          </table:table-cell>
          <table:table-cell table:style-name="t3.B13" office:value-type="string">
            <text:p text:style-name="P27">$3-08</text:p>
          </table:table-cell>
          <table:table-cell table:style-name="t3.B13" office:value-type="string">
            <text:p text:style-name="P27">$3-18</text:p>
          </table:table-cell>
          <table:table-cell table:style-name="t3.B13" office:value-type="string">
            <text:p text:style-name="P27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6"><text:span text:style-name="T12">БДКГ-05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4.B2" table:number-rows-spanned="3" office:value-type="string">
            <text:p text:style-name="P26">Номер источ-ника</text:p>
          </table:table-cell>
          <table:table-cell table:style-name="t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4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4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Фон, нЗв/ч</text:p>
          </table:table-cell>
          <table:table-cell table:style-name="t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31">H</text:span><text:span text:style-name="T34">1</text:span></text:p>
          </table:table-cell>
          <table:table-cell table:style-name="t4.D3" office:value-type="string">
            <text:p text:style-name="P34"><text:span text:style-name="T6">H</text:span><text:span text:style-name="T34">2</text:span></text:p>
          </table:table-cell>
          <table:table-cell table:style-name="t4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26"><text:span text:style-name="T5">0,07</text:span> мкЗв/ч</text:p>
          </table:table-cell>
          <table:table-cell table:style-name="t4.B5" office:value-type="string">
            <text:p text:style-name="P27">$4-30</text:p>
          </table:table-cell>
          <table:table-cell table:style-name="t4.B5" office:value-type="string">
            <text:p text:style-name="P27">$4-40</text:p>
          </table:table-cell>
          <table:table-cell table:style-name="t4.B5" office:value-type="string">
            <text:p text:style-name="P27">$4-50</text:p>
          </table:table-cell>
          <table:table-cell table:style-name="t4.B5" office:value-type="string">
            <text:p text:style-name="P27">$4-60</text:p>
          </table:table-cell>
          <table:table-cell table:style-name="t4.B5" office:value-type="string">
            <text:p text:style-name="P27">$4-70</text:p>
          </table:table-cell>
          <table:table-cell table:style-name="t4.B5" office:value-type="string">
            <text:p text:style-name="P27">$4-80</text:p>
          </table:table-cell>
          <table:table-cell table:style-name="t4.B5" office:value-type="string">
            <text:p text:style-name="P27">$4-00</text:p>
          </table:table-cell>
          <table:table-cell table:style-name="t4.B5" office:value-type="string">
            <text:p text:style-name="P27">$4-10</text:p>
          </table:table-cell>
          <table:table-cell table:style-name="t4.B5" office:value-type="string">
            <text:p text:style-name="P27">$4-20</text:p>
          </table:table-cell>
          <table:table-cell table:style-name="t4.K5" table:number-rows-spanned="5" office:value-type="string">
            <text:p text:style-name="P26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26">0,7 мкЗв/ч</text:p>
          </table:table-cell>
          <table:table-cell table:style-name="t4.B5" office:value-type="string">
            <text:p text:style-name="P27">$4-31</text:p>
          </table:table-cell>
          <table:table-cell table:style-name="t4.B5" office:value-type="string">
            <text:p text:style-name="P27">$4-41</text:p>
          </table:table-cell>
          <table:table-cell table:style-name="t4.B5" office:value-type="string">
            <text:p text:style-name="P27">$4-51</text:p>
          </table:table-cell>
          <table:table-cell table:style-name="t4.B5" office:value-type="string">
            <text:p text:style-name="P27">$4-61</text:p>
          </table:table-cell>
          <table:table-cell table:style-name="t4.B5" office:value-type="string">
            <text:p text:style-name="P27">$4-71</text:p>
          </table:table-cell>
          <table:table-cell table:style-name="t4.B5" office:value-type="string">
            <text:p text:style-name="P27">$4-81</text:p>
          </table:table-cell>
          <table:table-cell table:style-name="t4.B5" office:value-type="string">
            <text:p text:style-name="P27">$4-01</text:p>
          </table:table-cell>
          <table:table-cell table:style-name="t4.B5" office:value-type="string">
            <text:p text:style-name="P27">$4-11</text:p>
          </table:table-cell>
          <table:table-cell table:style-name="t4.B5" office:value-type="string">
            <text:p text:style-name="P27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26">7 мкЗв/ч</text:p>
          </table:table-cell>
          <table:table-cell table:style-name="t4.B5" office:value-type="string">
            <text:p text:style-name="P27">$4-32</text:p>
          </table:table-cell>
          <table:table-cell table:style-name="t4.B5" office:value-type="string">
            <text:p text:style-name="P27">$4-42</text:p>
          </table:table-cell>
          <table:table-cell table:style-name="t4.B5" office:value-type="string">
            <text:p text:style-name="P27">$4-52</text:p>
          </table:table-cell>
          <table:table-cell table:style-name="t4.B5" office:value-type="string">
            <text:p text:style-name="P27">$4-62</text:p>
          </table:table-cell>
          <table:table-cell table:style-name="t4.B5" office:value-type="string">
            <text:p text:style-name="P27">$4-72</text:p>
          </table:table-cell>
          <table:table-cell table:style-name="t4.B5" office:value-type="string">
            <text:p text:style-name="P27">$4-82</text:p>
          </table:table-cell>
          <table:table-cell table:style-name="t4.B5" office:value-type="string">
            <text:p text:style-name="P27">$4-02</text:p>
          </table:table-cell>
          <table:table-cell table:style-name="t4.B5" office:value-type="string">
            <text:p text:style-name="P27">$4-12</text:p>
          </table:table-cell>
          <table:table-cell table:style-name="t4.B5" office:value-type="string">
            <text:p text:style-name="P27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26">70 мкЗв/ч</text:p>
          </table:table-cell>
          <table:table-cell table:style-name="t4.B5" office:value-type="string">
            <text:p text:style-name="P27">$4-33</text:p>
          </table:table-cell>
          <table:table-cell table:style-name="t4.B5" office:value-type="string">
            <text:p text:style-name="P27">$4-43</text:p>
          </table:table-cell>
          <table:table-cell table:style-name="t4.B5" office:value-type="string">
            <text:p text:style-name="P27">$4-53</text:p>
          </table:table-cell>
          <table:table-cell table:style-name="t4.B5" office:value-type="string">
            <text:p text:style-name="P27">$4-63</text:p>
          </table:table-cell>
          <table:table-cell table:style-name="t4.B5" office:value-type="string">
            <text:p text:style-name="P27">$4-73</text:p>
          </table:table-cell>
          <table:table-cell table:style-name="t4.B5" office:value-type="string">
            <text:p text:style-name="P27">$4-83</text:p>
          </table:table-cell>
          <table:table-cell table:style-name="t4.B5" office:value-type="string">
            <text:p text:style-name="P27">$4-03</text:p>
          </table:table-cell>
          <table:table-cell table:style-name="t4.B5" office:value-type="string">
            <text:p text:style-name="P27">$4-13</text:p>
          </table:table-cell>
          <table:table-cell table:style-name="t4.B5" office:value-type="string">
            <text:p text:style-name="P27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26">240 мкЗв/ч</text:p>
          </table:table-cell>
          <table:table-cell table:style-name="t4.B9" office:value-type="string">
            <text:p text:style-name="P27">$4-34</text:p>
          </table:table-cell>
          <table:table-cell table:style-name="t4.B9" office:value-type="string">
            <text:p text:style-name="P27">$4-44</text:p>
          </table:table-cell>
          <table:table-cell table:style-name="t4.B9" office:value-type="string">
            <text:p text:style-name="P27">$4-54</text:p>
          </table:table-cell>
          <table:table-cell table:style-name="t4.B9" office:value-type="string">
            <text:p text:style-name="P27">$4-64</text:p>
          </table:table-cell>
          <table:table-cell table:style-name="t4.B9" office:value-type="string">
            <text:p text:style-name="P27">$4-74</text:p>
          </table:table-cell>
          <table:table-cell table:style-name="t4.B9" office:value-type="string">
            <text:p text:style-name="P27">$4-84</text:p>
          </table:table-cell>
          <table:table-cell table:style-name="t4.B9" office:value-type="string">
            <text:p text:style-name="P27">$4-04</text:p>
          </table:table-cell>
          <table:table-cell table:style-name="t4.B9" office:value-type="string">
            <text:p text:style-name="P27">$4-14</text:p>
          </table:table-cell>
          <table:table-cell table:style-name="t4.B9" office:value-type="string">
            <text:p text:style-name="P27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6"><text:span text:style-name="T12">БДКГ-1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5.B2" table:number-rows-spanned="3" office:value-type="string">
            <text:p text:style-name="P26">Номер источ-ника</text:p>
          </table:table-cell>
          <table:table-cell table:style-name="t5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5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5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5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Фон, нЗв/ч</text:p>
          </table:table-cell>
          <table:table-cell table:style-name="t5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31">H</text:span><text:span text:style-name="T34">1</text:span></text:p>
          </table:table-cell>
          <table:table-cell table:style-name="t5.D3" office:value-type="string">
            <text:p text:style-name="P34"><text:span text:style-name="T6">H</text:span><text:span text:style-name="T34">2</text:span></text:p>
          </table:table-cell>
          <table:table-cell table:style-name="t5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26"><text:span text:style-name="T5">0,07</text:span> мкЗв/ч</text:p>
          </table:table-cell>
          <table:table-cell table:style-name="t5.B5" office:value-type="string">
            <text:p text:style-name="P27">$5-30</text:p>
          </table:table-cell>
          <table:table-cell table:style-name="t5.B5" office:value-type="string">
            <text:p text:style-name="P27">$5-40</text:p>
          </table:table-cell>
          <table:table-cell table:style-name="t5.B5" office:value-type="string">
            <text:p text:style-name="P27">$5-50</text:p>
          </table:table-cell>
          <table:table-cell table:style-name="t5.B5" office:value-type="string">
            <text:p text:style-name="P27">$5-60</text:p>
          </table:table-cell>
          <table:table-cell table:style-name="t5.B5" office:value-type="string">
            <text:p text:style-name="P27">$5-70</text:p>
          </table:table-cell>
          <table:table-cell table:style-name="t5.B5" office:value-type="string">
            <text:p text:style-name="P27">$5-80</text:p>
          </table:table-cell>
          <table:table-cell table:style-name="t5.B5" office:value-type="string">
            <text:p text:style-name="P27">$5-00</text:p>
          </table:table-cell>
          <table:table-cell table:style-name="t5.B5" office:value-type="string">
            <text:p text:style-name="P27">$5-10</text:p>
          </table:table-cell>
          <table:table-cell table:style-name="t5.B5" office:value-type="string">
            <text:p text:style-name="P27">$5-20</text:p>
          </table:table-cell>
          <table:table-cell table:style-name="t5.K5" table:number-rows-spanned="4" office:value-type="string">
            <text:p text:style-name="P26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26">0,7 мкЗв/ч</text:p>
          </table:table-cell>
          <table:table-cell table:style-name="t5.B5" office:value-type="string">
            <text:p text:style-name="P27">$5-31</text:p>
          </table:table-cell>
          <table:table-cell table:style-name="t5.B5" office:value-type="string">
            <text:p text:style-name="P27">$5-41</text:p>
          </table:table-cell>
          <table:table-cell table:style-name="t5.B5" office:value-type="string">
            <text:p text:style-name="P27">$5-51</text:p>
          </table:table-cell>
          <table:table-cell table:style-name="t5.B5" office:value-type="string">
            <text:p text:style-name="P27">$5-61</text:p>
          </table:table-cell>
          <table:table-cell table:style-name="t5.B5" office:value-type="string">
            <text:p text:style-name="P27">$5-71</text:p>
          </table:table-cell>
          <table:table-cell table:style-name="t5.B5" office:value-type="string">
            <text:p text:style-name="P27">$5-81</text:p>
          </table:table-cell>
          <table:table-cell table:style-name="t5.B5" office:value-type="string">
            <text:p text:style-name="P27">$5-01</text:p>
          </table:table-cell>
          <table:table-cell table:style-name="t5.B5" office:value-type="string">
            <text:p text:style-name="P27">$5-11</text:p>
          </table:table-cell>
          <table:table-cell table:style-name="t5.B5" office:value-type="string">
            <text:p text:style-name="P27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26">7 мкЗв/ч</text:p>
          </table:table-cell>
          <table:table-cell table:style-name="t5.B5" office:value-type="string">
            <text:p text:style-name="P27">$5-32</text:p>
          </table:table-cell>
          <table:table-cell table:style-name="t5.B5" office:value-type="string">
            <text:p text:style-name="P27">$5-42</text:p>
          </table:table-cell>
          <table:table-cell table:style-name="t5.B5" office:value-type="string">
            <text:p text:style-name="P27">$5-52</text:p>
          </table:table-cell>
          <table:table-cell table:style-name="t5.B5" office:value-type="string">
            <text:p text:style-name="P27">$5-62</text:p>
          </table:table-cell>
          <table:table-cell table:style-name="t5.B5" office:value-type="string">
            <text:p text:style-name="P27">$5-72</text:p>
          </table:table-cell>
          <table:table-cell table:style-name="t5.B5" office:value-type="string">
            <text:p text:style-name="P27">$5-82</text:p>
          </table:table-cell>
          <table:table-cell table:style-name="t5.B5" office:value-type="string">
            <text:p text:style-name="P27">$5-02</text:p>
          </table:table-cell>
          <table:table-cell table:style-name="t5.B5" office:value-type="string">
            <text:p text:style-name="P27">$5-12</text:p>
          </table:table-cell>
          <table:table-cell table:style-name="t5.B5" office:value-type="string">
            <text:p text:style-name="P27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26">70 мкЗв/ч</text:p>
          </table:table-cell>
          <table:table-cell table:style-name="t5.B8" office:value-type="string">
            <text:p text:style-name="P27">$5-33</text:p>
          </table:table-cell>
          <table:table-cell table:style-name="t5.B8" office:value-type="string">
            <text:p text:style-name="P27">$5-43</text:p>
          </table:table-cell>
          <table:table-cell table:style-name="t5.B8" office:value-type="string">
            <text:p text:style-name="P27">$5-53</text:p>
          </table:table-cell>
          <table:table-cell table:style-name="t5.B8" office:value-type="string">
            <text:p text:style-name="P27">$5-63</text:p>
          </table:table-cell>
          <table:table-cell table:style-name="t5.B8" office:value-type="string">
            <text:p text:style-name="P27">$5-73</text:p>
          </table:table-cell>
          <table:table-cell table:style-name="t5.B8" office:value-type="string">
            <text:p text:style-name="P27">$5-83</text:p>
          </table:table-cell>
          <table:table-cell table:style-name="t5.B8" office:value-type="string">
            <text:p text:style-name="P27">$5-03</text:p>
          </table:table-cell>
          <table:table-cell table:style-name="t5.B8" office:value-type="string">
            <text:p text:style-name="P27">$5-13</text:p>
          </table:table-cell>
          <table:table-cell table:style-name="t5.B8" office:value-type="string">
            <text:p text:style-name="P27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6"><text:span text:style-name="T12">БДКГ-17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6.B2" table:number-rows-spanned="3" office:value-type="string">
            <text:p text:style-name="P26">Номер источ-ника</text:p>
          </table:table-cell>
          <table:table-cell table:style-name="t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6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6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Фон, нЗв/ч</text:p>
          </table:table-cell>
          <table:table-cell table:style-name="t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31">H</text:span><text:span text:style-name="T34">1</text:span></text:p>
          </table:table-cell>
          <table:table-cell table:style-name="t6.D3" office:value-type="string">
            <text:p text:style-name="P34"><text:span text:style-name="T6">H</text:span><text:span text:style-name="T34">2</text:span></text:p>
          </table:table-cell>
          <table:table-cell table:style-name="t6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26"><text:span text:style-name="T5">7,0</text:span> мЗв/ч</text:p>
          </table:table-cell>
          <table:table-cell table:style-name="t6.B5" office:value-type="string">
            <text:p text:style-name="P27">$6-30</text:p>
          </table:table-cell>
          <table:table-cell table:style-name="t6.B5" office:value-type="string">
            <text:p text:style-name="P27">$6-40</text:p>
          </table:table-cell>
          <table:table-cell table:style-name="t6.B5" office:value-type="string">
            <text:p text:style-name="P27">$6-50</text:p>
          </table:table-cell>
          <table:table-cell table:style-name="t6.B5" office:value-type="string">
            <text:p text:style-name="P27">$6-60</text:p>
          </table:table-cell>
          <table:table-cell table:style-name="t6.B5" office:value-type="string">
            <text:p text:style-name="P27">$6-70</text:p>
          </table:table-cell>
          <table:table-cell table:style-name="t6.B5" office:value-type="string">
            <text:p text:style-name="P27">$6-80</text:p>
          </table:table-cell>
          <table:table-cell table:style-name="t6.B5" office:value-type="string">
            <text:p text:style-name="P27">$6-00</text:p>
          </table:table-cell>
          <table:table-cell table:style-name="t6.B5" office:value-type="string">
            <text:p text:style-name="P27">$6-10</text:p>
          </table:table-cell>
          <table:table-cell table:style-name="t6.B5" office:value-type="string">
            <text:p text:style-name="P27">$6-20</text:p>
          </table:table-cell>
          <table:table-cell table:style-name="t6.K5" table:number-rows-spanned="5" office:value-type="string">
            <text:p text:style-name="P26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26">7<text:span text:style-name="T5">0</text:span> мЗв/ч</text:p>
          </table:table-cell>
          <table:table-cell table:style-name="t6.B5" office:value-type="string">
            <text:p text:style-name="P27">$6-31</text:p>
          </table:table-cell>
          <table:table-cell table:style-name="t6.B5" office:value-type="string">
            <text:p text:style-name="P27">$6-41</text:p>
          </table:table-cell>
          <table:table-cell table:style-name="t6.B5" office:value-type="string">
            <text:p text:style-name="P27">$6-51</text:p>
          </table:table-cell>
          <table:table-cell table:style-name="t6.B5" office:value-type="string">
            <text:p text:style-name="P27">$6-61</text:p>
          </table:table-cell>
          <table:table-cell table:style-name="t6.B5" office:value-type="string">
            <text:p text:style-name="P27">$6-71</text:p>
          </table:table-cell>
          <table:table-cell table:style-name="t6.B5" office:value-type="string">
            <text:p text:style-name="P27">$6-81</text:p>
          </table:table-cell>
          <table:table-cell table:style-name="t6.B5" office:value-type="string">
            <text:p text:style-name="P27">$6-01</text:p>
          </table:table-cell>
          <table:table-cell table:style-name="t6.B5" office:value-type="string">
            <text:p text:style-name="P27">$6-11</text:p>
          </table:table-cell>
          <table:table-cell table:style-name="t6.B5" office:value-type="string">
            <text:p text:style-name="P27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26"><text:span text:style-name="T5">0,</text:span>7 Зв/ч</text:p>
          </table:table-cell>
          <table:table-cell table:style-name="t6.B5" office:value-type="string">
            <text:p text:style-name="P27">$6-32</text:p>
          </table:table-cell>
          <table:table-cell table:style-name="t6.B5" office:value-type="string">
            <text:p text:style-name="P27">$6-42</text:p>
          </table:table-cell>
          <table:table-cell table:style-name="t6.B5" office:value-type="string">
            <text:p text:style-name="P27">$6-52</text:p>
          </table:table-cell>
          <table:table-cell table:style-name="t6.B5" office:value-type="string">
            <text:p text:style-name="P27">$6-62</text:p>
          </table:table-cell>
          <table:table-cell table:style-name="t6.B5" office:value-type="string">
            <text:p text:style-name="P27">$6-72</text:p>
          </table:table-cell>
          <table:table-cell table:style-name="t6.B5" office:value-type="string">
            <text:p text:style-name="P27">$6-82</text:p>
          </table:table-cell>
          <table:table-cell table:style-name="t6.B5" office:value-type="string">
            <text:p text:style-name="P27">$6-02</text:p>
          </table:table-cell>
          <table:table-cell table:style-name="t6.B5" office:value-type="string">
            <text:p text:style-name="P27">$6-12</text:p>
          </table:table-cell>
          <table:table-cell table:style-name="t6.B5" office:value-type="string">
            <text:p text:style-name="P27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26">7 Зв/ч</text:p>
          </table:table-cell>
          <table:table-cell table:style-name="t6.B5" office:value-type="string">
            <text:p text:style-name="P27">$6-33</text:p>
          </table:table-cell>
          <table:table-cell table:style-name="t6.B5" office:value-type="string">
            <text:p text:style-name="P27">$6-43</text:p>
          </table:table-cell>
          <table:table-cell table:style-name="t6.B5" office:value-type="string">
            <text:p text:style-name="P27">$6-53</text:p>
          </table:table-cell>
          <table:table-cell table:style-name="t6.B5" office:value-type="string">
            <text:p text:style-name="P27">$6-63</text:p>
          </table:table-cell>
          <table:table-cell table:style-name="t6.B5" office:value-type="string">
            <text:p text:style-name="P27">$6-73</text:p>
          </table:table-cell>
          <table:table-cell table:style-name="t6.B5" office:value-type="string">
            <text:p text:style-name="P27">$6-83</text:p>
          </table:table-cell>
          <table:table-cell table:style-name="t6.B5" office:value-type="string">
            <text:p text:style-name="P27">$6-03</text:p>
          </table:table-cell>
          <table:table-cell table:style-name="t6.B5" office:value-type="string">
            <text:p text:style-name="P27">$6-13</text:p>
          </table:table-cell>
          <table:table-cell table:style-name="t6.B5" office:value-type="string">
            <text:p text:style-name="P27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26"><text:span text:style-name="T5">40</text:span> Зв/ч</text:p>
          </table:table-cell>
          <table:table-cell table:style-name="t6.B9" office:value-type="string">
            <text:p text:style-name="P27">$6-34</text:p>
          </table:table-cell>
          <table:table-cell table:style-name="t6.B9" office:value-type="string">
            <text:p text:style-name="P27">$6-44</text:p>
          </table:table-cell>
          <table:table-cell table:style-name="t6.B9" office:value-type="string">
            <text:p text:style-name="P27">$6-54</text:p>
          </table:table-cell>
          <table:table-cell table:style-name="t6.B9" office:value-type="string">
            <text:p text:style-name="P27">$6-64</text:p>
          </table:table-cell>
          <table:table-cell table:style-name="t6.B9" office:value-type="string">
            <text:p text:style-name="P27">$6-74</text:p>
          </table:table-cell>
          <table:table-cell table:style-name="t6.B9" office:value-type="string">
            <text:p text:style-name="P27">$6-84</text:p>
          </table:table-cell>
          <table:table-cell table:style-name="t6.B9" office:value-type="string">
            <text:p text:style-name="P27">$6-04</text:p>
          </table:table-cell>
          <table:table-cell table:style-name="t6.B9" office:value-type="string">
            <text:p text:style-name="P27">$6-14</text:p>
          </table:table-cell>
          <table:table-cell table:style-name="t6.B9" office:value-type="string">
            <text:p text:style-name="P27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6"><text:span text:style-name="T12">БДКГ-24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7.B2" table:number-rows-spanned="3" office:value-type="string">
            <text:p text:style-name="P26">Номер источ-ника</text:p>
          </table:table-cell>
          <table:table-cell table:style-name="t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7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7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Фон, нЗв/ч</text:p>
          </table:table-cell>
          <table:table-cell table:style-name="t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31">H</text:span><text:span text:style-name="T34">1</text:span></text:p>
          </table:table-cell>
          <table:table-cell table:style-name="t7.D3" office:value-type="string">
            <text:p text:style-name="P34"><text:span text:style-name="T6">H</text:span><text:span text:style-name="T34">2</text:span></text:p>
          </table:table-cell>
          <table:table-cell table:style-name="t7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26"><text:span text:style-name="T43">0,07</text:span> мкЗв/ч</text:p>
          </table:table-cell>
          <table:table-cell table:style-name="t7.B5" office:value-type="string">
            <text:p text:style-name="P27">$7-30</text:p>
          </table:table-cell>
          <table:table-cell table:style-name="t7.B5" office:value-type="string">
            <text:p text:style-name="P27">$7-40</text:p>
          </table:table-cell>
          <table:table-cell table:style-name="t7.B5" office:value-type="string">
            <text:p text:style-name="P27">$7-50</text:p>
          </table:table-cell>
          <table:table-cell table:style-name="t7.B5" office:value-type="string">
            <text:p text:style-name="P27">$7-60</text:p>
          </table:table-cell>
          <table:table-cell table:style-name="t7.B5" office:value-type="string">
            <text:p text:style-name="P27">$7-70</text:p>
          </table:table-cell>
          <table:table-cell table:style-name="t7.B5" office:value-type="string">
            <text:p text:style-name="P27">$7-80</text:p>
          </table:table-cell>
          <table:table-cell table:style-name="t7.B5" office:value-type="string">
            <text:p text:style-name="P27">$7-00</text:p>
          </table:table-cell>
          <table:table-cell table:style-name="t7.B5" office:value-type="string">
            <text:p text:style-name="P27">$7-10</text:p>
          </table:table-cell>
          <table:table-cell table:style-name="t7.B5" office:value-type="string">
            <text:p text:style-name="P27">$7-20</text:p>
          </table:table-cell>
          <table:table-cell table:style-name="t7.K5" table:number-rows-spanned="8" office:value-type="string">
            <text:p text:style-name="P26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26">0,7 мкЗв/ч</text:p>
          </table:table-cell>
          <table:table-cell table:style-name="t7.B5" office:value-type="string">
            <text:p text:style-name="P27">$7-31</text:p>
          </table:table-cell>
          <table:table-cell table:style-name="t7.B5" office:value-type="string">
            <text:p text:style-name="P27">$7-41</text:p>
          </table:table-cell>
          <table:table-cell table:style-name="t7.B5" office:value-type="string">
            <text:p text:style-name="P27">$7-51</text:p>
          </table:table-cell>
          <table:table-cell table:style-name="t7.B5" office:value-type="string">
            <text:p text:style-name="P27">$7-61</text:p>
          </table:table-cell>
          <table:table-cell table:style-name="t7.B5" office:value-type="string">
            <text:p text:style-name="P27">$7-71</text:p>
          </table:table-cell>
          <table:table-cell table:style-name="t7.B5" office:value-type="string">
            <text:p text:style-name="P27">$7-81</text:p>
          </table:table-cell>
          <table:table-cell table:style-name="t7.B5" office:value-type="string">
            <text:p text:style-name="P27">$7-01</text:p>
          </table:table-cell>
          <table:table-cell table:style-name="t7.B5" office:value-type="string">
            <text:p text:style-name="P27">$7-11</text:p>
          </table:table-cell>
          <table:table-cell table:style-name="t7.B5" office:value-type="string">
            <text:p text:style-name="P27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26">7 мкЗв/ч</text:p>
          </table:table-cell>
          <table:table-cell table:style-name="t7.B5" office:value-type="string">
            <text:p text:style-name="P27">$7-32</text:p>
          </table:table-cell>
          <table:table-cell table:style-name="t7.B5" office:value-type="string">
            <text:p text:style-name="P27">$7-42</text:p>
          </table:table-cell>
          <table:table-cell table:style-name="t7.B5" office:value-type="string">
            <text:p text:style-name="P27">$7-52</text:p>
          </table:table-cell>
          <table:table-cell table:style-name="t7.B5" office:value-type="string">
            <text:p text:style-name="P27">$7-62</text:p>
          </table:table-cell>
          <table:table-cell table:style-name="t7.B5" office:value-type="string">
            <text:p text:style-name="P27">$7-72</text:p>
          </table:table-cell>
          <table:table-cell table:style-name="t7.B5" office:value-type="string">
            <text:p text:style-name="P27">$7-82</text:p>
          </table:table-cell>
          <table:table-cell table:style-name="t7.B5" office:value-type="string">
            <text:p text:style-name="P27">$7-02</text:p>
          </table:table-cell>
          <table:table-cell table:style-name="t7.B5" office:value-type="string">
            <text:p text:style-name="P27">$7-12</text:p>
          </table:table-cell>
          <table:table-cell table:style-name="t7.B5" office:value-type="string">
            <text:p text:style-name="P27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кЗв/ч</text:p>
          </table:table-cell>
          <table:table-cell table:style-name="t7.B5" office:value-type="string">
            <text:p text:style-name="P27">$7-33</text:p>
          </table:table-cell>
          <table:table-cell table:style-name="t7.B5" office:value-type="string">
            <text:p text:style-name="P27">$7-43</text:p>
          </table:table-cell>
          <table:table-cell table:style-name="t7.B5" office:value-type="string">
            <text:p text:style-name="P27">$7-53</text:p>
          </table:table-cell>
          <table:table-cell table:style-name="t7.B5" office:value-type="string">
            <text:p text:style-name="P27">$7-63</text:p>
          </table:table-cell>
          <table:table-cell table:style-name="t7.B5" office:value-type="string">
            <text:p text:style-name="P27">$7-73</text:p>
          </table:table-cell>
          <table:table-cell table:style-name="t7.B5" office:value-type="string">
            <text:p text:style-name="P27">$7-83</text:p>
          </table:table-cell>
          <table:table-cell table:style-name="t7.B5" office:value-type="string">
            <text:p text:style-name="P27">$7-03</text:p>
          </table:table-cell>
          <table:table-cell table:style-name="t7.B5" office:value-type="string">
            <text:p text:style-name="P27">$7-13</text:p>
          </table:table-cell>
          <table:table-cell table:style-name="t7.B5" office:value-type="string">
            <text:p text:style-name="P27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26">0.7 мЗв/ч</text:p>
          </table:table-cell>
          <table:table-cell table:style-name="t7.B5" office:value-type="string">
            <text:p text:style-name="P27">$7-34</text:p>
          </table:table-cell>
          <table:table-cell table:style-name="t7.B5" office:value-type="string">
            <text:p text:style-name="P27">$7-44</text:p>
          </table:table-cell>
          <table:table-cell table:style-name="t7.B5" office:value-type="string">
            <text:p text:style-name="P27">$7-54</text:p>
          </table:table-cell>
          <table:table-cell table:style-name="t7.B5" office:value-type="string">
            <text:p text:style-name="P27">$7-64</text:p>
          </table:table-cell>
          <table:table-cell table:style-name="t7.B5" office:value-type="string">
            <text:p text:style-name="P27">$7-74</text:p>
          </table:table-cell>
          <table:table-cell table:style-name="t7.B5" office:value-type="string">
            <text:p text:style-name="P27">$7-84</text:p>
          </table:table-cell>
          <table:table-cell table:style-name="t7.B5" office:value-type="string">
            <text:p text:style-name="P27">$7-04</text:p>
          </table:table-cell>
          <table:table-cell table:style-name="t7.B5" office:value-type="string">
            <text:p text:style-name="P27">$7-14</text:p>
          </table:table-cell>
          <table:table-cell table:style-name="t7.B5" office:value-type="string">
            <text:p text:style-name="P27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26">7,0 мЗв/ч</text:p>
          </table:table-cell>
          <table:table-cell table:style-name="t7.B5" office:value-type="string">
            <text:p text:style-name="P27">$7-35</text:p>
          </table:table-cell>
          <table:table-cell table:style-name="t7.B5" office:value-type="string">
            <text:p text:style-name="P27">$7-45</text:p>
          </table:table-cell>
          <table:table-cell table:style-name="t7.B5" office:value-type="string">
            <text:p text:style-name="P27">$7-55</text:p>
          </table:table-cell>
          <table:table-cell table:style-name="t7.B5" office:value-type="string">
            <text:p text:style-name="P27">$7-65</text:p>
          </table:table-cell>
          <table:table-cell table:style-name="t7.B5" office:value-type="string">
            <text:p text:style-name="P27">$7-75</text:p>
          </table:table-cell>
          <table:table-cell table:style-name="t7.B5" office:value-type="string">
            <text:p text:style-name="P27">$7-85</text:p>
          </table:table-cell>
          <table:table-cell table:style-name="t7.B5" office:value-type="string">
            <text:p text:style-name="P27">$7-05</text:p>
          </table:table-cell>
          <table:table-cell table:style-name="t7.B5" office:value-type="string">
            <text:p text:style-name="P27">$7-15</text:p>
          </table:table-cell>
          <table:table-cell table:style-name="t7.B5" office:value-type="string">
            <text:p text:style-name="P27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Зв/ч</text:p>
          </table:table-cell>
          <table:table-cell table:style-name="t7.B5" office:value-type="string">
            <text:p text:style-name="P27">$7-36</text:p>
          </table:table-cell>
          <table:table-cell table:style-name="t7.B5" office:value-type="string">
            <text:p text:style-name="P27">$7-46</text:p>
          </table:table-cell>
          <table:table-cell table:style-name="t7.B5" office:value-type="string">
            <text:p text:style-name="P27">$7-56</text:p>
          </table:table-cell>
          <table:table-cell table:style-name="t7.B5" office:value-type="string">
            <text:p text:style-name="P27">$7-66</text:p>
          </table:table-cell>
          <table:table-cell table:style-name="t7.B5" office:value-type="string">
            <text:p text:style-name="P27">$7-76</text:p>
          </table:table-cell>
          <table:table-cell table:style-name="t7.B5" office:value-type="string">
            <text:p text:style-name="P27">$7-86</text:p>
          </table:table-cell>
          <table:table-cell table:style-name="t7.B5" office:value-type="string">
            <text:p text:style-name="P27">$7-06</text:p>
          </table:table-cell>
          <table:table-cell table:style-name="t7.B5" office:value-type="string">
            <text:p text:style-name="P27">$7-16</text:p>
          </table:table-cell>
          <table:table-cell table:style-name="t7.B5" office:value-type="string">
            <text:p text:style-name="P27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26">0,7 Зв/ч</text:p>
          </table:table-cell>
          <table:table-cell table:style-name="t7.B12" office:value-type="string">
            <text:p text:style-name="P27">$7-37</text:p>
          </table:table-cell>
          <table:table-cell table:style-name="t7.B12" office:value-type="string">
            <text:p text:style-name="P27">$7-47</text:p>
          </table:table-cell>
          <table:table-cell table:style-name="t7.B12" office:value-type="string">
            <text:p text:style-name="P27">$7-57</text:p>
          </table:table-cell>
          <table:table-cell table:style-name="t7.B12" office:value-type="string">
            <text:p text:style-name="P27">$7-67</text:p>
          </table:table-cell>
          <table:table-cell table:style-name="t7.B12" office:value-type="string">
            <text:p text:style-name="P27">$7-77</text:p>
          </table:table-cell>
          <table:table-cell table:style-name="t7.B12" office:value-type="string">
            <text:p text:style-name="P27">$7-87</text:p>
          </table:table-cell>
          <table:table-cell table:style-name="t7.B12" office:value-type="string">
            <text:p text:style-name="P27">$7-07</text:p>
          </table:table-cell>
          <table:table-cell table:style-name="t7.B12" office:value-type="string">
            <text:p text:style-name="P27">$7-17</text:p>
          </table:table-cell>
          <table:table-cell table:style-name="t7.B12" office:value-type="string">
            <text:p text:style-name="P27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6"><text:span text:style-name="T12">БДКГ-30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8">Мощность <text:span text:style-name="T43">кермы в воздухе</text:span>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8.B2" table:number-rows-spanned="3" office:value-type="string">
            <text:p text:style-name="P26">Номер источ-ника</text:p>
          </table:table-cell>
          <table:table-cell table:style-name="t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8.B2" table:number-columns-spanned="5" office:value-type="string">
            <text:p text:style-name="P34">Измерение мощности керм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8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8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Фон, нГр/ч</text:p>
          </table:table-cell>
          <table:table-cell table:style-name="t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31">H</text:span><text:span text:style-name="T34">1</text:span></text:p>
          </table:table-cell>
          <table:table-cell table:style-name="t8.D3" office:value-type="string">
            <text:p text:style-name="P34"><text:span text:style-name="T6">H</text:span><text:span text:style-name="T34">2</text:span></text:p>
          </table:table-cell>
          <table:table-cell table:style-name="t8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26">0,<text:span text:style-name="T5">03</text:span> мк<text:span text:style-name="T43">Гр</text:span>/ч</text:p>
          </table:table-cell>
          <table:table-cell table:style-name="t8.B5" office:value-type="string">
            <text:p text:style-name="P27">$8-30</text:p>
          </table:table-cell>
          <table:table-cell table:style-name="t8.B5" office:value-type="string">
            <text:p text:style-name="P27">$8-40</text:p>
          </table:table-cell>
          <table:table-cell table:style-name="t8.B5" office:value-type="string">
            <text:p text:style-name="P27">$8-50</text:p>
          </table:table-cell>
          <table:table-cell table:style-name="t8.B5" office:value-type="string">
            <text:p text:style-name="P27">$8-60</text:p>
          </table:table-cell>
          <table:table-cell table:style-name="t8.B5" office:value-type="string">
            <text:p text:style-name="P27">$8-70</text:p>
          </table:table-cell>
          <table:table-cell table:style-name="t8.B5" office:value-type="string">
            <text:p text:style-name="P27">$8-80</text:p>
          </table:table-cell>
          <table:table-cell table:style-name="t8.B5" office:value-type="string">
            <text:p text:style-name="P27">$8-00</text:p>
          </table:table-cell>
          <table:table-cell table:style-name="t8.B5" office:value-type="string">
            <text:p text:style-name="P27">$8-10</text:p>
          </table:table-cell>
          <table:table-cell table:style-name="t8.B5" office:value-type="string">
            <text:p text:style-name="P27">$8-20</text:p>
          </table:table-cell>
          <table:table-cell table:style-name="t8.K5" table:number-rows-spanned="8" office:value-type="string">
            <text:p text:style-name="P26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26">0,<text:span text:style-name="T43">7</text:span> мк<text:span text:style-name="T43">Гр</text:span>/ч</text:p>
          </table:table-cell>
          <table:table-cell table:style-name="t8.B5" office:value-type="string">
            <text:p text:style-name="P27">$8-31</text:p>
          </table:table-cell>
          <table:table-cell table:style-name="t8.B5" office:value-type="string">
            <text:p text:style-name="P27">$8-41</text:p>
          </table:table-cell>
          <table:table-cell table:style-name="t8.B5" office:value-type="string">
            <text:p text:style-name="P27">$8-51</text:p>
          </table:table-cell>
          <table:table-cell table:style-name="t8.B5" office:value-type="string">
            <text:p text:style-name="P27">$8-61</text:p>
          </table:table-cell>
          <table:table-cell table:style-name="t8.B5" office:value-type="string">
            <text:p text:style-name="P27">$8-71</text:p>
          </table:table-cell>
          <table:table-cell table:style-name="t8.B5" office:value-type="string">
            <text:p text:style-name="P27">$8-81</text:p>
          </table:table-cell>
          <table:table-cell table:style-name="t8.B5" office:value-type="string">
            <text:p text:style-name="P27">$8-01</text:p>
          </table:table-cell>
          <table:table-cell table:style-name="t8.B5" office:value-type="string">
            <text:p text:style-name="P27">$8-11</text:p>
          </table:table-cell>
          <table:table-cell table:style-name="t8.B5" office:value-type="string">
            <text:p text:style-name="P27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26">7 мк<text:span text:style-name="T43">Гр</text:span>/ч</text:p>
          </table:table-cell>
          <table:table-cell table:style-name="t8.B5" office:value-type="string">
            <text:p text:style-name="P27">$8-32</text:p>
          </table:table-cell>
          <table:table-cell table:style-name="t8.B5" office:value-type="string">
            <text:p text:style-name="P27">$8-42</text:p>
          </table:table-cell>
          <table:table-cell table:style-name="t8.B5" office:value-type="string">
            <text:p text:style-name="P27">$8-52</text:p>
          </table:table-cell>
          <table:table-cell table:style-name="t8.B5" office:value-type="string">
            <text:p text:style-name="P27">$8-62</text:p>
          </table:table-cell>
          <table:table-cell table:style-name="t8.B5" office:value-type="string">
            <text:p text:style-name="P27">$8-72</text:p>
          </table:table-cell>
          <table:table-cell table:style-name="t8.B5" office:value-type="string">
            <text:p text:style-name="P27">$8-82</text:p>
          </table:table-cell>
          <table:table-cell table:style-name="t8.B5" office:value-type="string">
            <text:p text:style-name="P27">$8-02</text:p>
          </table:table-cell>
          <table:table-cell table:style-name="t8.B5" office:value-type="string">
            <text:p text:style-name="P27">$8-12</text:p>
          </table:table-cell>
          <table:table-cell table:style-name="t8.B5" office:value-type="string">
            <text:p text:style-name="P27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к<text:span text:style-name="T43">Гр</text:span>/ч</text:p>
          </table:table-cell>
          <table:table-cell table:style-name="t8.B5" office:value-type="string">
            <text:p text:style-name="P27">$8-33</text:p>
          </table:table-cell>
          <table:table-cell table:style-name="t8.B5" office:value-type="string">
            <text:p text:style-name="P27">$8-43</text:p>
          </table:table-cell>
          <table:table-cell table:style-name="t8.B5" office:value-type="string">
            <text:p text:style-name="P27">$8-53</text:p>
          </table:table-cell>
          <table:table-cell table:style-name="t8.B5" office:value-type="string">
            <text:p text:style-name="P27">$8-63</text:p>
          </table:table-cell>
          <table:table-cell table:style-name="t8.B5" office:value-type="string">
            <text:p text:style-name="P27">$8-73</text:p>
          </table:table-cell>
          <table:table-cell table:style-name="t8.B5" office:value-type="string">
            <text:p text:style-name="P27">$8-83</text:p>
          </table:table-cell>
          <table:table-cell table:style-name="t8.B5" office:value-type="string">
            <text:p text:style-name="P27">$8-03</text:p>
          </table:table-cell>
          <table:table-cell table:style-name="t8.B5" office:value-type="string">
            <text:p text:style-name="P27">$8-13</text:p>
          </table:table-cell>
          <table:table-cell table:style-name="t8.B5" office:value-type="string">
            <text:p text:style-name="P27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26">0.7 м<text:span text:style-name="T43">Гр</text:span>/ч</text:p>
          </table:table-cell>
          <table:table-cell table:style-name="t8.B5" office:value-type="string">
            <text:p text:style-name="P27">$8-34</text:p>
          </table:table-cell>
          <table:table-cell table:style-name="t8.B5" office:value-type="string">
            <text:p text:style-name="P27">$8-44</text:p>
          </table:table-cell>
          <table:table-cell table:style-name="t8.B5" office:value-type="string">
            <text:p text:style-name="P27">$8-54</text:p>
          </table:table-cell>
          <table:table-cell table:style-name="t8.B5" office:value-type="string">
            <text:p text:style-name="P27">$8-64</text:p>
          </table:table-cell>
          <table:table-cell table:style-name="t8.B5" office:value-type="string">
            <text:p text:style-name="P27">$8-74</text:p>
          </table:table-cell>
          <table:table-cell table:style-name="t8.B5" office:value-type="string">
            <text:p text:style-name="P27">$8-84</text:p>
          </table:table-cell>
          <table:table-cell table:style-name="t8.B5" office:value-type="string">
            <text:p text:style-name="P27">$8-04</text:p>
          </table:table-cell>
          <table:table-cell table:style-name="t8.B5" office:value-type="string">
            <text:p text:style-name="P27">$8-14</text:p>
          </table:table-cell>
          <table:table-cell table:style-name="t8.B5" office:value-type="string">
            <text:p text:style-name="P27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26">7,0 м<text:span text:style-name="T43">Гр</text:span>/ч</text:p>
          </table:table-cell>
          <table:table-cell table:style-name="t8.B5" office:value-type="string">
            <text:p text:style-name="P27">$8-35</text:p>
          </table:table-cell>
          <table:table-cell table:style-name="t8.B5" office:value-type="string">
            <text:p text:style-name="P27">$8-45</text:p>
          </table:table-cell>
          <table:table-cell table:style-name="t8.B5" office:value-type="string">
            <text:p text:style-name="P27">$8-55</text:p>
          </table:table-cell>
          <table:table-cell table:style-name="t8.B5" office:value-type="string">
            <text:p text:style-name="P27">$8-65</text:p>
          </table:table-cell>
          <table:table-cell table:style-name="t8.B5" office:value-type="string">
            <text:p text:style-name="P27">$8-75</text:p>
          </table:table-cell>
          <table:table-cell table:style-name="t8.B5" office:value-type="string">
            <text:p text:style-name="P27">$8-85</text:p>
          </table:table-cell>
          <table:table-cell table:style-name="t8.B5" office:value-type="string">
            <text:p text:style-name="P27">$8-05</text:p>
          </table:table-cell>
          <table:table-cell table:style-name="t8.B5" office:value-type="string">
            <text:p text:style-name="P27">$8-15</text:p>
          </table:table-cell>
          <table:table-cell table:style-name="t8.B5" office:value-type="string">
            <text:p text:style-name="P27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<text:span text:style-name="T43">Гр</text:span>/ч</text:p>
          </table:table-cell>
          <table:table-cell table:style-name="t8.B5" office:value-type="string">
            <text:p text:style-name="P27">$8-36</text:p>
          </table:table-cell>
          <table:table-cell table:style-name="t8.B5" office:value-type="string">
            <text:p text:style-name="P27">$8-46</text:p>
          </table:table-cell>
          <table:table-cell table:style-name="t8.B5" office:value-type="string">
            <text:p text:style-name="P27">$8-56</text:p>
          </table:table-cell>
          <table:table-cell table:style-name="t8.B5" office:value-type="string">
            <text:p text:style-name="P27">$8-66</text:p>
          </table:table-cell>
          <table:table-cell table:style-name="t8.B5" office:value-type="string">
            <text:p text:style-name="P27">$8-76</text:p>
          </table:table-cell>
          <table:table-cell table:style-name="t8.B5" office:value-type="string">
            <text:p text:style-name="P27">$8-86</text:p>
          </table:table-cell>
          <table:table-cell table:style-name="t8.B5" office:value-type="string">
            <text:p text:style-name="P27">$8-06</text:p>
          </table:table-cell>
          <table:table-cell table:style-name="t8.B5" office:value-type="string">
            <text:p text:style-name="P27">$8-16</text:p>
          </table:table-cell>
          <table:table-cell table:style-name="t8.B5" office:value-type="string">
            <text:p text:style-name="P27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26">0,7 <text:span text:style-name="T43">Гр</text:span>/ч</text:p>
          </table:table-cell>
          <table:table-cell table:style-name="t8.B12" office:value-type="string">
            <text:p text:style-name="P27">$8-37</text:p>
          </table:table-cell>
          <table:table-cell table:style-name="t8.B12" office:value-type="string">
            <text:p text:style-name="P27">$8-47</text:p>
          </table:table-cell>
          <table:table-cell table:style-name="t8.B12" office:value-type="string">
            <text:p text:style-name="P27">$8-57</text:p>
          </table:table-cell>
          <table:table-cell table:style-name="t8.B12" office:value-type="string">
            <text:p text:style-name="P27">$8-67</text:p>
          </table:table-cell>
          <table:table-cell table:style-name="t8.B12" office:value-type="string">
            <text:p text:style-name="P27">$8-77</text:p>
          </table:table-cell>
          <table:table-cell table:style-name="t8.B12" office:value-type="string">
            <text:p text:style-name="P27">$8-87</text:p>
          </table:table-cell>
          <table:table-cell table:style-name="t8.B12" office:value-type="string">
            <text:p text:style-name="P27">$8-07</text:p>
          </table:table-cell>
          <table:table-cell table:style-name="t8.B12" office:value-type="string">
            <text:p text:style-name="P27">$8-17</text:p>
          </table:table-cell>
          <table:table-cell table:style-name="t8.B12" office:value-type="string">
            <text:p text:style-name="P27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6"><text:span text:style-name="T12">БДКГ-32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9.B2" table:number-rows-spanned="3" office:value-type="string">
            <text:p text:style-name="P26">Номер источ-ника</text:p>
          </table:table-cell>
          <table:table-cell table:style-name="t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9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9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Фон, нЗв/ч</text:p>
          </table:table-cell>
          <table:table-cell table:style-name="t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31">H</text:span><text:span text:style-name="T34">1</text:span></text:p>
          </table:table-cell>
          <table:table-cell table:style-name="t9.D3" office:value-type="string">
            <text:p text:style-name="P34"><text:span text:style-name="T6">H</text:span><text:span text:style-name="T34">2</text:span></text:p>
          </table:table-cell>
          <table:table-cell table:style-name="t9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26"><text:span text:style-name="T43">0,07</text:span> мкЗв/ч</text:p>
          </table:table-cell>
          <table:table-cell table:style-name="t9.B5" office:value-type="string">
            <text:p text:style-name="P27">$9-30</text:p>
          </table:table-cell>
          <table:table-cell table:style-name="t9.B5" office:value-type="string">
            <text:p text:style-name="P27">$9-40</text:p>
          </table:table-cell>
          <table:table-cell table:style-name="t9.B5" office:value-type="string">
            <text:p text:style-name="P27">$9-50</text:p>
          </table:table-cell>
          <table:table-cell table:style-name="t9.B5" office:value-type="string">
            <text:p text:style-name="P27">$9-60</text:p>
          </table:table-cell>
          <table:table-cell table:style-name="t9.B5" office:value-type="string">
            <text:p text:style-name="P27">$9-70</text:p>
          </table:table-cell>
          <table:table-cell table:style-name="t9.B5" office:value-type="string">
            <text:p text:style-name="P27">$9-80</text:p>
          </table:table-cell>
          <table:table-cell table:style-name="t9.B5" office:value-type="string">
            <text:p text:style-name="P27">$9-00</text:p>
          </table:table-cell>
          <table:table-cell table:style-name="t9.B5" office:value-type="string">
            <text:p text:style-name="P27">$9-10</text:p>
          </table:table-cell>
          <table:table-cell table:style-name="t9.B5" office:value-type="string">
            <text:p text:style-name="P27">$9-20</text:p>
          </table:table-cell>
          <table:table-cell table:style-name="t9.K5" table:number-rows-spanned="9" office:value-type="string">
            <text:p text:style-name="P26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26">0,7 мкЗв/ч</text:p>
          </table:table-cell>
          <table:table-cell table:style-name="t9.B5" office:value-type="string">
            <text:p text:style-name="P27">$9-31</text:p>
          </table:table-cell>
          <table:table-cell table:style-name="t9.B5" office:value-type="string">
            <text:p text:style-name="P27">$9-41</text:p>
          </table:table-cell>
          <table:table-cell table:style-name="t9.B5" office:value-type="string">
            <text:p text:style-name="P27">$9-51</text:p>
          </table:table-cell>
          <table:table-cell table:style-name="t9.B5" office:value-type="string">
            <text:p text:style-name="P27">$9-61</text:p>
          </table:table-cell>
          <table:table-cell table:style-name="t9.B5" office:value-type="string">
            <text:p text:style-name="P27">$9-71</text:p>
          </table:table-cell>
          <table:table-cell table:style-name="t9.B5" office:value-type="string">
            <text:p text:style-name="P27">$9-81</text:p>
          </table:table-cell>
          <table:table-cell table:style-name="t9.B5" office:value-type="string">
            <text:p text:style-name="P27">$9-01</text:p>
          </table:table-cell>
          <table:table-cell table:style-name="t9.B5" office:value-type="string">
            <text:p text:style-name="P27">$9-11</text:p>
          </table:table-cell>
          <table:table-cell table:style-name="t9.B5" office:value-type="string">
            <text:p text:style-name="P27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26">7 мкЗв/ч</text:p>
          </table:table-cell>
          <table:table-cell table:style-name="t9.B5" office:value-type="string">
            <text:p text:style-name="P27">$9-32</text:p>
          </table:table-cell>
          <table:table-cell table:style-name="t9.B5" office:value-type="string">
            <text:p text:style-name="P27">$9-42</text:p>
          </table:table-cell>
          <table:table-cell table:style-name="t9.B5" office:value-type="string">
            <text:p text:style-name="P27">$9-52</text:p>
          </table:table-cell>
          <table:table-cell table:style-name="t9.B5" office:value-type="string">
            <text:p text:style-name="P27">$9-62</text:p>
          </table:table-cell>
          <table:table-cell table:style-name="t9.B5" office:value-type="string">
            <text:p text:style-name="P27">$9-72</text:p>
          </table:table-cell>
          <table:table-cell table:style-name="t9.B5" office:value-type="string">
            <text:p text:style-name="P27">$9-82</text:p>
          </table:table-cell>
          <table:table-cell table:style-name="t9.B5" office:value-type="string">
            <text:p text:style-name="P27">$9-02</text:p>
          </table:table-cell>
          <table:table-cell table:style-name="t9.B5" office:value-type="string">
            <text:p text:style-name="P27">$9-12</text:p>
          </table:table-cell>
          <table:table-cell table:style-name="t9.B5" office:value-type="string">
            <text:p text:style-name="P27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кЗв/ч</text:p>
          </table:table-cell>
          <table:table-cell table:style-name="t9.B5" office:value-type="string">
            <text:p text:style-name="P27">$9-33</text:p>
          </table:table-cell>
          <table:table-cell table:style-name="t9.B5" office:value-type="string">
            <text:p text:style-name="P27">$9-43</text:p>
          </table:table-cell>
          <table:table-cell table:style-name="t9.B5" office:value-type="string">
            <text:p text:style-name="P27">$9-53</text:p>
          </table:table-cell>
          <table:table-cell table:style-name="t9.B5" office:value-type="string">
            <text:p text:style-name="P27">$9-63</text:p>
          </table:table-cell>
          <table:table-cell table:style-name="t9.B5" office:value-type="string">
            <text:p text:style-name="P27">$9-73</text:p>
          </table:table-cell>
          <table:table-cell table:style-name="t9.B5" office:value-type="string">
            <text:p text:style-name="P27">$9-83</text:p>
          </table:table-cell>
          <table:table-cell table:style-name="t9.B5" office:value-type="string">
            <text:p text:style-name="P27">$9-03</text:p>
          </table:table-cell>
          <table:table-cell table:style-name="t9.B5" office:value-type="string">
            <text:p text:style-name="P27">$9-13</text:p>
          </table:table-cell>
          <table:table-cell table:style-name="t9.B5" office:value-type="string">
            <text:p text:style-name="P27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26">0.7 мЗв/ч</text:p>
          </table:table-cell>
          <table:table-cell table:style-name="t9.B5" office:value-type="string">
            <text:p text:style-name="P27">$9-34</text:p>
          </table:table-cell>
          <table:table-cell table:style-name="t9.B5" office:value-type="string">
            <text:p text:style-name="P27">$9-44</text:p>
          </table:table-cell>
          <table:table-cell table:style-name="t9.B5" office:value-type="string">
            <text:p text:style-name="P27">$9-54</text:p>
          </table:table-cell>
          <table:table-cell table:style-name="t9.B5" office:value-type="string">
            <text:p text:style-name="P27">$9-64</text:p>
          </table:table-cell>
          <table:table-cell table:style-name="t9.B5" office:value-type="string">
            <text:p text:style-name="P27">$9-74</text:p>
          </table:table-cell>
          <table:table-cell table:style-name="t9.B5" office:value-type="string">
            <text:p text:style-name="P27">$9-84</text:p>
          </table:table-cell>
          <table:table-cell table:style-name="t9.B5" office:value-type="string">
            <text:p text:style-name="P27">$9-04</text:p>
          </table:table-cell>
          <table:table-cell table:style-name="t9.B5" office:value-type="string">
            <text:p text:style-name="P27">$9-14</text:p>
          </table:table-cell>
          <table:table-cell table:style-name="t9.B5" office:value-type="string">
            <text:p text:style-name="P27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26">7,0 мЗв/ч</text:p>
          </table:table-cell>
          <table:table-cell table:style-name="t9.B5" office:value-type="string">
            <text:p text:style-name="P27">$9-35</text:p>
          </table:table-cell>
          <table:table-cell table:style-name="t9.B5" office:value-type="string">
            <text:p text:style-name="P27">$9-45</text:p>
          </table:table-cell>
          <table:table-cell table:style-name="t9.B5" office:value-type="string">
            <text:p text:style-name="P27">$9-55</text:p>
          </table:table-cell>
          <table:table-cell table:style-name="t9.B5" office:value-type="string">
            <text:p text:style-name="P27">$9-65</text:p>
          </table:table-cell>
          <table:table-cell table:style-name="t9.B5" office:value-type="string">
            <text:p text:style-name="P27">$9-75</text:p>
          </table:table-cell>
          <table:table-cell table:style-name="t9.B5" office:value-type="string">
            <text:p text:style-name="P27">$9-85</text:p>
          </table:table-cell>
          <table:table-cell table:style-name="t9.B5" office:value-type="string">
            <text:p text:style-name="P27">$9-05</text:p>
          </table:table-cell>
          <table:table-cell table:style-name="t9.B5" office:value-type="string">
            <text:p text:style-name="P27">$9-15</text:p>
          </table:table-cell>
          <table:table-cell table:style-name="t9.B5" office:value-type="string">
            <text:p text:style-name="P27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Зв/ч</text:p>
          </table:table-cell>
          <table:table-cell table:style-name="t9.B5" office:value-type="string">
            <text:p text:style-name="P27">$9-36</text:p>
          </table:table-cell>
          <table:table-cell table:style-name="t9.B5" office:value-type="string">
            <text:p text:style-name="P27">$9-46</text:p>
          </table:table-cell>
          <table:table-cell table:style-name="t9.B5" office:value-type="string">
            <text:p text:style-name="P27">$9-56</text:p>
          </table:table-cell>
          <table:table-cell table:style-name="t9.B5" office:value-type="string">
            <text:p text:style-name="P27">$9-66</text:p>
          </table:table-cell>
          <table:table-cell table:style-name="t9.B5" office:value-type="string">
            <text:p text:style-name="P27">$9-76</text:p>
          </table:table-cell>
          <table:table-cell table:style-name="t9.B5" office:value-type="string">
            <text:p text:style-name="P27">$9-86</text:p>
          </table:table-cell>
          <table:table-cell table:style-name="t9.B5" office:value-type="string">
            <text:p text:style-name="P27">$9-06</text:p>
          </table:table-cell>
          <table:table-cell table:style-name="t9.B5" office:value-type="string">
            <text:p text:style-name="P27">$9-16</text:p>
          </table:table-cell>
          <table:table-cell table:style-name="t9.B5" office:value-type="string">
            <text:p text:style-name="P27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26">0,<text:span text:style-name="T43">35</text:span> Зв/ч</text:p>
          </table:table-cell>
          <table:table-cell table:style-name="t9.B5" office:value-type="string">
            <text:p text:style-name="P27">$9-37</text:p>
          </table:table-cell>
          <table:table-cell table:style-name="t9.B5" office:value-type="string">
            <text:p text:style-name="P27">$9-47</text:p>
          </table:table-cell>
          <table:table-cell table:style-name="t9.B5" office:value-type="string">
            <text:p text:style-name="P27">$9-57</text:p>
          </table:table-cell>
          <table:table-cell table:style-name="t9.B5" office:value-type="string">
            <text:p text:style-name="P27">$9-67</text:p>
          </table:table-cell>
          <table:table-cell table:style-name="t9.B5" office:value-type="string">
            <text:p text:style-name="P27">$9-77</text:p>
          </table:table-cell>
          <table:table-cell table:style-name="t9.B5" office:value-type="string">
            <text:p text:style-name="P27">$9-87</text:p>
          </table:table-cell>
          <table:table-cell table:style-name="t9.B5" office:value-type="string">
            <text:p text:style-name="P27">$9-07</text:p>
          </table:table-cell>
          <table:table-cell table:style-name="t9.B5" office:value-type="string">
            <text:p text:style-name="P27">$9-17</text:p>
          </table:table-cell>
          <table:table-cell table:style-name="t9.B5" office:value-type="string">
            <text:p text:style-name="P27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26"><text:span text:style-name="T43">0</text:span>,<text:span text:style-name="T43">5 </text:span>Зв/ч</text:p>
          </table:table-cell>
          <table:table-cell table:style-name="t9.B13" office:value-type="string">
            <text:p text:style-name="P27">$9-38</text:p>
          </table:table-cell>
          <table:table-cell table:style-name="t9.B13" office:value-type="string">
            <text:p text:style-name="P27">$9-48</text:p>
          </table:table-cell>
          <table:table-cell table:style-name="t9.B13" office:value-type="string">
            <text:p text:style-name="P27">$9-58</text:p>
          </table:table-cell>
          <table:table-cell table:style-name="t9.B13" office:value-type="string">
            <text:p text:style-name="P27">$9-68</text:p>
          </table:table-cell>
          <table:table-cell table:style-name="t9.B13" office:value-type="string">
            <text:p text:style-name="P27">$9-78</text:p>
          </table:table-cell>
          <table:table-cell table:style-name="t9.B13" office:value-type="string">
            <text:p text:style-name="P27">$9-88</text:p>
          </table:table-cell>
          <table:table-cell table:style-name="t9.B13" office:value-type="string">
            <text:p text:style-name="P27">$9-08</text:p>
          </table:table-cell>
          <table:table-cell table:style-name="t9.B13" office:value-type="string">
            <text:p text:style-name="P27">$9-18</text:p>
          </table:table-cell>
          <table:table-cell table:style-name="t9.B13" office:value-type="string">
            <text:p text:style-name="P27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14"><text:span text:style-name="T12">БДКН-01 </text:span><text:span text:style-name="T12">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48">Плотность потока <text:line-break/>в поверяемой точке <text:span text:style-name="T32">φ</text:span><text:span text:style-name="T40">0</text:span><text:span text:style-name="T36">i</text:span> ,<text:line-break/>с<text:span text:style-name="T27">-1</text:span>⋅см<text:span text:style-name="T27">-2</text:span></text:p>
          </table:table-cell>
          <table:table-cell table:style-name="t10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0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600</text:p>
            <text:p text:style-name="P47"><text:span text:style-name="T7">φ</text:span><text:span text:style-name="T36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600</text:p>
            <text:p text:style-name="P47"><text:span text:style-name="T7">φ</text:span><text:span text:style-name="T36">0i</text:span><text:span text:style-name="T5">=57,</text:span>0</text:p>
            <text:p text:style-name="P47">20-100</text:p>
          </table:table-cell>
          <table:table-cell table:style-name="t10.B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1,0</text:span>м</text:p>
            <text:p text:style-name="P64">B(R)=0,863</text:p>
            <text:p text:style-name="P62"><text:span text:style-name="T7">φ</text:span><text:span text:style-name="T36">0i</text:span><text:span text:style-name="T5">=235</text:span></text:p>
            <text:p text:style-name="P63">2⋅10<text:span text:style-name="T27">2</text:span> - 10<text:span text:style-name="T27">3</text:span></text:p>
          </table:table-cell>
          <table:table-cell table:style-name="t10.F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0,5</text:span>м</text:p>
            <text:p text:style-name="P64">B(R)=0,965</text:p>
            <text:p text:style-name="P62"><text:span text:style-name="T7">φ</text:span><text:span text:style-name="T36">0i</text:span><text:span text:style-name="T5">=986</text:span></text:p>
            <text:p text:style-name="P63">2⋅10<text:span text:style-name="T27">3</text:span> - 10<text:span text:style-name="T27">4</text:span></text:p>
          </table:table-cell>
        </table:table-row>
        <table:table-row>
          <table:table-cell table:style-name="t10.A3" office:value-type="string">
            <text:p text:style-name="P46">Показания прибора в поверяемой точке <text:s/><text:span text:style-name="T32">φ</text:span><text:span text:style-name="T40">0</text:span><text:span text:style-name="T36">i</text:span>, с<text:span text:style-name="T27">-1</text:span>⋅см<text:span text:style-name="T27">-2 </text:span><text:span text:style-name="T50">,</text:span>±δст, 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61</text:p>
            <text:p text:style-name="P50">$10-71</text:p>
            <text:p text:style-name="P50">$10-81</text:p>
          </table:table-cell>
          <table:table-cell table:style-name="t10.B3" office:value-type="string">
            <text:p text:style-name="P50">$10-62</text:p>
            <text:p text:style-name="P50">$10-72</text:p>
            <text:p text:style-name="P50">$10-82</text:p>
          </table:table-cell>
          <table:table-cell table:style-name="t10.B3" office:value-type="string">
            <text:p text:style-name="P50">$10-63</text:p>
            <text:p text:style-name="P50">$10-73</text:p>
            <text:p text:style-name="P50">$10-83</text:p>
          </table:table-cell>
          <table:table-cell table:style-name="t10.F3" office:value-type="string">
            <text:p text:style-name="P50">$10-64</text:p>
            <text:p text:style-name="P50">$10-74</text:p>
            <text:p text:style-name="P50">$10-84</text:p>
          </table:table-cell>
        </table:table-row>
        <table:table-row>
          <table:table-cell table:style-name="t10.A3" office:value-type="string">
            <text:p text:style-name="P46">Среднее значение показаний, <text:span text:style-name="T32">φ</text:span><text:span text:style-name="T36">i</text:span>, с<text:span text:style-name="T27">-1</text:span>⋅см<text:span text:style-name="T27">-2</text:span></text:p>
          </table:table-cell>
          <table:table-cell table:style-name="t10.B3" office:value-type="string">
            <text:p text:style-name="P50">$<text:span text:style-name="T43">10</text:span>-00</text:p>
          </table:table-cell>
          <table:table-cell table:style-name="t10.B3" office:value-type="string">
            <text:p text:style-name="P50">$<text:span text:style-name="T43">10</text:span>-01</text:p>
          </table:table-cell>
          <table:table-cell table:style-name="t10.B3" office:value-type="string">
            <text:p text:style-name="P50">$<text:span text:style-name="T43">10</text:span>-02</text:p>
          </table:table-cell>
          <table:table-cell table:style-name="t10.B3" office:value-type="string">
            <text:p text:style-name="P50">$<text:span text:style-name="T43">10</text:span>-03</text:p>
          </table:table-cell>
          <table:table-cell table:style-name="t10.F3" office:value-type="string">
            <text:p text:style-name="P50">$<text:span text:style-name="T43">10</text:span>-04</text:p>
          </table:table-cell>
        </table:table-row>
        <table:table-row>
          <table:table-cell table:style-name="t10.A3" office:value-type="string">
            <text:p text:style-name="P46">Результат измерения плотности потока в поверяемой точке</text:p>
            <text:p text:style-name="P45"><text:span text:style-name="T32">φ</text:span><text:span text:style-name="T37">np</text:span><text:span text:style-name="T36">i</text:span>, <text:span text:style-name="T34">с</text:span><text:span text:style-name="T27">-1</text:span><text:span text:style-name="T34">⋅см</text:span><text:span text:style-name="T27">-2</text:span>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21</text:p>
          </table:table-cell>
          <table:table-cell table:style-name="t10.B3" office:value-type="string">
            <text:p text:style-name="P50">$10-n22</text:p>
          </table:table-cell>
          <table:table-cell table:style-name="t10.B3" office:value-type="string">
            <text:p text:style-name="P50">$10-n23</text:p>
          </table:table-cell>
          <table:table-cell table:style-name="t10.F3" office:value-type="string">
            <text:p text:style-name="P50">$10-n24</text:p>
          </table:table-cell>
        </table:table-row>
        <table:table-row>
          <table:table-cell table:style-name="t10.A3" office:value-type="string">
            <text:p text:style-name="P46">Основная относительная погрешность измерения, <text:span text:style-name="T61">Δ</text:span><text:span text:style-name="T8">i</text:span>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31</text:p>
          </table:table-cell>
          <table:table-cell table:style-name="t10.B3" office:value-type="string">
            <text:p text:style-name="P50">$10-n32</text:p>
          </table:table-cell>
          <table:table-cell table:style-name="t10.B3" office:value-type="string">
            <text:p text:style-name="P50">$10-n33</text:p>
          </table:table-cell>
          <table:table-cell table:style-name="t10.F3" office:value-type="string">
            <text:p text:style-name="P50">$10-n34</text:p>
          </table:table-cell>
        </table:table-row>
        <table:table-row>
          <table:table-cell table:style-name="t10.A3" office:value-type="string">
            <text:p text:style-name="P46">Доверительная граница основной относительной погрешности <text:span text:style-name="T61">Δ</text:span><text:span text:style-name="T8">i</text:span>, %</text:p>
          </table:table-cell>
          <table:table-cell table:style-name="t10.B3" office:value-type="string">
            <text:p text:style-name="P48"/>
            <text:p text:style-name="P47"/>
          </table:table-cell>
          <table:table-cell table:style-name="t10.B3" office:value-type="string">
            <text:p text:style-name="P50">$10-n41</text:p>
          </table:table-cell>
          <table:table-cell table:style-name="t10.B3" office:value-type="string">
            <text:p text:style-name="P50">$10-n42</text:p>
          </table:table-cell>
          <table:table-cell table:style-name="t10.B3" office:value-type="string">
            <text:p text:style-name="P50">$10-n43</text:p>
          </table:table-cell>
          <table:table-cell table:style-name="t10.F3" office:value-type="string">
            <text:p text:style-name="P50">$10-n44</text:p>
          </table:table-cell>
        </table:table-row>
        <table:table-row table:style-name="t10.8">
          <table:table-cell table:style-name="t10.A8" office:value-type="string">
            <text:p text:style-name="P66"><text:span text:style-name="T49">Пределосновной </text:span>относительной погрешности ,%</text:p>
          </table:table-cell>
          <table:table-cell table:style-name="t10.B8" office:value-type="string">
            <text:p text:style-name="P48"/>
          </table:table-cell>
          <table:table-cell table:style-name="t10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14"><text:span text:style-name="T12">БДК</text:span><text:span text:style-name="T4">Н</text:span><text:span text:style-name="T12">-03 </text:span><text:span text:style-name="T12">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48"><text:span text:style-name="T43">Мощность дозы</text:span> в поверяемой точке</text:p>
            <text:p text:style-name="P57"><text:span text:style-name="T63">H*</text:span><text:span text:style-name="T68">oi</text:span><text:span text:style-name="T66">(10)</text:span></text:p>
          </table:table-cell>
          <table:table-cell table:style-name="t11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1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922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9</text:span></text:p>
            <text:p text:style-name="P3">1-10</text:p>
          </table:table-cell>
          <table:table-cell table:style-name="t11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922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80</text:span></text:p>
            <text:p text:style-name="P50">20-100</text:p>
          </table:table-cell>
          <table:table-cell table:style-name="t11.B2" office:value-type="string">
            <text:p text:style-name="P63">ИБН-8-6</text:p>
            <text:p text:style-name="P62">№<text:span text:style-name="T5">010</text:span></text:p>
            <text:p text:style-name="P62"><text:span text:style-name="T5">R=1,0</text:span>м</text:p>
            <text:p text:style-name="P62"><text:span text:style-name="T5">B(R)=0,</text:span>980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330</text:span></text:p>
            <text:p text:style-name="P65">2<text:span text:style-name="T88">·</text:span>10<text:span text:style-name="T27">2</text:span>-10<text:span text:style-name="T27">3</text:span></text:p>
          </table:table-cell>
          <table:table-cell table:style-name="t11.F2" office:value-type="string">
            <text:p text:style-name="P63">ИБН-8-6</text:p>
            <text:p text:style-name="P62">№<text:span text:style-name="T5">010</text:span></text:p>
            <text:p text:style-name="P62"><text:span text:style-name="T5">R=0,5</text:span>м</text:p>
            <text:p text:style-name="P62"><text:span text:style-name="T5">B(R)=0,9</text:span>95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1460</text:span></text:p>
            <text:p text:style-name="P65">2<text:span text:style-name="T88">·</text:span>10<text:span text:style-name="T27">3</text:span>-10<text:span text:style-name="T27">4</text:span></text:p>
          </table:table-cell>
        </table:table-row>
        <table:table-row>
          <table:table-cell table:style-name="t11.A3" office:value-type="string">
            <text:p text:style-name="P52">Показания прибора в поверяемой точке</text:p>
            <text:p text:style-name="P51"><text:span text:style-name="T64">H</text:span><text:span text:style-name="T74">*</text:span><text:span text:style-name="T69">i</text:span><text:span text:style-name="T67">(10) мкЗв/ч, </text:span><text:span text:style-name="T51">±δ</text:span><text:span text:style-name="T34">ст</text:span>, %</text:p>
          </table:table-cell>
          <table:table-cell table:style-name="t11.B3" office:value-type="string">
            <text:p text:style-name="P48"/>
          </table:table-cell>
          <table:table-cell table:style-name="t11.B3" office:value-type="string">
            <text:p text:style-name="P50">$11-61</text:p>
            <text:p text:style-name="P50">$11-71</text:p>
            <text:p text:style-name="P50">$11-81</text:p>
          </table:table-cell>
          <table:table-cell table:style-name="t11.B3" office:value-type="string">
            <text:p text:style-name="P50">$11-62</text:p>
            <text:p text:style-name="P50">$11-72</text:p>
            <text:p text:style-name="P50">$11-82</text:p>
          </table:table-cell>
          <table:table-cell table:style-name="t11.B3" office:value-type="string">
            <text:p text:style-name="P50">$11-63</text:p>
            <text:p text:style-name="P50">$11-73</text:p>
            <text:p text:style-name="P50">$11-83</text:p>
          </table:table-cell>
          <table:table-cell table:style-name="t11.F3" office:value-type="string">
            <text:p text:style-name="P50">$11-64</text:p>
            <text:p text:style-name="P50">$11-74</text:p>
            <text:p text:style-name="P50">$11-84</text:p>
          </table:table-cell>
        </table:table-row>
        <table:table-row>
          <table:table-cell table:style-name="t11.A3" office:value-type="string">
            <text:p text:style-name="P52">Среднее значение показаний, <text:span text:style-name="T65">H</text:span><text:span text:style-name="T74">*</text:span><text:span text:style-name="T69">i</text:span><text:span text:style-name="T67">(10) мкЗв/ч</text:span></text:p>
          </table:table-cell>
          <table:table-cell table:style-name="t11.B4" office:value-type="string">
            <text:p text:style-name="P50">$<text:span text:style-name="T43">1</text:span>1-00</text:p>
          </table:table-cell>
          <table:table-cell table:style-name="t11.B4" office:value-type="string">
            <text:p text:style-name="P50">$<text:span text:style-name="T43">1</text:span>1-01</text:p>
          </table:table-cell>
          <table:table-cell table:style-name="t11.B4" office:value-type="string">
            <text:p text:style-name="P50">$11-02</text:p>
          </table:table-cell>
          <table:table-cell table:style-name="t11.B4" office:value-type="string">
            <text:p text:style-name="P50">$11-03</text:p>
          </table:table-cell>
          <table:table-cell table:style-name="t11.F3" office:value-type="string">
            <text:p text:style-name="P50">$<text:span text:style-name="T43">1</text:span>1-04</text:p>
          </table:table-cell>
        </table:table-row>
        <table:table-row>
          <table:table-cell table:style-name="t11.A3" office:value-type="string">
            <text:p text:style-name="P52">Результат измерения мощности дозы в поверяемой точке</text:p>
            <text:p text:style-name="P51"><text:span text:style-name="T64">H</text:span><text:span text:style-name="T74">*</text:span><text:span text:style-name="T70">пр</text:span><text:span text:style-name="T71">i</text:span><text:span text:style-name="T67">(10) мкЗв/ч</text:span>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21</text:p>
          </table:table-cell>
          <table:table-cell table:style-name="t11.B4" office:value-type="string">
            <text:p text:style-name="P50">$11-n22</text:p>
          </table:table-cell>
          <table:table-cell table:style-name="t11.B4" office:value-type="string">
            <text:p text:style-name="P50">$11-n23</text:p>
          </table:table-cell>
          <table:table-cell table:style-name="t11.F3" office:value-type="string">
            <text:p text:style-name="P50">$11-n24</text:p>
          </table:table-cell>
        </table:table-row>
        <table:table-row>
          <table:table-cell table:style-name="t11.A3" office:value-type="string">
            <text:p text:style-name="P46">Основная относительная погрешность измерения, </text:p>
            <text:p text:style-name="P46"><text:span text:style-name="T33">θ</text:span><text:span text:style-name="T41">пр</text:span><text:span text:style-name="T38">i</text:span>, %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31</text:p>
          </table:table-cell>
          <table:table-cell table:style-name="t11.B4" office:value-type="string">
            <text:p text:style-name="P50">$11-n32</text:p>
          </table:table-cell>
          <table:table-cell table:style-name="t11.B4" office:value-type="string">
            <text:p text:style-name="P50">$11-n33</text:p>
          </table:table-cell>
          <table:table-cell table:style-name="t11.F3" office:value-type="string">
            <text:p text:style-name="P50">$11-n34</text:p>
          </table:table-cell>
        </table:table-row>
        <table:table-row>
          <table:table-cell table:style-name="t11.A3" office:value-type="string">
            <text:p text:style-name="P46">Доверительная граница основной относительной погрешности, <text:span text:style-name="T61">Δ</text:span><text:span text:style-name="T39">i</text:span>, %</text:p>
          </table:table-cell>
          <table:table-cell table:style-name="t11.B4" office:value-type="string">
            <text:p text:style-name="P48"/>
            <text:p text:style-name="P47"/>
          </table:table-cell>
          <table:table-cell table:style-name="t11.B4" office:value-type="string">
            <text:p text:style-name="P50">$11-n41</text:p>
          </table:table-cell>
          <table:table-cell table:style-name="t11.B4" office:value-type="string">
            <text:p text:style-name="P50">$11-n42</text:p>
          </table:table-cell>
          <table:table-cell table:style-name="t11.B4" office:value-type="string">
            <text:p text:style-name="P50">$11-n43</text:p>
          </table:table-cell>
          <table:table-cell table:style-name="t11.F3" office:value-type="string">
            <text:p text:style-name="P50">$11-n44</text:p>
          </table:table-cell>
        </table:table-row>
        <table:table-row table:style-name="t11.8">
          <table:table-cell table:style-name="t11.A8" office:value-type="string">
            <text:p text:style-name="P66"><text:span text:style-name="T49">Пределосновной </text:span>относительной погрешности , %</text:p>
          </table:table-cell>
          <table:table-cell table:style-name="t11.B8" office:value-type="string">
            <text:p text:style-name="P48"/>
          </table:table-cell>
          <table:table-cell table:style-name="t11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70">БДКН-0<text:span text:style-name="T5">5</text:span><text:span text:style-name="T23"> (</text:span><text:span text:style-name="T9">n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48">Плотность потока <text:line-break/>в поверяемой точке <text:span text:style-name="T32">φ</text:span><text:span text:style-name="T40">0</text:span><text:span text:style-name="T36">i</text:span> ,<text:line-break/>с<text:span text:style-name="T27">-1</text:span>⋅см<text:span text:style-name="T27">-2</text:span></text:p>
          </table:table-cell>
          <table:table-cell table:style-name="t27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27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607</text:p>
            <text:p text:style-name="P47"><text:span text:style-name="T7">φ</text:span><text:span text:style-name="T36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27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607</text:p>
            <text:p text:style-name="P47"><text:span text:style-name="T7">φ</text:span><text:span text:style-name="T36">0i</text:span><text:span text:style-name="T5">=57,</text:span>0</text:p>
            <text:p text:style-name="P47">20-100</text:p>
          </table:table-cell>
          <table:table-cell table:style-name="t27.B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1,0</text:span>м</text:p>
            <text:p text:style-name="P64">B(R)=0,866</text:p>
            <text:p text:style-name="P62"><text:span text:style-name="T7">φ</text:span><text:span text:style-name="T36">0i</text:span><text:span text:style-name="T5">=235</text:span></text:p>
            <text:p text:style-name="P63">2⋅10<text:span text:style-name="T27">2</text:span> - 10<text:span text:style-name="T27">3</text:span></text:p>
          </table:table-cell>
          <table:table-cell table:style-name="t27.F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0,5</text:span>м</text:p>
            <text:p text:style-name="P64">B(R)=0,966</text:p>
            <text:p text:style-name="P62"><text:span text:style-name="T7">φ</text:span><text:span text:style-name="T36">0i</text:span><text:span text:style-name="T5">=986</text:span></text:p>
            <text:p text:style-name="P63">2⋅10<text:span text:style-name="T27">3</text:span> - 10<text:span text:style-name="T27">4</text:span></text:p>
          </table:table-cell>
        </table:table-row>
        <table:table-row>
          <table:table-cell table:style-name="t27.A3" office:value-type="string">
            <text:p text:style-name="P46">Показания прибора в поверяемой точке <text:s/><text:span text:style-name="T32">φ</text:span><text:span text:style-name="T40">0</text:span><text:span text:style-name="T36">i</text:span>, с<text:span text:style-name="T27">-1</text:span>⋅см<text:span text:style-name="T27">-2 </text:span><text:span text:style-name="T50">,</text:span>±δст, %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61</text:p>
            <text:p text:style-name="P50">$27-71</text:p>
            <text:p text:style-name="P50">$27-81</text:p>
          </table:table-cell>
          <table:table-cell table:style-name="t27.B3" office:value-type="string">
            <text:p text:style-name="P50">$27-62</text:p>
            <text:p text:style-name="P50">$27-72</text:p>
            <text:p text:style-name="P50">$27-82</text:p>
          </table:table-cell>
          <table:table-cell table:style-name="t27.B3" office:value-type="string">
            <text:p text:style-name="P50">$27-63</text:p>
            <text:p text:style-name="P50">$27-73</text:p>
            <text:p text:style-name="P50">$27-83</text:p>
          </table:table-cell>
          <table:table-cell table:style-name="t27.F3" office:value-type="string">
            <text:p text:style-name="P50">$27-64</text:p>
            <text:p text:style-name="P50">$27-74</text:p>
            <text:p text:style-name="P50">$27-84</text:p>
          </table:table-cell>
        </table:table-row>
        <table:table-row>
          <table:table-cell table:style-name="t27.A3" office:value-type="string">
            <text:p text:style-name="P46">Среднее значение показаний, <text:span text:style-name="T32">φ</text:span><text:span text:style-name="T36">i</text:span>, с<text:span text:style-name="T27">-1</text:span>⋅см<text:span text:style-name="T27">-2</text:span></text:p>
          </table:table-cell>
          <table:table-cell table:style-name="t27.B3" office:value-type="string">
            <text:p text:style-name="P50">$27-00</text:p>
          </table:table-cell>
          <table:table-cell table:style-name="t27.B3" office:value-type="string">
            <text:p text:style-name="P50">$27-01</text:p>
          </table:table-cell>
          <table:table-cell table:style-name="t27.B3" office:value-type="string">
            <text:p text:style-name="P50">$27-02</text:p>
          </table:table-cell>
          <table:table-cell table:style-name="t27.B3" office:value-type="string">
            <text:p text:style-name="P50">$27-03</text:p>
          </table:table-cell>
          <table:table-cell table:style-name="t27.F3" office:value-type="string">
            <text:p text:style-name="P50">$27-04</text:p>
          </table:table-cell>
        </table:table-row>
        <table:table-row>
          <table:table-cell table:style-name="t27.A3" office:value-type="string">
            <text:p text:style-name="P46">Результат измерения плотности потока в поверяемой точке</text:p>
            <text:p text:style-name="P45"><text:span text:style-name="T32">φ</text:span><text:span text:style-name="T37">np</text:span><text:span text:style-name="T36">i</text:span>, <text:span text:style-name="T34">с</text:span><text:span text:style-name="T27">-1</text:span><text:span text:style-name="T34">⋅</text:span><text:span text:style-name="T50">см</text:span><text:span text:style-name="T27">-2</text:span>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n21</text:p>
          </table:table-cell>
          <table:table-cell table:style-name="t27.B3" office:value-type="string">
            <text:p text:style-name="P50">$27-n22</text:p>
          </table:table-cell>
          <table:table-cell table:style-name="t27.B3" office:value-type="string">
            <text:p text:style-name="P50">$27-n23</text:p>
          </table:table-cell>
          <table:table-cell table:style-name="t27.F3" office:value-type="string">
            <text:p text:style-name="P50">$27-n24</text:p>
          </table:table-cell>
        </table:table-row>
        <table:table-row>
          <table:table-cell table:style-name="t27.A3" office:value-type="string">
            <text:p text:style-name="P46">Основная относительная погрешность измерения, <text:span text:style-name="T61">Δ</text:span><text:span text:style-name="T8">i</text:span>%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n31</text:p>
          </table:table-cell>
          <table:table-cell table:style-name="t27.B3" office:value-type="string">
            <text:p text:style-name="P50">$27-n32</text:p>
          </table:table-cell>
          <table:table-cell table:style-name="t27.B3" office:value-type="string">
            <text:p text:style-name="P50">$27-n33</text:p>
          </table:table-cell>
          <table:table-cell table:style-name="t27.F3" office:value-type="string">
            <text:p text:style-name="P50">$27-n34</text:p>
          </table:table-cell>
        </table:table-row>
        <table:table-row>
          <table:table-cell table:style-name="t27.A3" office:value-type="string">
            <text:p text:style-name="P46">Доверительная граница основной относительной погрешности <text:span text:style-name="T61">Δ</text:span><text:span text:style-name="T8">i</text:span>, %</text:p>
          </table:table-cell>
          <table:table-cell table:style-name="t27.B3" office:value-type="string">
            <text:p text:style-name="P48"/>
            <text:p text:style-name="P47"/>
          </table:table-cell>
          <table:table-cell table:style-name="t27.B3" office:value-type="string">
            <text:p text:style-name="P50">$27-n41</text:p>
          </table:table-cell>
          <table:table-cell table:style-name="t27.B3" office:value-type="string">
            <text:p text:style-name="P50">$27-n42</text:p>
          </table:table-cell>
          <table:table-cell table:style-name="t27.B3" office:value-type="string">
            <text:p text:style-name="P50">$27-n43</text:p>
          </table:table-cell>
          <table:table-cell table:style-name="t27.F3" office:value-type="string">
            <text:p text:style-name="P50">$27-n44</text:p>
          </table:table-cell>
        </table:table-row>
        <table:table-row table:style-name="t27.8">
          <table:table-cell table:style-name="t27.A8" office:value-type="string">
            <text:p text:style-name="P66"><text:span text:style-name="T49">Пределосновной </text:span>относительной погрешности ,%</text:p>
          </table:table-cell>
          <table:table-cell table:style-name="t27.B8" office:value-type="string">
            <text:p text:style-name="P48"/>
          </table:table-cell>
          <table:table-cell table:style-name="t27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6"><text:span text:style-name="T12">БД</text:span><text:span text:style-name="T4">ПА</text:span><text:span text:style-name="T12">-01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5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6"><text:s/>мин<text:span text:style-name="T27">-1</text:span>·см<text:span text:style-name="T27">-2</text:span></text:p>
          </table:table-cell>
          <table:table-cell table:style-name="t12.B2" table:number-rows-spanned="3" office:value-type="string">
            <text:p text:style-name="P11">Номер источ-ника</text:p>
          </table:table-cell>
          <table:table-cell table:style-name="t12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2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2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19">Фон</text:p>
          </table:table-cell>
          <table:table-cell table:style-name="t12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18"><text:span text:style-name="T60">φ</text:span><text:span text:style-name="T34">1</text:span></text:p>
          </table:table-cell>
          <table:table-cell table:style-name="t12.D4" office:value-type="string">
            <text:p text:style-name="P19"><text:span text:style-name="T58">φ</text:span><text:span text:style-name="T34">2</text:span></text:p>
          </table:table-cell>
          <table:table-cell table:style-name="t12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7">$12-90</text:p>
          </table:table-cell>
          <table:table-cell table:style-name="t12.B5" office:value-type="float" office:value="1179">
            <text:p text:style-name="P8">1179</text:p>
          </table:table-cell>
          <table:table-cell table:style-name="t12.C5" office:value-type="string">
            <text:p text:style-name="P10">$s_bg</text:p>
          </table:table-cell>
          <table:table-cell table:style-name="t12.C5" office:value-type="string">
            <text:p text:style-name="P10">$12-60</text:p>
          </table:table-cell>
          <table:table-cell table:style-name="t12.C5" office:value-type="string">
            <text:p text:style-name="P10">$12-70</text:p>
          </table:table-cell>
          <table:table-cell table:style-name="t12.C5" office:value-type="string">
            <text:p text:style-name="P10">$12-80</text:p>
          </table:table-cell>
          <table:table-cell table:style-name="t12.C5" office:value-type="string">
            <text:p text:style-name="P10">$12-00</text:p>
          </table:table-cell>
          <table:table-cell table:style-name="t12.C5" office:value-type="string">
            <text:p text:style-name="P10">$12-10</text:p>
          </table:table-cell>
          <table:table-cell table:style-name="t12.C5" office:value-type="string">
            <text:p text:style-name="P10">$12-20</text:p>
          </table:table-cell>
          <table:table-cell table:style-name="t12.J5" table:number-rows-spanned="4" office:value-type="string">
            <text:p text:style-name="P11">±<text:span text:style-name="T5">20</text:span></text:p>
          </table:table-cell>
        </table:table-row>
        <table:table-row table:style-name="t12.5">
          <table:table-cell table:style-name="t12.A5" office:value-type="string">
            <text:p text:style-name="P7">$12-91</text:p>
          </table:table-cell>
          <table:table-cell table:style-name="t12.B5" office:value-type="float" office:value="1180">
            <text:p text:style-name="P8">1180</text:p>
          </table:table-cell>
          <table:table-cell table:style-name="t12.C5" office:value-type="string">
            <text:p text:style-name="P10">—</text:p>
          </table:table-cell>
          <table:table-cell table:style-name="t12.C5" office:value-type="string">
            <text:p text:style-name="P10">$12-61</text:p>
          </table:table-cell>
          <table:table-cell table:style-name="t12.C5" office:value-type="string">
            <text:p text:style-name="P10">$12-71</text:p>
          </table:table-cell>
          <table:table-cell table:style-name="t12.C5" office:value-type="string">
            <text:p text:style-name="P10">$12-81</text:p>
          </table:table-cell>
          <table:table-cell table:style-name="t12.C5" office:value-type="string">
            <text:p text:style-name="P10">$12-01</text:p>
          </table:table-cell>
          <table:table-cell table:style-name="t12.C5" office:value-type="string">
            <text:p text:style-name="P10">$12-11</text:p>
          </table:table-cell>
          <table:table-cell table:style-name="t12.C5" office:value-type="string">
            <text:p text:style-name="P10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7">$12-92</text:p>
          </table:table-cell>
          <table:table-cell table:style-name="t12.B5" office:value-type="float" office:value="1181">
            <text:p text:style-name="P8">1181</text:p>
          </table:table-cell>
          <table:table-cell table:style-name="t12.C5" office:value-type="string">
            <text:p text:style-name="P10">—</text:p>
          </table:table-cell>
          <table:table-cell table:style-name="t12.C5" office:value-type="string">
            <text:p text:style-name="P10">$12-62</text:p>
          </table:table-cell>
          <table:table-cell table:style-name="t12.C5" office:value-type="string">
            <text:p text:style-name="P10">$12-72</text:p>
          </table:table-cell>
          <table:table-cell table:style-name="t12.C5" office:value-type="string">
            <text:p text:style-name="P10">$12-82</text:p>
          </table:table-cell>
          <table:table-cell table:style-name="t12.C5" office:value-type="string">
            <text:p text:style-name="P10">$12-02</text:p>
          </table:table-cell>
          <table:table-cell table:style-name="t12.C5" office:value-type="string">
            <text:p text:style-name="P10">$12-12</text:p>
          </table:table-cell>
          <table:table-cell table:style-name="t12.C5" office:value-type="string">
            <text:p text:style-name="P10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7">$12-93</text:p>
          </table:table-cell>
          <table:table-cell table:style-name="t12.B8" office:value-type="float" office:value="1182">
            <text:p text:style-name="P8">1182</text:p>
          </table:table-cell>
          <table:table-cell table:style-name="t12.C8" office:value-type="string">
            <text:p text:style-name="P10">—</text:p>
          </table:table-cell>
          <table:table-cell table:style-name="t12.C8" office:value-type="string">
            <text:p text:style-name="P10">$12-63</text:p>
          </table:table-cell>
          <table:table-cell table:style-name="t12.C8" office:value-type="string">
            <text:p text:style-name="P10">$12-73</text:p>
          </table:table-cell>
          <table:table-cell table:style-name="t12.C8" office:value-type="string">
            <text:p text:style-name="P10">$12-83</text:p>
          </table:table-cell>
          <table:table-cell table:style-name="t12.C8" office:value-type="string">
            <text:p text:style-name="P10">$12-03</text:p>
          </table:table-cell>
          <table:table-cell table:style-name="t12.C8" office:value-type="string">
            <text:p text:style-name="P10">$12-13</text:p>
          </table:table-cell>
          <table:table-cell table:style-name="t12.C8" office:value-type="string">
            <text:p text:style-name="P1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6"><text:span text:style-name="T12">БДП</text:span><text:span text:style-name="T4">А</text:span><text:span text:style-name="T12">-02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  <text:p text:style-name="P12"/>
          </table:table-cell>
          <table:table-cell table:style-name="t13.B2" table:number-rows-spanned="3" office:value-type="string">
            <text:p text:style-name="P11">Номер источ-ника</text:p>
          </table:table-cell>
          <table:table-cell table:style-name="t13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3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3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19">Фон</text:p>
          </table:table-cell>
          <table:table-cell table:style-name="t13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18"><text:span text:style-name="T60">φ</text:span><text:span text:style-name="T34">1</text:span></text:p>
          </table:table-cell>
          <table:table-cell table:style-name="t13.D4" office:value-type="string">
            <text:p text:style-name="P19"><text:span text:style-name="T58">φ</text:span><text:span text:style-name="T34">2</text:span></text:p>
          </table:table-cell>
          <table:table-cell table:style-name="t13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7">$13-90</text:p>
          </table:table-cell>
          <table:table-cell table:style-name="t13.B5" office:value-type="float" office:value="651">
            <text:p text:style-name="P9">0651</text:p>
          </table:table-cell>
          <table:table-cell table:style-name="t13.C5" office:value-type="string">
            <text:p text:style-name="P10">$s_bg</text:p>
          </table:table-cell>
          <table:table-cell table:style-name="t13.C5" office:value-type="string">
            <text:p text:style-name="P10">$13-60</text:p>
          </table:table-cell>
          <table:table-cell table:style-name="t13.C5" office:value-type="string">
            <text:p text:style-name="P10">$13-70</text:p>
          </table:table-cell>
          <table:table-cell table:style-name="t13.C5" office:value-type="string">
            <text:p text:style-name="P10">$13-80</text:p>
          </table:table-cell>
          <table:table-cell table:style-name="t13.C5" office:value-type="string">
            <text:p text:style-name="P10">$13-00</text:p>
          </table:table-cell>
          <table:table-cell table:style-name="t13.C5" office:value-type="string">
            <text:p text:style-name="P10">$13-10</text:p>
          </table:table-cell>
          <table:table-cell table:style-name="t13.C5" office:value-type="string">
            <text:p text:style-name="P10">$13-20</text:p>
          </table:table-cell>
          <table:table-cell table:style-name="t13.J5" table:number-rows-spanned="4" office:value-type="string">
            <text:p text:style-name="P11">±<text:span text:style-name="T5">20</text:span></text:p>
          </table:table-cell>
        </table:table-row>
        <table:table-row table:style-name="t13.5">
          <table:table-cell table:style-name="t13.A5" office:value-type="string">
            <text:p text:style-name="P10">$13-<text:span text:style-name="T5">9</text:span>1</text:p>
          </table:table-cell>
          <table:table-cell table:style-name="t13.B5" office:value-type="float" office:value="653">
            <text:p text:style-name="P9">0652</text:p>
          </table:table-cell>
          <table:table-cell table:style-name="t13.C5" office:value-type="string">
            <text:p text:style-name="P10">—</text:p>
          </table:table-cell>
          <table:table-cell table:style-name="t13.C5" office:value-type="string">
            <text:p text:style-name="P10">$13-61</text:p>
          </table:table-cell>
          <table:table-cell table:style-name="t13.C5" office:value-type="string">
            <text:p text:style-name="P10">$13-71</text:p>
          </table:table-cell>
          <table:table-cell table:style-name="t13.C5" office:value-type="string">
            <text:p text:style-name="P10">$13-81</text:p>
          </table:table-cell>
          <table:table-cell table:style-name="t13.C5" office:value-type="string">
            <text:p text:style-name="P10">$13-01</text:p>
          </table:table-cell>
          <table:table-cell table:style-name="t13.C5" office:value-type="string">
            <text:p text:style-name="P10">$13-11</text:p>
          </table:table-cell>
          <table:table-cell table:style-name="t13.C5" office:value-type="string">
            <text:p text:style-name="P10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7">$13-92</text:p>
          </table:table-cell>
          <table:table-cell table:style-name="t13.B5" office:value-type="float" office:value="0">
            <text:p text:style-name="P9">0653</text:p>
          </table:table-cell>
          <table:table-cell table:style-name="t13.C5" office:value-type="string">
            <text:p text:style-name="P10">—</text:p>
          </table:table-cell>
          <table:table-cell table:style-name="t13.C5" office:value-type="string">
            <text:p text:style-name="P10">$13-62</text:p>
          </table:table-cell>
          <table:table-cell table:style-name="t13.C5" office:value-type="string">
            <text:p text:style-name="P10">$13-72</text:p>
          </table:table-cell>
          <table:table-cell table:style-name="t13.C5" office:value-type="string">
            <text:p text:style-name="P10">$13-82</text:p>
          </table:table-cell>
          <table:table-cell table:style-name="t13.C5" office:value-type="string">
            <text:p text:style-name="P10">$13-02</text:p>
          </table:table-cell>
          <table:table-cell table:style-name="t13.C5" office:value-type="string">
            <text:p text:style-name="P10">$13-12</text:p>
          </table:table-cell>
          <table:table-cell table:style-name="t13.C5" office:value-type="string">
            <text:p text:style-name="P10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7">$13-93</text:p>
          </table:table-cell>
          <table:table-cell table:style-name="t13.B8" office:value-type="float" office:value="0">
            <text:p text:style-name="P9">0655</text:p>
          </table:table-cell>
          <table:table-cell table:style-name="t13.C8" office:value-type="string">
            <text:p text:style-name="P10">—</text:p>
          </table:table-cell>
          <table:table-cell table:style-name="t13.C8" office:value-type="string">
            <text:p text:style-name="P10">$13-63</text:p>
          </table:table-cell>
          <table:table-cell table:style-name="t13.C8" office:value-type="string">
            <text:p text:style-name="P10">$13-73</text:p>
          </table:table-cell>
          <table:table-cell table:style-name="t13.C8" office:value-type="string">
            <text:p text:style-name="P10">$13-83</text:p>
          </table:table-cell>
          <table:table-cell table:style-name="t13.C8" office:value-type="string">
            <text:p text:style-name="P10">$13-03</text:p>
          </table:table-cell>
          <table:table-cell table:style-name="t13.C8" office:value-type="string">
            <text:p text:style-name="P10">$13-13</text:p>
          </table:table-cell>
          <table:table-cell table:style-name="t13.C8" office:value-type="string">
            <text:p text:style-name="P1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6"><text:span text:style-name="T12">БДП</text:span><text:span text:style-name="T4">А</text:span><text:span text:style-name="T12">-03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  <text:p text:style-name="P12"/>
          </table:table-cell>
          <table:table-cell table:style-name="t25.B2" table:number-rows-spanned="3" office:value-type="string">
            <text:p text:style-name="P11">Номер источ-ника</text:p>
          </table:table-cell>
          <table:table-cell table:style-name="t25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5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5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19">Фон</text:p>
          </table:table-cell>
          <table:table-cell table:style-name="t2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18"><text:span text:style-name="T60">φ</text:span><text:span text:style-name="T34">1</text:span></text:p>
          </table:table-cell>
          <table:table-cell table:style-name="t25.D4" office:value-type="string">
            <text:p text:style-name="P19"><text:span text:style-name="T58">φ</text:span><text:span text:style-name="T34">2</text:span></text:p>
          </table:table-cell>
          <table:table-cell table:style-name="t25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7">$25-90</text:p>
          </table:table-cell>
          <table:table-cell table:style-name="t25.B5" office:value-type="float" office:value="651">
            <text:p text:style-name="P9">0651</text:p>
          </table:table-cell>
          <table:table-cell table:style-name="t25.C5" office:value-type="string">
            <text:p text:style-name="P10">$s_bg</text:p>
          </table:table-cell>
          <table:table-cell table:style-name="t25.C5" office:value-type="string">
            <text:p text:style-name="P10">$25-60</text:p>
          </table:table-cell>
          <table:table-cell table:style-name="t25.C5" office:value-type="string">
            <text:p text:style-name="P10">$25-70</text:p>
          </table:table-cell>
          <table:table-cell table:style-name="t25.C5" office:value-type="string">
            <text:p text:style-name="P10">$25-80</text:p>
          </table:table-cell>
          <table:table-cell table:style-name="t25.C5" office:value-type="string">
            <text:p text:style-name="P10">$25-00</text:p>
          </table:table-cell>
          <table:table-cell table:style-name="t25.C5" office:value-type="string">
            <text:p text:style-name="P10">$25-10</text:p>
          </table:table-cell>
          <table:table-cell table:style-name="t25.C5" office:value-type="string">
            <text:p text:style-name="P10">$25-20</text:p>
          </table:table-cell>
          <table:table-cell table:style-name="t25.J5" table:number-rows-spanned="4" office:value-type="string">
            <text:p text:style-name="P11">±<text:span text:style-name="T5">20</text:span></text:p>
          </table:table-cell>
        </table:table-row>
        <table:table-row table:style-name="t25.5">
          <table:table-cell table:style-name="t25.A5" office:value-type="string">
            <text:p text:style-name="P10">$25-<text:span text:style-name="T5">9</text:span>1</text:p>
          </table:table-cell>
          <table:table-cell table:style-name="t25.B5" office:value-type="float" office:value="653">
            <text:p text:style-name="P9">0652</text:p>
          </table:table-cell>
          <table:table-cell table:style-name="t25.C5" office:value-type="string">
            <text:p text:style-name="P10">—</text:p>
          </table:table-cell>
          <table:table-cell table:style-name="t25.C5" office:value-type="string">
            <text:p text:style-name="P10">$25-61</text:p>
          </table:table-cell>
          <table:table-cell table:style-name="t25.C5" office:value-type="string">
            <text:p text:style-name="P10">$25-71</text:p>
          </table:table-cell>
          <table:table-cell table:style-name="t25.C5" office:value-type="string">
            <text:p text:style-name="P10">$25-81</text:p>
          </table:table-cell>
          <table:table-cell table:style-name="t25.C5" office:value-type="string">
            <text:p text:style-name="P10">$25-01</text:p>
          </table:table-cell>
          <table:table-cell table:style-name="t25.C5" office:value-type="string">
            <text:p text:style-name="P10">$25-11</text:p>
          </table:table-cell>
          <table:table-cell table:style-name="t25.C5" office:value-type="string">
            <text:p text:style-name="P10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7">$25-92</text:p>
          </table:table-cell>
          <table:table-cell table:style-name="t25.B5" office:value-type="float" office:value="0">
            <text:p text:style-name="P9">0653</text:p>
          </table:table-cell>
          <table:table-cell table:style-name="t25.C5" office:value-type="string">
            <text:p text:style-name="P10">—</text:p>
          </table:table-cell>
          <table:table-cell table:style-name="t25.C5" office:value-type="string">
            <text:p text:style-name="P10">$25-62</text:p>
          </table:table-cell>
          <table:table-cell table:style-name="t25.C5" office:value-type="string">
            <text:p text:style-name="P10">$25-72</text:p>
          </table:table-cell>
          <table:table-cell table:style-name="t25.C5" office:value-type="string">
            <text:p text:style-name="P10">$25-82</text:p>
          </table:table-cell>
          <table:table-cell table:style-name="t25.C5" office:value-type="string">
            <text:p text:style-name="P10">$25-02</text:p>
          </table:table-cell>
          <table:table-cell table:style-name="t25.C5" office:value-type="string">
            <text:p text:style-name="P10">$25-12</text:p>
          </table:table-cell>
          <table:table-cell table:style-name="t25.C5" office:value-type="string">
            <text:p text:style-name="P10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7">$25-93</text:p>
          </table:table-cell>
          <table:table-cell table:style-name="t25.B8" office:value-type="float" office:value="0">
            <text:p text:style-name="P9">0655</text:p>
          </table:table-cell>
          <table:table-cell table:style-name="t25.C8" office:value-type="string">
            <text:p text:style-name="P10">—</text:p>
          </table:table-cell>
          <table:table-cell table:style-name="t25.C8" office:value-type="string">
            <text:p text:style-name="P10">$25-63</text:p>
          </table:table-cell>
          <table:table-cell table:style-name="t25.C8" office:value-type="string">
            <text:p text:style-name="P10">$25-73</text:p>
          </table:table-cell>
          <table:table-cell table:style-name="t25.C8" office:value-type="string">
            <text:p text:style-name="P10">$25-83</text:p>
          </table:table-cell>
          <table:table-cell table:style-name="t25.C8" office:value-type="string">
            <text:p text:style-name="P10">$25-03</text:p>
          </table:table-cell>
          <table:table-cell table:style-name="t25.C8" office:value-type="string">
            <text:p text:style-name="P10">$25-13</text:p>
          </table:table-cell>
          <table:table-cell table:style-name="t25.C8" office:value-type="string">
            <text:p text:style-name="P1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6"><text:span text:style-name="T12">БДП</text:span><text:span text:style-name="T4">Б</text:span><text:span text:style-name="T12">-01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14.B2" table:number-rows-spanned="3" office:value-type="string">
            <text:p text:style-name="P11">Номер источ-ника</text:p>
          </table:table-cell>
          <table:table-cell table:style-name="t14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4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4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19">Фон</text:p>
          </table:table-cell>
          <table:table-cell table:style-name="t14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18"><text:span text:style-name="T60">φ</text:span><text:span text:style-name="T34">1</text:span></text:p>
          </table:table-cell>
          <table:table-cell table:style-name="t14.D4" office:value-type="string">
            <text:p text:style-name="P19"><text:span text:style-name="T58">φ</text:span><text:span text:style-name="T34">2</text:span></text:p>
          </table:table-cell>
          <table:table-cell table:style-name="t14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0</text:p>
          </table:table-cell>
          <table:table-cell table:style-name="t14.B5" office:value-type="string">
            <text:p text:style-name="P10">$14-<text:span text:style-name="T5">3</text:span>0</text:p>
          </table:table-cell>
          <table:table-cell table:style-name="t14.B5" office:value-type="string">
            <text:p text:style-name="P10">$<text:span text:style-name="T5">b_bg</text:span></text:p>
          </table:table-cell>
          <table:table-cell table:style-name="t14.B5" office:value-type="string">
            <text:p text:style-name="P10">$14-60</text:p>
          </table:table-cell>
          <table:table-cell table:style-name="t14.B5" office:value-type="string">
            <text:p text:style-name="P10">$14-70</text:p>
          </table:table-cell>
          <table:table-cell table:style-name="t14.B5" office:value-type="string">
            <text:p text:style-name="P10">$14-80</text:p>
          </table:table-cell>
          <table:table-cell table:style-name="t14.B5" office:value-type="string">
            <text:p text:style-name="P10">$14-00</text:p>
          </table:table-cell>
          <table:table-cell table:style-name="t14.B5" office:value-type="string">
            <text:p text:style-name="P10">$14-10</text:p>
          </table:table-cell>
          <table:table-cell table:style-name="t14.B5" office:value-type="string">
            <text:p text:style-name="P10">$14-20</text:p>
          </table:table-cell>
          <table:table-cell table:style-name="t14.J5" table:number-rows-spanned="5" office:value-type="string">
            <text:p text:style-name="P11">±<text:span text:style-name="T5">20</text:span></text:p>
          </table:table-cell>
        </table:table-row>
        <table:table-row table:style-name="t14.5">
          <table:table-cell table:style-name="t14.A5" office:value-type="string">
            <text:p text:style-name="P7">$14-91</text:p>
          </table:table-cell>
          <table:table-cell table:style-name="t14.B5" office:value-type="string">
            <text:p text:style-name="P10">$14-<text:span text:style-name="T5">3</text:span>1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1</text:p>
          </table:table-cell>
          <table:table-cell table:style-name="t14.B5" office:value-type="string">
            <text:p text:style-name="P10">$14-71</text:p>
          </table:table-cell>
          <table:table-cell table:style-name="t14.B5" office:value-type="string">
            <text:p text:style-name="P10">$14-81</text:p>
          </table:table-cell>
          <table:table-cell table:style-name="t14.B5" office:value-type="string">
            <text:p text:style-name="P10">$14-01</text:p>
          </table:table-cell>
          <table:table-cell table:style-name="t14.B5" office:value-type="string">
            <text:p text:style-name="P10">$14-11</text:p>
          </table:table-cell>
          <table:table-cell table:style-name="t14.B5" office:value-type="string">
            <text:p text:style-name="P10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7">$14-92</text:p>
          </table:table-cell>
          <table:table-cell table:style-name="t14.B5" office:value-type="string">
            <text:p text:style-name="P7">$14-32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2</text:p>
          </table:table-cell>
          <table:table-cell table:style-name="t14.B5" office:value-type="string">
            <text:p text:style-name="P10">$14-72</text:p>
          </table:table-cell>
          <table:table-cell table:style-name="t14.B5" office:value-type="string">
            <text:p text:style-name="P10">$14-82</text:p>
          </table:table-cell>
          <table:table-cell table:style-name="t14.B5" office:value-type="string">
            <text:p text:style-name="P10">$14-02</text:p>
          </table:table-cell>
          <table:table-cell table:style-name="t14.B5" office:value-type="string">
            <text:p text:style-name="P10">$14-12</text:p>
          </table:table-cell>
          <table:table-cell table:style-name="t14.B5" office:value-type="string">
            <text:p text:style-name="P10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3</text:p>
          </table:table-cell>
          <table:table-cell table:style-name="t14.B5" office:value-type="string">
            <text:p text:style-name="P7">$14-33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3</text:p>
          </table:table-cell>
          <table:table-cell table:style-name="t14.B5" office:value-type="string">
            <text:p text:style-name="P10">$14-73</text:p>
          </table:table-cell>
          <table:table-cell table:style-name="t14.B5" office:value-type="string">
            <text:p text:style-name="P10">$14-83</text:p>
          </table:table-cell>
          <table:table-cell table:style-name="t14.B5" office:value-type="string">
            <text:p text:style-name="P10">$14-03</text:p>
          </table:table-cell>
          <table:table-cell table:style-name="t14.B5" office:value-type="string">
            <text:p text:style-name="P10">$14-13</text:p>
          </table:table-cell>
          <table:table-cell table:style-name="t14.B5" office:value-type="string">
            <text:p text:style-name="P10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10">$14-<text:span text:style-name="T5">9</text:span>4</text:p>
          </table:table-cell>
          <table:table-cell table:style-name="t14.B9" office:value-type="string">
            <text:p text:style-name="P10">$14-<text:span text:style-name="T5">3</text:span>4</text:p>
          </table:table-cell>
          <table:table-cell table:style-name="t14.B9" office:value-type="string">
            <text:p text:style-name="P10">—</text:p>
          </table:table-cell>
          <table:table-cell table:style-name="t14.B9" office:value-type="string">
            <text:p text:style-name="P10">$14-64</text:p>
          </table:table-cell>
          <table:table-cell table:style-name="t14.B9" office:value-type="string">
            <text:p text:style-name="P10">$14-74</text:p>
          </table:table-cell>
          <table:table-cell table:style-name="t14.B9" office:value-type="string">
            <text:p text:style-name="P10">$14-84</text:p>
          </table:table-cell>
          <table:table-cell table:style-name="t14.B9" office:value-type="string">
            <text:p text:style-name="P10">$14-04</text:p>
          </table:table-cell>
          <table:table-cell table:style-name="t14.B9" office:value-type="string">
            <text:p text:style-name="P10">$14-14</text:p>
          </table:table-cell>
          <table:table-cell table:style-name="t14.B9" office:value-type="string">
            <text:p text:style-name="P1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6"><text:span text:style-name="T12">БДП</text:span><text:span text:style-name="T4">Б</text:span><text:span text:style-name="T12">-02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15.B2" table:number-rows-spanned="3" office:value-type="string">
            <text:p text:style-name="P11">Номер источ-ника</text:p>
          </table:table-cell>
          <table:table-cell table:style-name="t15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5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5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19">Фон</text:p>
          </table:table-cell>
          <table:table-cell table:style-name="t1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18"><text:span text:style-name="T60">φ</text:span><text:span text:style-name="T34">1</text:span></text:p>
          </table:table-cell>
          <table:table-cell table:style-name="t15.D4" office:value-type="string">
            <text:p text:style-name="P19"><text:span text:style-name="T58">φ</text:span><text:span text:style-name="T34">2</text:span></text:p>
          </table:table-cell>
          <table:table-cell table:style-name="t15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10">$15-<text:span text:style-name="T5">9</text:span>0</text:p>
          </table:table-cell>
          <table:table-cell table:style-name="t15.B5" office:value-type="string">
            <text:p text:style-name="P10">$15-30</text:p>
          </table:table-cell>
          <table:table-cell table:style-name="t15.B5" office:value-type="string">
            <text:p text:style-name="P10">$<text:span text:style-name="T5">b2_bg</text:span></text:p>
          </table:table-cell>
          <table:table-cell table:style-name="t15.B5" office:value-type="string">
            <text:p text:style-name="P10">$15-60</text:p>
          </table:table-cell>
          <table:table-cell table:style-name="t15.B5" office:value-type="string">
            <text:p text:style-name="P10">$15-70</text:p>
          </table:table-cell>
          <table:table-cell table:style-name="t15.B5" office:value-type="string">
            <text:p text:style-name="P10">$15-80</text:p>
          </table:table-cell>
          <table:table-cell table:style-name="t15.B5" office:value-type="string">
            <text:p text:style-name="P10">$15-00</text:p>
          </table:table-cell>
          <table:table-cell table:style-name="t15.B5" office:value-type="string">
            <text:p text:style-name="P10">$15-10</text:p>
          </table:table-cell>
          <table:table-cell table:style-name="t15.B5" office:value-type="string">
            <text:p text:style-name="P10">$15-20</text:p>
          </table:table-cell>
          <table:table-cell table:style-name="t15.J5" table:number-rows-spanned="5" office:value-type="string">
            <text:p text:style-name="P11">±<text:span text:style-name="T5">20</text:span></text:p>
          </table:table-cell>
        </table:table-row>
        <table:table-row table:style-name="t15.5">
          <table:table-cell table:style-name="t15.A5" office:value-type="string">
            <text:p text:style-name="P7">$15-91</text:p>
          </table:table-cell>
          <table:table-cell table:style-name="t15.B5" office:value-type="string">
            <text:p text:style-name="P10">$15-31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1</text:p>
          </table:table-cell>
          <table:table-cell table:style-name="t15.B5" office:value-type="string">
            <text:p text:style-name="P10">$15-71</text:p>
          </table:table-cell>
          <table:table-cell table:style-name="t15.B5" office:value-type="string">
            <text:p text:style-name="P10">$15-81</text:p>
          </table:table-cell>
          <table:table-cell table:style-name="t15.B5" office:value-type="string">
            <text:p text:style-name="P10">$15-01</text:p>
          </table:table-cell>
          <table:table-cell table:style-name="t15.B5" office:value-type="string">
            <text:p text:style-name="P10">$15-11</text:p>
          </table:table-cell>
          <table:table-cell table:style-name="t15.B5" office:value-type="string">
            <text:p text:style-name="P10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2</text:p>
          </table:table-cell>
          <table:table-cell table:style-name="t15.B5" office:value-type="string">
            <text:p text:style-name="P10">$15-32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2</text:p>
          </table:table-cell>
          <table:table-cell table:style-name="t15.B5" office:value-type="string">
            <text:p text:style-name="P10">$15-72</text:p>
          </table:table-cell>
          <table:table-cell table:style-name="t15.B5" office:value-type="string">
            <text:p text:style-name="P10">$15-82</text:p>
          </table:table-cell>
          <table:table-cell table:style-name="t15.B5" office:value-type="string">
            <text:p text:style-name="P10">$15-02</text:p>
          </table:table-cell>
          <table:table-cell table:style-name="t15.B5" office:value-type="string">
            <text:p text:style-name="P10">$15-12</text:p>
          </table:table-cell>
          <table:table-cell table:style-name="t15.B5" office:value-type="string">
            <text:p text:style-name="P10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3</text:p>
          </table:table-cell>
          <table:table-cell table:style-name="t15.B5" office:value-type="string">
            <text:p text:style-name="P10">$15-33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3</text:p>
          </table:table-cell>
          <table:table-cell table:style-name="t15.B5" office:value-type="string">
            <text:p text:style-name="P10">$15-73</text:p>
          </table:table-cell>
          <table:table-cell table:style-name="t15.B5" office:value-type="string">
            <text:p text:style-name="P10">$15-83</text:p>
          </table:table-cell>
          <table:table-cell table:style-name="t15.B5" office:value-type="string">
            <text:p text:style-name="P10">$15-03</text:p>
          </table:table-cell>
          <table:table-cell table:style-name="t15.B5" office:value-type="string">
            <text:p text:style-name="P10">$15-13</text:p>
          </table:table-cell>
          <table:table-cell table:style-name="t15.B5" office:value-type="string">
            <text:p text:style-name="P10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7">$15-94</text:p>
          </table:table-cell>
          <table:table-cell table:style-name="t15.B9" office:value-type="string">
            <text:p text:style-name="P10">$15-34</text:p>
          </table:table-cell>
          <table:table-cell table:style-name="t15.B9" office:value-type="string">
            <text:p text:style-name="P10">—</text:p>
          </table:table-cell>
          <table:table-cell table:style-name="t15.B9" office:value-type="string">
            <text:p text:style-name="P10">$15-64</text:p>
          </table:table-cell>
          <table:table-cell table:style-name="t15.B9" office:value-type="string">
            <text:p text:style-name="P10">$15-74</text:p>
          </table:table-cell>
          <table:table-cell table:style-name="t15.B9" office:value-type="string">
            <text:p text:style-name="P10">$15-84</text:p>
          </table:table-cell>
          <table:table-cell table:style-name="t15.B9" office:value-type="string">
            <text:p text:style-name="P10">$15-04</text:p>
          </table:table-cell>
          <table:table-cell table:style-name="t15.B9" office:value-type="string">
            <text:p text:style-name="P10">$15-14</text:p>
          </table:table-cell>
          <table:table-cell table:style-name="t15.B9" office:value-type="string">
            <text:p text:style-name="P1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able:table-row table:style-name="t26.1">
          <table:table-cell table:style-name="t26.A1" table:number-columns-spanned="10" office:value-type="string">
            <text:p text:style-name="P6"><text:span text:style-name="T12">БДП</text:span><text:span text:style-name="T4">Б</text:span><text:span text:style-name="T12">-03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6.B2" table:number-rows-spanned="3" office:value-type="string">
            <text:p text:style-name="P11">Номер источ-ника</text:p>
          </table:table-cell>
          <table:table-cell table:style-name="t26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6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6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19">Фон</text:p>
          </table:table-cell>
          <table:table-cell table:style-name="t26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18"><text:span text:style-name="T60">φ</text:span><text:span text:style-name="T34">1</text:span></text:p>
          </table:table-cell>
          <table:table-cell table:style-name="t26.D4" office:value-type="string">
            <text:p text:style-name="P19"><text:span text:style-name="T58">φ</text:span><text:span text:style-name="T34">2</text:span></text:p>
          </table:table-cell>
          <table:table-cell table:style-name="t26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10">$26-<text:span text:style-name="T5">9</text:span>0</text:p>
          </table:table-cell>
          <table:table-cell table:style-name="t26.B5" office:value-type="string">
            <text:p text:style-name="P9">06<text:span text:style-name="T5">63</text:span></text:p>
          </table:table-cell>
          <table:table-cell table:style-name="t26.B5" office:value-type="string">
            <text:p text:style-name="P10">$<text:span text:style-name="T5">b2_bg</text:span></text:p>
          </table:table-cell>
          <table:table-cell table:style-name="t26.B5" office:value-type="string">
            <text:p text:style-name="P10">$26-60</text:p>
          </table:table-cell>
          <table:table-cell table:style-name="t26.B5" office:value-type="string">
            <text:p text:style-name="P10">$26-70</text:p>
          </table:table-cell>
          <table:table-cell table:style-name="t26.B5" office:value-type="string">
            <text:p text:style-name="P10">$26-80</text:p>
          </table:table-cell>
          <table:table-cell table:style-name="t26.B5" office:value-type="string">
            <text:p text:style-name="P10">$26-00</text:p>
          </table:table-cell>
          <table:table-cell table:style-name="t26.B5" office:value-type="string">
            <text:p text:style-name="P10">$26-10</text:p>
          </table:table-cell>
          <table:table-cell table:style-name="t26.B5" office:value-type="string">
            <text:p text:style-name="P10">$26-20</text:p>
          </table:table-cell>
          <table:table-cell table:style-name="t26.J5" table:number-rows-spanned="5" office:value-type="string">
            <text:p text:style-name="P11">±<text:span text:style-name="T5">20</text:span></text:p>
          </table:table-cell>
        </table:table-row>
        <table:table-row table:style-name="t26.5">
          <table:table-cell table:style-name="t26.A5" office:value-type="string">
            <text:p text:style-name="P7">$26-91</text:p>
          </table:table-cell>
          <table:table-cell table:style-name="t26.B5" office:value-type="string">
            <text:p text:style-name="P9">06<text:span text:style-name="T5">64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1</text:p>
          </table:table-cell>
          <table:table-cell table:style-name="t26.B5" office:value-type="string">
            <text:p text:style-name="P10">$26-71</text:p>
          </table:table-cell>
          <table:table-cell table:style-name="t26.B5" office:value-type="string">
            <text:p text:style-name="P10">$26-81</text:p>
          </table:table-cell>
          <table:table-cell table:style-name="t26.B5" office:value-type="string">
            <text:p text:style-name="P10">$26-01</text:p>
          </table:table-cell>
          <table:table-cell table:style-name="t26.B5" office:value-type="string">
            <text:p text:style-name="P10">$26-11</text:p>
          </table:table-cell>
          <table:table-cell table:style-name="t26.B5" office:value-type="string">
            <text:p text:style-name="P10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2</text:p>
          </table:table-cell>
          <table:table-cell table:style-name="t26.B5" office:value-type="string">
            <text:p text:style-name="P9">06<text:span text:style-name="T5">65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2</text:p>
          </table:table-cell>
          <table:table-cell table:style-name="t26.B5" office:value-type="string">
            <text:p text:style-name="P10">$26-72</text:p>
          </table:table-cell>
          <table:table-cell table:style-name="t26.B5" office:value-type="string">
            <text:p text:style-name="P10">$26-82</text:p>
          </table:table-cell>
          <table:table-cell table:style-name="t26.B5" office:value-type="string">
            <text:p text:style-name="P10">$26-02</text:p>
          </table:table-cell>
          <table:table-cell table:style-name="t26.B5" office:value-type="string">
            <text:p text:style-name="P10">$26-12</text:p>
          </table:table-cell>
          <table:table-cell table:style-name="t26.B5" office:value-type="string">
            <text:p text:style-name="P10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3</text:p>
          </table:table-cell>
          <table:table-cell table:style-name="t26.B5" office:value-type="string">
            <text:p text:style-name="P9">06<text:span text:style-name="T5">66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3</text:p>
          </table:table-cell>
          <table:table-cell table:style-name="t26.B5" office:value-type="string">
            <text:p text:style-name="P10">$26-73</text:p>
          </table:table-cell>
          <table:table-cell table:style-name="t26.B5" office:value-type="string">
            <text:p text:style-name="P10">$26-83</text:p>
          </table:table-cell>
          <table:table-cell table:style-name="t26.B5" office:value-type="string">
            <text:p text:style-name="P10">$26-03</text:p>
          </table:table-cell>
          <table:table-cell table:style-name="t26.B5" office:value-type="string">
            <text:p text:style-name="P10">$26-13</text:p>
          </table:table-cell>
          <table:table-cell table:style-name="t26.B5" office:value-type="string">
            <text:p text:style-name="P10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7">$26-94</text:p>
          </table:table-cell>
          <table:table-cell table:style-name="t26.B9" office:value-type="string">
            <text:p text:style-name="P9">06<text:span text:style-name="T5">67</text:span></text:p>
          </table:table-cell>
          <table:table-cell table:style-name="t26.B9" office:value-type="string">
            <text:p text:style-name="P10">—</text:p>
          </table:table-cell>
          <table:table-cell table:style-name="t26.B9" office:value-type="string">
            <text:p text:style-name="P10">$26-64</text:p>
          </table:table-cell>
          <table:table-cell table:style-name="t26.B9" office:value-type="string">
            <text:p text:style-name="P10">$26-74</text:p>
          </table:table-cell>
          <table:table-cell table:style-name="t26.B9" office:value-type="string">
            <text:p text:style-name="P10">$26-84</text:p>
          </table:table-cell>
          <table:table-cell table:style-name="t26.B9" office:value-type="string">
            <text:p text:style-name="P10">$26-04</text:p>
          </table:table-cell>
          <table:table-cell table:style-name="t26.B9" office:value-type="string">
            <text:p text:style-name="P10">$26-14</text:p>
          </table:table-cell>
          <table:table-cell table:style-name="t26.B9" office:value-type="string">
            <text:p text:style-name="P1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ext:soft-page-break/>
        <table:table-row table:style-name="t19.1">
          <table:table-cell table:style-name="t19.A1" table:number-columns-spanned="11" office:value-type="string">
            <text:p text:style-name="P6"><text:span text:style-name="T12">БДКР-0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8">Мощность <text:span text:style-name="T43">направлен-ного</text:span> эквивалент<text:span text:style-name="T43">а</text:span> в <text:span text:style-name="T43">контроль-ной</text:span> точке, <text:span text:style-name="T31">Ḣ</text:span><text:span text:style-name="T36">oi</text:span></text:p>
          </table:table-cell>
          <table:table-cell table:style-name="t19.B2" table:number-rows-spanned="3" office:value-type="string">
            <text:p text:style-name="P26">Номер источ-ника</text:p>
          </table:table-cell>
          <table:table-cell table:style-name="t1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9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9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4">Фон, нЗв/ч</text:p>
          </table:table-cell>
          <table:table-cell table:style-name="t1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3"><text:span text:style-name="T31">H</text:span><text:span text:style-name="T34">1</text:span></text:p>
          </table:table-cell>
          <table:table-cell table:style-name="t19.D3" office:value-type="string">
            <text:p text:style-name="P34"><text:span text:style-name="T6">H</text:span><text:span text:style-name="T34">2</text:span></text:p>
          </table:table-cell>
          <table:table-cell table:style-name="t19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26"><text:span text:style-name="T5">0,07</text:span> мкЗв/ч</text:p>
          </table:table-cell>
          <table:table-cell table:style-name="t19.B5" office:value-type="string">
            <text:p text:style-name="P27">$19-30</text:p>
          </table:table-cell>
          <table:table-cell table:style-name="t19.B5" office:value-type="string">
            <text:p text:style-name="P27">$19-40</text:p>
          </table:table-cell>
          <table:table-cell table:style-name="t19.B5" office:value-type="string">
            <text:p text:style-name="P27">$19-50</text:p>
          </table:table-cell>
          <table:table-cell table:style-name="t19.B5" office:value-type="string">
            <text:p text:style-name="P27">$19-60</text:p>
          </table:table-cell>
          <table:table-cell table:style-name="t19.B5" office:value-type="string">
            <text:p text:style-name="P27">$19-70</text:p>
          </table:table-cell>
          <table:table-cell table:style-name="t19.B5" office:value-type="string">
            <text:p text:style-name="P27">$19-80</text:p>
          </table:table-cell>
          <table:table-cell table:style-name="t19.B5" office:value-type="string">
            <text:p text:style-name="P27">$19-00</text:p>
          </table:table-cell>
          <table:table-cell table:style-name="t19.B5" office:value-type="string">
            <text:p text:style-name="P27">$19-10</text:p>
          </table:table-cell>
          <table:table-cell table:style-name="t19.B5" office:value-type="string">
            <text:p text:style-name="P27">$19-20</text:p>
          </table:table-cell>
          <table:table-cell table:style-name="t19.K5" table:number-rows-spanned="4" office:value-type="string">
            <text:p text:style-name="P26">±<text:span text:style-name="T5">20</text:span></text:p>
          </table:table-cell>
        </table:table-row>
        <table:table-row table:style-name="t19.5">
          <table:table-cell table:style-name="t19.A5" office:value-type="string">
            <text:p text:style-name="P26">0,7 мкЗв/ч</text:p>
          </table:table-cell>
          <table:table-cell table:style-name="t19.B5" office:value-type="string">
            <text:p text:style-name="P27">$19-31</text:p>
          </table:table-cell>
          <table:table-cell table:style-name="t19.B5" office:value-type="string">
            <text:p text:style-name="P27">$19-41</text:p>
          </table:table-cell>
          <table:table-cell table:style-name="t19.B5" office:value-type="string">
            <text:p text:style-name="P27">$19-51</text:p>
          </table:table-cell>
          <table:table-cell table:style-name="t19.B5" office:value-type="string">
            <text:p text:style-name="P27">$19-61</text:p>
          </table:table-cell>
          <table:table-cell table:style-name="t19.B5" office:value-type="string">
            <text:p text:style-name="P27">$19-71</text:p>
          </table:table-cell>
          <table:table-cell table:style-name="t19.B5" office:value-type="string">
            <text:p text:style-name="P27">$19-81</text:p>
          </table:table-cell>
          <table:table-cell table:style-name="t19.B5" office:value-type="string">
            <text:p text:style-name="P27">$19-01</text:p>
          </table:table-cell>
          <table:table-cell table:style-name="t19.B5" office:value-type="string">
            <text:p text:style-name="P27">$19-11</text:p>
          </table:table-cell>
          <table:table-cell table:style-name="t19.B5" office:value-type="string">
            <text:p text:style-name="P27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26">7 мкЗв/ч</text:p>
          </table:table-cell>
          <table:table-cell table:style-name="t19.B5" office:value-type="string">
            <text:p text:style-name="P27">$19-32</text:p>
          </table:table-cell>
          <table:table-cell table:style-name="t19.B5" office:value-type="string">
            <text:p text:style-name="P27">$19-42</text:p>
          </table:table-cell>
          <table:table-cell table:style-name="t19.B5" office:value-type="string">
            <text:p text:style-name="P27">$19-52</text:p>
          </table:table-cell>
          <table:table-cell table:style-name="t19.B5" office:value-type="string">
            <text:p text:style-name="P27">$19-62</text:p>
          </table:table-cell>
          <table:table-cell table:style-name="t19.B5" office:value-type="string">
            <text:p text:style-name="P27">$19-72</text:p>
          </table:table-cell>
          <table:table-cell table:style-name="t19.B5" office:value-type="string">
            <text:p text:style-name="P27">$19-82</text:p>
          </table:table-cell>
          <table:table-cell table:style-name="t19.B5" office:value-type="string">
            <text:p text:style-name="P27">$19-02</text:p>
          </table:table-cell>
          <table:table-cell table:style-name="t19.B5" office:value-type="string">
            <text:p text:style-name="P27">$19-12</text:p>
          </table:table-cell>
          <table:table-cell table:style-name="t19.B5" office:value-type="string">
            <text:p text:style-name="P27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26">70 мкЗв/ч</text:p>
          </table:table-cell>
          <table:table-cell table:style-name="t19.B8" office:value-type="string">
            <text:p text:style-name="P27">$19-33</text:p>
          </table:table-cell>
          <table:table-cell table:style-name="t19.B8" office:value-type="string">
            <text:p text:style-name="P27">$19-43</text:p>
          </table:table-cell>
          <table:table-cell table:style-name="t19.B8" office:value-type="string">
            <text:p text:style-name="P27">$19-53</text:p>
          </table:table-cell>
          <table:table-cell table:style-name="t19.B8" office:value-type="string">
            <text:p text:style-name="P27">$19-63</text:p>
          </table:table-cell>
          <table:table-cell table:style-name="t19.B8" office:value-type="string">
            <text:p text:style-name="P27">$19-73</text:p>
          </table:table-cell>
          <table:table-cell table:style-name="t19.B8" office:value-type="string">
            <text:p text:style-name="P27">$19-83</text:p>
          </table:table-cell>
          <table:table-cell table:style-name="t19.B8" office:value-type="string">
            <text:p text:style-name="P27">$19-03</text:p>
          </table:table-cell>
          <table:table-cell table:style-name="t19.B8" office:value-type="string">
            <text:p text:style-name="P27">$19-13</text:p>
          </table:table-cell>
          <table:table-cell table:style-name="t19.B8" office:value-type="string">
            <text:p text:style-name="P27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6"><text:span text:style-name="T12">БДП</text:span><text:span text:style-name="T4">С</text:span><text:span text:style-name="T12">-02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11">Плотность потока в 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0.B2" table:number-rows-spanned="3" office:value-type="string">
            <text:p text:style-name="P11">Номер источ-ника</text:p>
          </table:table-cell>
          <table:table-cell table:style-name="t20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0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0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19">Фон</text:p>
          </table:table-cell>
          <table:table-cell table:style-name="t20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18"><text:span text:style-name="T60">φ</text:span><text:span text:style-name="T34">1</text:span></text:p>
          </table:table-cell>
          <table:table-cell table:style-name="t20.D4" office:value-type="string">
            <text:p text:style-name="P19"><text:span text:style-name="T58">φ</text:span><text:span text:style-name="T34">2</text:span></text:p>
          </table:table-cell>
          <table:table-cell table:style-name="t20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7">$20-90</text:p>
          </table:table-cell>
          <table:table-cell table:style-name="t20.B5" office:value-type="float" office:value="1179">
            <text:p text:style-name="P8">1179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0</text:p>
          </table:table-cell>
          <table:table-cell table:style-name="t20.C5" office:value-type="string">
            <text:p text:style-name="P10">$20-70</text:p>
          </table:table-cell>
          <table:table-cell table:style-name="t20.C5" office:value-type="string">
            <text:p text:style-name="P10">$20-80</text:p>
          </table:table-cell>
          <table:table-cell table:style-name="t20.C5" office:value-type="string">
            <text:p text:style-name="P10">$20-00</text:p>
          </table:table-cell>
          <table:table-cell table:style-name="t20.C5" office:value-type="string">
            <text:p text:style-name="P10">$20-10</text:p>
          </table:table-cell>
          <table:table-cell table:style-name="t20.C5" office:value-type="string">
            <text:p text:style-name="P10">$20-20</text:p>
          </table:table-cell>
          <table:table-cell table:style-name="t20.J5" table:number-rows-spanned="5" office:value-type="string">
            <text:p text:style-name="P11">±<text:span text:style-name="T5">20</text:span></text:p>
          </table:table-cell>
        </table:table-row>
        <table:table-row table:style-name="t20.5">
          <table:table-cell table:style-name="t20.A5" office:value-type="string">
            <text:p text:style-name="P7">$20-91</text:p>
          </table:table-cell>
          <table:table-cell table:style-name="t20.B5" office:value-type="float" office:value="1180">
            <text:p text:style-name="P8">1180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1</text:p>
          </table:table-cell>
          <table:table-cell table:style-name="t20.C5" office:value-type="string">
            <text:p text:style-name="P10">$20-71</text:p>
          </table:table-cell>
          <table:table-cell table:style-name="t20.C5" office:value-type="string">
            <text:p text:style-name="P10">$20-81</text:p>
          </table:table-cell>
          <table:table-cell table:style-name="t20.C5" office:value-type="string">
            <text:p text:style-name="P10">$20-01</text:p>
          </table:table-cell>
          <table:table-cell table:style-name="t20.C5" office:value-type="string">
            <text:p text:style-name="P10">$20-11</text:p>
          </table:table-cell>
          <table:table-cell table:style-name="t20.C5" office:value-type="string">
            <text:p text:style-name="P10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2</text:p>
          </table:table-cell>
          <table:table-cell table:style-name="t20.B5" office:value-type="float" office:value="1181">
            <text:p text:style-name="P8">1181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2</text:p>
          </table:table-cell>
          <table:table-cell table:style-name="t20.C5" office:value-type="string">
            <text:p text:style-name="P10">$20-72</text:p>
          </table:table-cell>
          <table:table-cell table:style-name="t20.C5" office:value-type="string">
            <text:p text:style-name="P10">$20-82</text:p>
          </table:table-cell>
          <table:table-cell table:style-name="t20.C5" office:value-type="string">
            <text:p text:style-name="P10">$20-02</text:p>
          </table:table-cell>
          <table:table-cell table:style-name="t20.C5" office:value-type="string">
            <text:p text:style-name="P10">$20-12</text:p>
          </table:table-cell>
          <table:table-cell table:style-name="t20.C5" office:value-type="string">
            <text:p text:style-name="P10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3</text:p>
          </table:table-cell>
          <table:table-cell table:style-name="t20.B5" office:value-type="float" office:value="1182">
            <text:p text:style-name="P8">1182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3</text:p>
          </table:table-cell>
          <table:table-cell table:style-name="t20.C5" office:value-type="string">
            <text:p text:style-name="P10">$20-73</text:p>
          </table:table-cell>
          <table:table-cell table:style-name="t20.C5" office:value-type="string">
            <text:p text:style-name="P10">$20-83</text:p>
          </table:table-cell>
          <table:table-cell table:style-name="t20.C5" office:value-type="string">
            <text:p text:style-name="P10">$20-03</text:p>
          </table:table-cell>
          <table:table-cell table:style-name="t20.C5" office:value-type="string">
            <text:p text:style-name="P10">$20-13</text:p>
          </table:table-cell>
          <table:table-cell table:style-name="t20.C5" office:value-type="string">
            <text:p text:style-name="P10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7">$20-94</text:p>
          </table:table-cell>
          <table:table-cell table:style-name="t20.B9" office:value-type="float" office:value="1183">
            <text:p text:style-name="P8">1183</text:p>
          </table:table-cell>
          <table:table-cell table:style-name="t20.C9" office:value-type="string">
            <text:p text:style-name="P10">—</text:p>
          </table:table-cell>
          <table:table-cell table:style-name="t20.C9" office:value-type="string">
            <text:p text:style-name="P10">$20-64</text:p>
          </table:table-cell>
          <table:table-cell table:style-name="t20.C9" office:value-type="string">
            <text:p text:style-name="P10">$20-74</text:p>
          </table:table-cell>
          <table:table-cell table:style-name="t20.C9" office:value-type="string">
            <text:p text:style-name="P10">$20-84</text:p>
          </table:table-cell>
          <table:table-cell table:style-name="t20.C9" office:value-type="string">
            <text:p text:style-name="P10">$20-04</text:p>
          </table:table-cell>
          <table:table-cell table:style-name="t20.C9" office:value-type="string">
            <text:p text:style-name="P10">$20-14</text:p>
          </table:table-cell>
          <table:table-cell table:style-name="t20.C9" office:value-type="string">
            <text:p text:style-name="P1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6"><text:span text:style-name="T12">БДПС-02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11">Плотность потока в 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1.B2" table:number-rows-spanned="3" office:value-type="string">
            <text:p text:style-name="P11">Номер источ-ника</text:p>
          </table:table-cell>
          <table:table-cell table:style-name="t21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1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1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19">Фон</text:p>
          </table:table-cell>
          <table:table-cell table:style-name="t21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18"><text:span text:style-name="T60">φ</text:span><text:span text:style-name="T34">1</text:span></text:p>
          </table:table-cell>
          <table:table-cell table:style-name="t21.D4" office:value-type="string">
            <text:p text:style-name="P19"><text:span text:style-name="T58">φ</text:span><text:span text:style-name="T34">2</text:span></text:p>
          </table:table-cell>
          <table:table-cell table:style-name="t21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10">$21-<text:span text:style-name="T5">9</text:span>0</text:p>
          </table:table-cell>
          <table:table-cell table:style-name="t21.B5" office:value-type="string">
            <text:p text:style-name="P10">$21-30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0</text:p>
          </table:table-cell>
          <table:table-cell table:style-name="t21.B5" office:value-type="string">
            <text:p text:style-name="P10">$21-70</text:p>
          </table:table-cell>
          <table:table-cell table:style-name="t21.B5" office:value-type="string">
            <text:p text:style-name="P10">$21-80</text:p>
          </table:table-cell>
          <table:table-cell table:style-name="t21.B5" office:value-type="string">
            <text:p text:style-name="P10">$21-00</text:p>
          </table:table-cell>
          <table:table-cell table:style-name="t21.B5" office:value-type="string">
            <text:p text:style-name="P10">$21-10</text:p>
          </table:table-cell>
          <table:table-cell table:style-name="t21.B5" office:value-type="string">
            <text:p text:style-name="P10">$21-20</text:p>
          </table:table-cell>
          <table:table-cell table:style-name="t21.J5" table:number-rows-spanned="5" office:value-type="string">
            <text:p text:style-name="P11">±<text:span text:style-name="T5">20</text:span></text:p>
          </table:table-cell>
        </table:table-row>
        <table:table-row table:style-name="t21.5">
          <table:table-cell table:style-name="t21.A5" office:value-type="string">
            <text:p text:style-name="P7">$21-91</text:p>
          </table:table-cell>
          <table:table-cell table:style-name="t21.B5" office:value-type="string">
            <text:p text:style-name="P10">$21-31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1</text:p>
          </table:table-cell>
          <table:table-cell table:style-name="t21.B5" office:value-type="string">
            <text:p text:style-name="P10">$21-71</text:p>
          </table:table-cell>
          <table:table-cell table:style-name="t21.B5" office:value-type="string">
            <text:p text:style-name="P10">$21-81</text:p>
          </table:table-cell>
          <table:table-cell table:style-name="t21.B5" office:value-type="string">
            <text:p text:style-name="P10">$21-01</text:p>
          </table:table-cell>
          <table:table-cell table:style-name="t21.B5" office:value-type="string">
            <text:p text:style-name="P10">$21-11</text:p>
          </table:table-cell>
          <table:table-cell table:style-name="t21.B5" office:value-type="string">
            <text:p text:style-name="P10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2</text:p>
          </table:table-cell>
          <table:table-cell table:style-name="t21.B5" office:value-type="string">
            <text:p text:style-name="P10">$21-32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2</text:p>
          </table:table-cell>
          <table:table-cell table:style-name="t21.B5" office:value-type="string">
            <text:p text:style-name="P10">$21-72</text:p>
          </table:table-cell>
          <table:table-cell table:style-name="t21.B5" office:value-type="string">
            <text:p text:style-name="P10">$21-82</text:p>
          </table:table-cell>
          <table:table-cell table:style-name="t21.B5" office:value-type="string">
            <text:p text:style-name="P10">$21-02</text:p>
          </table:table-cell>
          <table:table-cell table:style-name="t21.B5" office:value-type="string">
            <text:p text:style-name="P10">$21-12</text:p>
          </table:table-cell>
          <table:table-cell table:style-name="t21.B5" office:value-type="string">
            <text:p text:style-name="P10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3</text:p>
          </table:table-cell>
          <table:table-cell table:style-name="t21.B5" office:value-type="string">
            <text:p text:style-name="P10">$21-33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3</text:p>
          </table:table-cell>
          <table:table-cell table:style-name="t21.B5" office:value-type="string">
            <text:p text:style-name="P10">$21-73</text:p>
          </table:table-cell>
          <table:table-cell table:style-name="t21.B5" office:value-type="string">
            <text:p text:style-name="P10">$21-83</text:p>
          </table:table-cell>
          <table:table-cell table:style-name="t21.B5" office:value-type="string">
            <text:p text:style-name="P10">$21-03</text:p>
          </table:table-cell>
          <table:table-cell table:style-name="t21.B5" office:value-type="string">
            <text:p text:style-name="P10">$21-13</text:p>
          </table:table-cell>
          <table:table-cell table:style-name="t21.B5" office:value-type="string">
            <text:p text:style-name="P10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7">$21-94</text:p>
          </table:table-cell>
          <table:table-cell table:style-name="t21.B9" office:value-type="string">
            <text:p text:style-name="P10">$21-34</text:p>
          </table:table-cell>
          <table:table-cell table:style-name="t21.B9" office:value-type="string">
            <text:p text:style-name="P10">—</text:p>
          </table:table-cell>
          <table:table-cell table:style-name="t21.B9" office:value-type="string">
            <text:p text:style-name="P10">$21-64</text:p>
          </table:table-cell>
          <table:table-cell table:style-name="t21.B9" office:value-type="string">
            <text:p text:style-name="P10">$21-74</text:p>
          </table:table-cell>
          <table:table-cell table:style-name="t21.B9" office:value-type="string">
            <text:p text:style-name="P10">$21-84</text:p>
          </table:table-cell>
          <table:table-cell table:style-name="t21.B9" office:value-type="string">
            <text:p text:style-name="P10">$21-04</text:p>
          </table:table-cell>
          <table:table-cell table:style-name="t21.B9" office:value-type="string">
            <text:p text:style-name="P10">$21-14</text:p>
          </table:table-cell>
          <table:table-cell table:style-name="t21.B9" office:value-type="string">
            <text:p text:style-name="P1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ext:soft-page-break/>
        <table:table-row table:style-name="t22.1">
          <table:table-cell table:style-name="t22.A1" table:number-columns-spanned="11" office:value-type="string">
            <text:p text:style-name="P6"><text:span text:style-name="T12">БДП</text:span><text:span text:style-name="T4">С</text:span><text:span text:style-name="T12">-02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2.B2" table:number-rows-spanned="3" office:value-type="string">
            <text:p text:style-name="P26">Номер источ-ника</text:p>
          </table:table-cell>
          <table:table-cell table:style-name="t2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2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2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34">Фон, нЗв/ч</text:p>
          </table:table-cell>
          <table:table-cell table:style-name="t2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33"><text:span text:style-name="T31">H</text:span><text:span text:style-name="T34">1</text:span></text:p>
          </table:table-cell>
          <table:table-cell table:style-name="t22.D3" office:value-type="string">
            <text:p text:style-name="P34"><text:span text:style-name="T6">H</text:span><text:span text:style-name="T34">2</text:span></text:p>
          </table:table-cell>
          <table:table-cell table:style-name="t22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26">0,7 мкЗв/ч</text:p>
          </table:table-cell>
          <table:table-cell table:style-name="t22.B5" office:value-type="string">
            <text:p text:style-name="P27">$22-30</text:p>
          </table:table-cell>
          <table:table-cell table:style-name="t22.B5" office:value-type="string">
            <text:p text:style-name="P27">$22-40</text:p>
          </table:table-cell>
          <table:table-cell table:style-name="t22.B5" office:value-type="string">
            <text:p text:style-name="P27">$22-50</text:p>
          </table:table-cell>
          <table:table-cell table:style-name="t22.B5" office:value-type="string">
            <text:p text:style-name="P27">$22-60</text:p>
          </table:table-cell>
          <table:table-cell table:style-name="t22.B5" office:value-type="string">
            <text:p text:style-name="P27">$22-70</text:p>
          </table:table-cell>
          <table:table-cell table:style-name="t22.B5" office:value-type="string">
            <text:p text:style-name="P27">$22-80</text:p>
          </table:table-cell>
          <table:table-cell table:style-name="t22.B5" office:value-type="string">
            <text:p text:style-name="P27">$22-00</text:p>
          </table:table-cell>
          <table:table-cell table:style-name="t22.B5" office:value-type="string">
            <text:p text:style-name="P27">$22-10</text:p>
          </table:table-cell>
          <table:table-cell table:style-name="t22.B5" office:value-type="string">
            <text:p text:style-name="P27">$22-20</text:p>
          </table:table-cell>
          <table:table-cell table:style-name="t22.K5" table:number-rows-spanned="6" office:value-type="string">
            <text:p text:style-name="P26">±<text:span text:style-name="T43">20</text:span></text:p>
          </table:table-cell>
        </table:table-row>
        <table:table-row table:style-name="t22.5">
          <table:table-cell table:style-name="t22.A5" office:value-type="string">
            <text:p text:style-name="P26">7 мкЗв/ч</text:p>
          </table:table-cell>
          <table:table-cell table:style-name="t22.B5" office:value-type="string">
            <text:p text:style-name="P27">$22-31</text:p>
          </table:table-cell>
          <table:table-cell table:style-name="t22.B5" office:value-type="string">
            <text:p text:style-name="P27">$22-41</text:p>
          </table:table-cell>
          <table:table-cell table:style-name="t22.B5" office:value-type="string">
            <text:p text:style-name="P27">$22-51</text:p>
          </table:table-cell>
          <table:table-cell table:style-name="t22.B5" office:value-type="string">
            <text:p text:style-name="P27">$22-61</text:p>
          </table:table-cell>
          <table:table-cell table:style-name="t22.B5" office:value-type="string">
            <text:p text:style-name="P27">$22-71</text:p>
          </table:table-cell>
          <table:table-cell table:style-name="t22.B5" office:value-type="string">
            <text:p text:style-name="P27">$22-81</text:p>
          </table:table-cell>
          <table:table-cell table:style-name="t22.B5" office:value-type="string">
            <text:p text:style-name="P27">$22-01</text:p>
          </table:table-cell>
          <table:table-cell table:style-name="t22.B5" office:value-type="string">
            <text:p text:style-name="P27">$22-11</text:p>
          </table:table-cell>
          <table:table-cell table:style-name="t22.B5" office:value-type="string">
            <text:p text:style-name="P27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0 мкЗв/ч</text:p>
          </table:table-cell>
          <table:table-cell table:style-name="t22.B5" office:value-type="string">
            <text:p text:style-name="P27">$22-32</text:p>
          </table:table-cell>
          <table:table-cell table:style-name="t22.B5" office:value-type="string">
            <text:p text:style-name="P27">$22-42</text:p>
          </table:table-cell>
          <table:table-cell table:style-name="t22.B5" office:value-type="string">
            <text:p text:style-name="P27">$22-52</text:p>
          </table:table-cell>
          <table:table-cell table:style-name="t22.B5" office:value-type="string">
            <text:p text:style-name="P27">$22-62</text:p>
          </table:table-cell>
          <table:table-cell table:style-name="t22.B5" office:value-type="string">
            <text:p text:style-name="P27">$22-72</text:p>
          </table:table-cell>
          <table:table-cell table:style-name="t22.B5" office:value-type="string">
            <text:p text:style-name="P27">$22-82</text:p>
          </table:table-cell>
          <table:table-cell table:style-name="t22.B5" office:value-type="string">
            <text:p text:style-name="P27">$22-02</text:p>
          </table:table-cell>
          <table:table-cell table:style-name="t22.B5" office:value-type="string">
            <text:p text:style-name="P27">$22-12</text:p>
          </table:table-cell>
          <table:table-cell table:style-name="t22.B5" office:value-type="string">
            <text:p text:style-name="P27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0.7 мЗв/ч</text:p>
          </table:table-cell>
          <table:table-cell table:style-name="t22.B5" office:value-type="string">
            <text:p text:style-name="P27">$22-33</text:p>
          </table:table-cell>
          <table:table-cell table:style-name="t22.B5" office:value-type="string">
            <text:p text:style-name="P27">$22-43</text:p>
          </table:table-cell>
          <table:table-cell table:style-name="t22.B5" office:value-type="string">
            <text:p text:style-name="P27">$22-53</text:p>
          </table:table-cell>
          <table:table-cell table:style-name="t22.B5" office:value-type="string">
            <text:p text:style-name="P27">$22-63</text:p>
          </table:table-cell>
          <table:table-cell table:style-name="t22.B5" office:value-type="string">
            <text:p text:style-name="P27">$22-73</text:p>
          </table:table-cell>
          <table:table-cell table:style-name="t22.B5" office:value-type="string">
            <text:p text:style-name="P27">$22-83</text:p>
          </table:table-cell>
          <table:table-cell table:style-name="t22.B5" office:value-type="string">
            <text:p text:style-name="P27">$22-03</text:p>
          </table:table-cell>
          <table:table-cell table:style-name="t22.B5" office:value-type="string">
            <text:p text:style-name="P27">$22-13</text:p>
          </table:table-cell>
          <table:table-cell table:style-name="t22.B5" office:value-type="string">
            <text:p text:style-name="P27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,0 мЗв/ч</text:p>
          </table:table-cell>
          <table:table-cell table:style-name="t22.B5" office:value-type="string">
            <text:p text:style-name="P27">$22-34</text:p>
          </table:table-cell>
          <table:table-cell table:style-name="t22.B5" office:value-type="string">
            <text:p text:style-name="P27">$22-44</text:p>
          </table:table-cell>
          <table:table-cell table:style-name="t22.B5" office:value-type="string">
            <text:p text:style-name="P27">$22-54</text:p>
          </table:table-cell>
          <table:table-cell table:style-name="t22.B5" office:value-type="string">
            <text:p text:style-name="P27">$22-64</text:p>
          </table:table-cell>
          <table:table-cell table:style-name="t22.B5" office:value-type="string">
            <text:p text:style-name="P27">$22-74</text:p>
          </table:table-cell>
          <table:table-cell table:style-name="t22.B5" office:value-type="string">
            <text:p text:style-name="P27">$22-84</text:p>
          </table:table-cell>
          <table:table-cell table:style-name="t22.B5" office:value-type="string">
            <text:p text:style-name="P27">$22-04</text:p>
          </table:table-cell>
          <table:table-cell table:style-name="t22.B5" office:value-type="string">
            <text:p text:style-name="P27">$22-14</text:p>
          </table:table-cell>
          <table:table-cell table:style-name="t22.B5" office:value-type="string">
            <text:p text:style-name="P27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26">20 мЗв/ч</text:p>
          </table:table-cell>
          <table:table-cell table:style-name="t22.B10" office:value-type="string">
            <text:p text:style-name="P27">$22-35</text:p>
          </table:table-cell>
          <table:table-cell table:style-name="t22.B10" office:value-type="string">
            <text:p text:style-name="P27">$22-45</text:p>
          </table:table-cell>
          <table:table-cell table:style-name="t22.B10" office:value-type="string">
            <text:p text:style-name="P27">$22-55</text:p>
          </table:table-cell>
          <table:table-cell table:style-name="t22.B10" office:value-type="string">
            <text:p text:style-name="P27">$22-65</text:p>
          </table:table-cell>
          <table:table-cell table:style-name="t22.B10" office:value-type="string">
            <text:p text:style-name="P27">$22-75</text:p>
          </table:table-cell>
          <table:table-cell table:style-name="t22.B10" office:value-type="string">
            <text:p text:style-name="P27">$22-85</text:p>
          </table:table-cell>
          <table:table-cell table:style-name="t22.B10" office:value-type="string">
            <text:p text:style-name="P27">$22-05</text:p>
          </table:table-cell>
          <table:table-cell table:style-name="t22.B10" office:value-type="string">
            <text:p text:style-name="P27">$22-15</text:p>
          </table:table-cell>
          <table:table-cell table:style-name="t22.B10" office:value-type="string">
            <text:p text:style-name="P27">$22-25</text:p>
          </table:table-cell>
          <table:covered-table-cell/>
        </table:table-row>
      </table:table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Проверку произвел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A2" office:value-type="string">
            <text:p text:style-name="P69"/>
          </table:table-cell>
          <table:table-cell table:style-name="Таблица1.C2" office:value-type="string">
            <text:p text:style-name="P23">(<text:span text:style-name="T90">подпись</text:span>)</text:p>
          </table:table-cell>
        </table:table-row>
        <table:table-row>
          <table:table-cell table:style-name="Таблица1.A1" office:value-type="string">
            <text:p text:style-name="P20">Технический контроль: 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B4" office:value-type="string">
            <text:p text:style-name="P69"/>
          </table:table-cell>
          <table:table-cell table:style-name="Таблица1.C2" office:value-type="string">
            <text:p text:style-name="P23">(<text:span text:style-name="T90">подпись</text:span>)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228in" fo:margin-bottom="0.16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9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89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‑радиометр МКС‑АТ1117М<text:tab/>№ </text:span><text:span text:style-name="MT2">$serial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291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09:34:46.42</dc:date>
    <meta:print-date>2019-04-03T15:18:00</meta:print-date>
    <meta:editing-cycles>124</meta:editing-cycles>
    <meta:editing-duration>P1DT8H20M42S</meta:editing-duration>
    <meta:generator>OpenOffice/4.1.6$Win32 OpenOffice.org_project/416m1$Build-9790</meta:generator>
    <meta:document-statistic meta:table-count="91" meta:image-count="1" meta:object-count="0" meta:page-count="11" meta:paragraph-count="1987" meta:word-count="3271" meta:character-count="20241"/>
  </office:meta>
</office:document-meta>
</file>